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style:font-name="Times New Roman3" officeooo:rsid="07de4fb9" officeooo:paragraph-rsid="07de4fb9"/>
    </style:style>
    <style:style style:name="P38" style:family="paragraph" style:parent-style-name="Text_20_body">
      <style:text-properties style:font-name="Times New Roman3" officeooo:rsid="07f4d937" officeooo:paragraph-rsid="07de4fb9"/>
    </style:style>
    <style:style style:name="P39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0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1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5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6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7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48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1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2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4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6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7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58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59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1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2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3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4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5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66" style:family="paragraph" style:parent-style-name="Text_20_body">
      <style:text-properties officeooo:paragraph-rsid="08c8a14e"/>
    </style:style>
    <style:style style:name="P67" style:family="paragraph" style:parent-style-name="Text_20_body">
      <style:text-properties officeooo:paragraph-rsid="08e11808"/>
    </style:style>
    <style:style style:name="P68" style:family="paragraph" style:parent-style-name="Text_20_body">
      <style:text-properties officeooo:paragraph-rsid="08e5bc5e"/>
    </style:style>
    <style:style style:name="P69" style:family="paragraph" style:parent-style-name="Text_20_body">
      <style:text-properties officeooo:rsid="08ea6c67" officeooo:paragraph-rsid="08ea6c67"/>
    </style:style>
    <style:style style:name="P70" style:family="paragraph" style:parent-style-name="Text_20_body">
      <style:text-properties officeooo:rsid="08ea6c67" officeooo:paragraph-rsid="08f41da5"/>
    </style:style>
    <style:style style:name="P71" style:family="paragraph" style:parent-style-name="Text_20_body">
      <style:text-properties officeooo:rsid="08ea6c67" officeooo:paragraph-rsid="098a0343"/>
    </style:style>
    <style:style style:name="P72" style:family="paragraph" style:parent-style-name="Text_20_body">
      <style:text-properties officeooo:rsid="08eb401d" officeooo:paragraph-rsid="08eb401d"/>
    </style:style>
    <style:style style:name="P73" style:family="paragraph" style:parent-style-name="Text_20_body">
      <style:text-properties officeooo:rsid="08eecd03" officeooo:paragraph-rsid="08eecd03"/>
    </style:style>
    <style:style style:name="P74" style:family="paragraph" style:parent-style-name="Text_20_body">
      <style:text-properties officeooo:rsid="08eecd03" officeooo:paragraph-rsid="08f74c42"/>
    </style:style>
    <style:style style:name="P75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76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77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78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79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80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81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82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83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84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85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86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87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88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89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90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91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92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93" style:family="paragraph" style:parent-style-name="Text_20_body">
      <style:text-properties fo:font-weight="normal" officeooo:paragraph-rsid="097707c4" style:font-weight-asian="normal" style:font-weight-complex="normal"/>
    </style:style>
    <style:style style:name="P94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95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96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97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98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99" style:family="paragraph" style:parent-style-name="Text_20_body">
      <style:text-properties officeooo:paragraph-rsid="09227ad9"/>
    </style:style>
    <style:style style:name="P100" style:family="paragraph" style:parent-style-name="Text_20_body">
      <style:text-properties officeooo:paragraph-rsid="09261d95"/>
    </style:style>
    <style:style style:name="P101" style:family="paragraph" style:parent-style-name="Text_20_body">
      <style:text-properties officeooo:paragraph-rsid="096e42ef"/>
    </style:style>
    <style:style style:name="P102" style:family="paragraph" style:parent-style-name="Text_20_body">
      <style:text-properties officeooo:paragraph-rsid="097707c4"/>
    </style:style>
    <style:style style:name="P103" style:family="paragraph" style:parent-style-name="Text_20_body">
      <style:text-properties officeooo:rsid="089319d3" officeooo:paragraph-rsid="089319d3"/>
    </style:style>
    <style:style style:name="P104" style:family="paragraph" style:parent-style-name="Text_20_body">
      <style:text-properties officeooo:rsid="089319d3" officeooo:paragraph-rsid="09aa08f3"/>
    </style:style>
    <style:style style:name="P105" style:family="paragraph" style:parent-style-name="Text_20_body">
      <style:text-properties officeooo:rsid="09aa08f3" officeooo:paragraph-rsid="09aa08f3"/>
    </style:style>
    <style:style style:name="P106" style:family="paragraph" style:parent-style-name="Text_20_body">
      <style:text-properties officeooo:rsid="09b11c44" officeooo:paragraph-rsid="09abf795"/>
    </style:style>
    <style:style style:name="P107" style:family="paragraph" style:parent-style-name="Text_20_body">
      <style:text-properties officeooo:rsid="09b11c44" officeooo:paragraph-rsid="09b11c44"/>
    </style:style>
    <style:style style:name="P108" style:family="paragraph" style:parent-style-name="Text_20_body">
      <style:text-properties officeooo:paragraph-rsid="09b11c44"/>
    </style:style>
    <style:style style:name="P109" style:family="paragraph" style:parent-style-name="Text_20_body">
      <style:text-properties officeooo:rsid="09b1cd56" officeooo:paragraph-rsid="09b1cd56"/>
    </style:style>
    <style:style style:name="P110" style:family="paragraph" style:parent-style-name="Text_20_body">
      <style:text-properties officeooo:rsid="09b7d8ff" officeooo:paragraph-rsid="09c00c31"/>
    </style:style>
    <style:style style:name="P111" style:family="paragraph" style:parent-style-name="Text_20_body">
      <style:text-properties officeooo:rsid="09bbcb7d" officeooo:paragraph-rsid="09bbcb7d"/>
    </style:style>
    <style:style style:name="P112" style:family="paragraph" style:parent-style-name="Text_20_body">
      <style:text-properties officeooo:paragraph-rsid="09d2b276"/>
    </style:style>
    <style:style style:name="P113" style:family="paragraph" style:parent-style-name="Text_20_body">
      <style:text-properties officeooo:rsid="09dd2d21" officeooo:paragraph-rsid="09dd2d21"/>
    </style:style>
    <style:style style:name="P114" style:family="paragraph" style:parent-style-name="Text_20_body">
      <style:text-properties officeooo:rsid="09dd2d21" officeooo:paragraph-rsid="09e23276"/>
    </style:style>
    <style:style style:name="P115" style:family="paragraph" style:parent-style-name="Text_20_body">
      <style:text-properties officeooo:paragraph-rsid="09f4e6db"/>
    </style:style>
    <style:style style:name="P116" style:family="paragraph" style:parent-style-name="Text_20_body">
      <style:text-properties officeooo:rsid="09f5dc0e" officeooo:paragraph-rsid="09f5dc0e"/>
    </style:style>
    <style:style style:name="P117" style:family="paragraph" style:parent-style-name="Text_20_body">
      <style:text-properties style:font-name="Times New Roman1" officeooo:rsid="0943c021" officeooo:paragraph-rsid="096e42ef" style:font-size-asian="10.5pt"/>
    </style:style>
    <style:style style:name="P118" style:family="paragraph" style:parent-style-name="Text_20_body">
      <style:text-properties officeooo:rsid="09abf795" officeooo:paragraph-rsid="09abf795"/>
    </style:style>
    <style:style style:name="P119" style:family="paragraph" style:parent-style-name="Text_20_body">
      <style:text-properties officeooo:rsid="0a179c14" officeooo:paragraph-rsid="0a179c14"/>
    </style:style>
    <style:style style:name="P120" style:family="paragraph" style:parent-style-name="Text_20_body">
      <style:text-properties officeooo:paragraph-rsid="0a225e21"/>
    </style:style>
    <style:style style:name="P121" style:family="paragraph" style:parent-style-name="Text_20_body">
      <style:text-properties officeooo:paragraph-rsid="0a250cc8"/>
    </style:style>
    <style:style style:name="P122" style:family="paragraph" style:parent-style-name="Text_20_body">
      <style:text-properties officeooo:paragraph-rsid="0a278272"/>
    </style:style>
    <style:style style:name="P123" style:family="paragraph" style:parent-style-name="Text_20_body">
      <style:text-properties officeooo:paragraph-rsid="0a349058"/>
    </style:style>
    <style:style style:name="P124" style:family="paragraph" style:parent-style-name="Text_20_body">
      <style:text-properties officeooo:rsid="0a349058" officeooo:paragraph-rsid="0a349058"/>
    </style:style>
    <style:style style:name="P125" style:family="paragraph" style:parent-style-name="Text_20_body">
      <style:text-properties officeooo:rsid="0a349058" officeooo:paragraph-rsid="0a67b453"/>
    </style:style>
    <style:style style:name="P126" style:family="paragraph" style:parent-style-name="Text_20_body">
      <style:text-properties officeooo:rsid="0a349058" officeooo:paragraph-rsid="0a70027a"/>
    </style:style>
    <style:style style:name="P127" style:family="paragraph" style:parent-style-name="Text_20_body">
      <style:text-properties officeooo:rsid="0a349058" officeooo:paragraph-rsid="0a867757"/>
    </style:style>
    <style:style style:name="P128" style:family="paragraph" style:parent-style-name="Text_20_body">
      <style:text-properties officeooo:rsid="0a3b7561" officeooo:paragraph-rsid="0a3b7561"/>
    </style:style>
    <style:style style:name="P129" style:family="paragraph" style:parent-style-name="Text_20_body">
      <style:text-properties officeooo:rsid="0a3bfb83" officeooo:paragraph-rsid="0a3bfb83"/>
    </style:style>
    <style:style style:name="P130" style:family="paragraph" style:parent-style-name="Text_20_body">
      <style:text-properties officeooo:rsid="0a3f60b6" officeooo:paragraph-rsid="0a3f60b6"/>
    </style:style>
    <style:style style:name="P131" style:family="paragraph" style:parent-style-name="Text_20_body">
      <style:text-properties officeooo:rsid="0a47b164" officeooo:paragraph-rsid="0a47b164"/>
    </style:style>
    <style:style style:name="P132" style:family="paragraph" style:parent-style-name="Text_20_body">
      <style:text-properties officeooo:rsid="0a47b164" officeooo:paragraph-rsid="0a5406a6"/>
    </style:style>
    <style:style style:name="P133" style:family="paragraph" style:parent-style-name="Text_20_body">
      <style:text-properties officeooo:rsid="0a5406a6" officeooo:paragraph-rsid="0a5406a6"/>
    </style:style>
    <style:style style:name="P134" style:family="paragraph" style:parent-style-name="Text_20_body">
      <style:text-properties fo:font-size="12pt" officeooo:paragraph-rsid="0a56e304" style:font-size-asian="12pt" style:font-size-complex="12pt"/>
    </style:style>
    <style:style style:name="P135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Text_20_body">
      <style:text-properties officeooo:rsid="0a56e304" officeooo:paragraph-rsid="0a56e304"/>
    </style:style>
    <style:style style:name="P137" style:family="paragraph" style:parent-style-name="Text_20_body">
      <style:text-properties officeooo:rsid="0a64d7b7" officeooo:paragraph-rsid="0a64d7b7"/>
    </style:style>
    <style:style style:name="P138" style:family="paragraph" style:parent-style-name="Text_20_body">
      <style:text-properties officeooo:rsid="0a64d7b7" officeooo:paragraph-rsid="0a660587"/>
    </style:style>
    <style:style style:name="P139" style:family="paragraph" style:parent-style-name="Text_20_body">
      <style:text-properties officeooo:rsid="0a73ba50" officeooo:paragraph-rsid="0a73ba50"/>
    </style:style>
    <style:style style:name="P140" style:family="paragraph" style:parent-style-name="Text_20_body">
      <style:text-properties officeooo:rsid="0a73ba50" officeooo:paragraph-rsid="0a991bc3"/>
    </style:style>
    <style:style style:name="P141" style:family="paragraph" style:parent-style-name="Text_20_body">
      <style:text-properties officeooo:rsid="0a73ba50" officeooo:paragraph-rsid="0a9dda78"/>
    </style:style>
    <style:style style:name="P142" style:family="paragraph" style:parent-style-name="Text_20_body">
      <style:text-properties officeooo:rsid="0a8ffb38" officeooo:paragraph-rsid="0a8ffb38"/>
    </style:style>
    <style:style style:name="P143" style:family="paragraph" style:parent-style-name="Text_20_body">
      <style:text-properties officeooo:rsid="0aa4d270" officeooo:paragraph-rsid="0aa4d270"/>
    </style:style>
    <style:style style:name="P144" style:family="paragraph" style:parent-style-name="Text_20_body">
      <style:text-properties officeooo:rsid="0aa63574" officeooo:paragraph-rsid="0aa63574"/>
    </style:style>
    <style:style style:name="P145" style:family="paragraph" style:parent-style-name="Text_20_body">
      <style:text-properties officeooo:rsid="0a651322" officeooo:paragraph-rsid="0a660587"/>
    </style:style>
    <style:style style:name="P146" style:family="paragraph" style:parent-style-name="Text_20_body">
      <style:text-properties officeooo:rsid="0a67b453" officeooo:paragraph-rsid="0a67b453"/>
    </style:style>
    <style:style style:name="P147" style:family="paragraph" style:parent-style-name="Text_20_body">
      <style:text-properties officeooo:rsid="0ab9a1f6" officeooo:paragraph-rsid="0ae3a104"/>
    </style:style>
    <style:style style:name="P148" style:family="paragraph" style:parent-style-name="Text_20_body">
      <style:text-properties officeooo:rsid="0abf7802" officeooo:paragraph-rsid="0ac158e3"/>
    </style:style>
    <style:style style:name="P149" style:family="paragraph" style:parent-style-name="Text_20_body">
      <style:text-properties officeooo:rsid="0abf7802" officeooo:paragraph-rsid="0ac9238e"/>
    </style:style>
    <style:style style:name="P150" style:family="paragraph" style:parent-style-name="Text_20_body">
      <style:text-properties officeooo:rsid="0abf7802" officeooo:paragraph-rsid="0acb382d"/>
    </style:style>
    <style:style style:name="P151" style:family="paragraph" style:parent-style-name="Text_20_body">
      <style:text-properties officeooo:rsid="0ac59bd6" officeooo:paragraph-rsid="0ac59bd6"/>
    </style:style>
    <style:style style:name="P152" style:family="paragraph" style:parent-style-name="Text_20_body">
      <style:text-properties officeooo:rsid="0ad6a73e" officeooo:paragraph-rsid="0ad6a73e"/>
    </style:style>
    <style:style style:name="P153" style:family="paragraph" style:parent-style-name="Text_20_body">
      <style:text-properties officeooo:paragraph-rsid="09f06f02"/>
    </style:style>
    <style:style style:name="P154" style:family="paragraph" style:parent-style-name="Text_20_body">
      <style:text-properties officeooo:rsid="0ada98b0" officeooo:paragraph-rsid="09f06f02"/>
    </style:style>
    <style:style style:name="P155" style:family="paragraph" style:parent-style-name="Text_20_body">
      <style:text-properties officeooo:rsid="0ada98b0" officeooo:paragraph-rsid="0ada98b0"/>
    </style:style>
    <style:style style:name="P156" style:family="paragraph" style:parent-style-name="Text_20_body">
      <style:text-properties officeooo:rsid="0ada98b0" officeooo:paragraph-rsid="0adb8f50"/>
    </style:style>
    <style:style style:name="P157" style:family="paragraph" style:parent-style-name="Text_20_body">
      <style:text-properties officeooo:rsid="0ada98b0" officeooo:paragraph-rsid="0adc10d9"/>
    </style:style>
    <style:style style:name="P158" style:family="paragraph" style:parent-style-name="Text_20_body">
      <style:text-properties officeooo:rsid="0ada98b0" officeooo:paragraph-rsid="0addd47e"/>
    </style:style>
    <style:style style:name="P159" style:family="paragraph" style:parent-style-name="Text_20_body">
      <style:text-properties officeooo:rsid="0ada98b0" officeooo:paragraph-rsid="0adea10b"/>
    </style:style>
    <style:style style:name="P160" style:family="paragraph" style:parent-style-name="Text_20_body">
      <style:text-properties officeooo:rsid="0ada98b0" officeooo:paragraph-rsid="0adf020f"/>
    </style:style>
    <style:style style:name="P161" style:family="paragraph" style:parent-style-name="Text_20_body">
      <style:text-properties officeooo:rsid="0ae1c0e9" officeooo:paragraph-rsid="0ae1c0e9"/>
    </style:style>
    <style:style style:name="P162" style:family="paragraph" style:parent-style-name="Text_20_body">
      <style:text-properties officeooo:rsid="0ae70116" officeooo:paragraph-rsid="0ae70116"/>
    </style:style>
    <style:style style:name="P163" style:family="paragraph" style:parent-style-name="Text_20_body">
      <style:text-properties officeooo:paragraph-rsid="0aefd4ba"/>
    </style:style>
    <style:style style:name="P164" style:family="paragraph" style:parent-style-name="Text_20_body">
      <style:text-properties officeooo:paragraph-rsid="0af1697a"/>
    </style:style>
    <style:style style:name="P165" style:family="paragraph" style:parent-style-name="Text_20_body">
      <style:text-properties officeooo:paragraph-rsid="0af3e3da"/>
    </style:style>
    <style:style style:name="P166" style:family="paragraph" style:parent-style-name="Text_20_body">
      <style:text-properties officeooo:rsid="0af3e3da" officeooo:paragraph-rsid="0af3e3da"/>
    </style:style>
    <style:style style:name="P167" style:family="paragraph" style:parent-style-name="Text_20_body">
      <style:text-properties officeooo:rsid="0b02d899" officeooo:paragraph-rsid="0b02d899"/>
    </style:style>
    <style:style style:name="P168" style:family="paragraph" style:parent-style-name="Text_20_body">
      <style:text-properties officeooo:rsid="0b02d899" officeooo:paragraph-rsid="0b066f8c"/>
    </style:style>
    <style:style style:name="P169" style:family="paragraph" style:parent-style-name="Text_20_body">
      <style:text-properties officeooo:rsid="0b02d899" officeooo:paragraph-rsid="0b11c942"/>
    </style:style>
    <style:style style:name="P170" style:family="paragraph" style:parent-style-name="Text_20_body">
      <style:text-properties officeooo:rsid="0b02d899" officeooo:paragraph-rsid="0b169c79"/>
    </style:style>
    <style:style style:name="P171" style:family="paragraph" style:parent-style-name="Text_20_body">
      <style:text-properties officeooo:rsid="0b02d899" officeooo:paragraph-rsid="0b1adb20"/>
    </style:style>
    <style:style style:name="P172" style:family="paragraph" style:parent-style-name="Text_20_body">
      <style:text-properties officeooo:rsid="0b02d899" officeooo:paragraph-rsid="0b1b0197"/>
    </style:style>
    <style:style style:name="P173" style:family="paragraph" style:parent-style-name="Text_20_body">
      <style:text-properties officeooo:rsid="0b066f8c" officeooo:paragraph-rsid="0b066f8c"/>
    </style:style>
    <style:style style:name="P174" style:family="paragraph" style:parent-style-name="Text_20_body">
      <style:text-properties officeooo:rsid="0b0cef62" officeooo:paragraph-rsid="0b0ee618"/>
    </style:style>
    <style:style style:name="P175" style:family="paragraph" style:parent-style-name="Text_20_body">
      <style:text-properties officeooo:rsid="0b11c942" officeooo:paragraph-rsid="0b11c942"/>
    </style:style>
    <style:style style:name="P176" style:family="paragraph" style:parent-style-name="Text_20_body">
      <style:text-properties officeooo:rsid="0b11c942" officeooo:paragraph-rsid="0b1358f4"/>
    </style:style>
    <style:style style:name="P177" style:family="paragraph" style:parent-style-name="Text_20_body">
      <style:text-properties officeooo:rsid="0b11c942" officeooo:paragraph-rsid="0b1adb20"/>
    </style:style>
    <style:style style:name="P178" style:family="paragraph" style:parent-style-name="Text_20_body">
      <style:text-properties officeooo:rsid="0b11c942" officeooo:paragraph-rsid="0b1b0197"/>
    </style:style>
    <style:style style:name="P179" style:family="paragraph" style:parent-style-name="Text_20_body">
      <style:text-properties officeooo:rsid="0b11c942" officeooo:paragraph-rsid="0b1b11f3"/>
    </style:style>
    <style:style style:name="P180" style:family="paragraph" style:parent-style-name="Text_20_body">
      <style:text-properties officeooo:rsid="0b14a5fc" officeooo:paragraph-rsid="0b14a5fc"/>
    </style:style>
    <style:style style:name="P181" style:family="paragraph" style:parent-style-name="Text_20_body">
      <style:text-properties officeooo:rsid="0b1adb20" officeooo:paragraph-rsid="0b1adb20"/>
    </style:style>
    <style:style style:name="P182" style:family="paragraph" style:parent-style-name="Text_20_body">
      <style:text-properties officeooo:rsid="0b1b11f3" officeooo:paragraph-rsid="0b1b11f3"/>
    </style:style>
    <style:style style:name="P183" style:family="paragraph" style:parent-style-name="Text_20_body">
      <style:text-properties officeooo:rsid="0b1c0cf4" officeooo:paragraph-rsid="0b1c0cf4"/>
    </style:style>
    <style:style style:name="P184" style:family="paragraph" style:parent-style-name="Title">
      <style:text-properties officeooo:rsid="05d98d26" officeooo:paragraph-rsid="05d98d26"/>
    </style:style>
    <style:style style:name="P185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186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187" style:family="paragraph" style:parent-style-name="Text_20_body">
      <style:paragraph-properties fo:break-before="page"/>
      <style:text-properties officeooo:paragraph-rsid="013d743d"/>
    </style:style>
    <style:style style:name="P188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189" style:family="paragraph" style:parent-style-name="Quotations">
      <style:text-properties officeooo:paragraph-rsid="07d6aefb"/>
    </style:style>
    <style:style style:name="P190" style:family="paragraph" style:parent-style-name="Quotations">
      <style:text-properties fo:font-weight="bold" style:font-weight-asian="bold" style:font-weight-complex="bold"/>
    </style:style>
    <style:style style:name="P191" style:family="paragraph" style:parent-style-name="Quotations">
      <style:text-properties fo:font-weight="bold" officeooo:rsid="07e8a5be" style:font-weight-asian="bold" style:font-weight-complex="bold"/>
    </style:style>
    <style:style style:name="P192" style:family="paragraph" style:parent-style-name="Quotations">
      <style:text-properties fo:font-size="12pt" style:font-size-asian="12pt" style:font-size-complex="12pt"/>
    </style:style>
    <style:style style:name="P193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194" style:family="paragraph" style:parent-style-name="Quotations">
      <style:text-properties fo:font-size="12pt" officeooo:paragraph-rsid="0a54ad3d" style:font-size-asian="12pt" style:font-size-complex="12pt"/>
    </style:style>
    <style:style style:name="P195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196" style:family="paragraph" style:parent-style-name="Quotations">
      <style:text-properties fo:font-size="12pt" officeooo:paragraph-rsid="0a58b23d" style:font-size-asian="12pt" style:font-size-complex="12pt"/>
    </style:style>
    <style:style style:name="P197" style:family="paragraph" style:parent-style-name="Quotations">
      <style:text-properties fo:font-size="12pt" officeooo:paragraph-rsid="0a93b035" style:font-size-asian="12pt" style:font-size-complex="12pt"/>
    </style:style>
    <style:style style:name="P198" style:family="paragraph" style:parent-style-name="Quotations">
      <style:text-properties fo:font-size="12pt" officeooo:paragraph-rsid="0a975de3" style:font-size-asian="12pt" style:font-size-complex="12pt"/>
    </style:style>
    <style:style style:name="P199" style:family="paragraph" style:parent-style-name="Quotations">
      <style:text-properties fo:font-size="12pt" officeooo:paragraph-rsid="0a9dda78" style:font-size-asian="12pt" style:font-size-complex="12pt"/>
    </style:style>
    <style:style style:name="P200" style:family="paragraph" style:parent-style-name="Quotations">
      <style:text-properties fo:font-size="12pt" officeooo:paragraph-rsid="0aa147b5" style:font-size-asian="12pt" style:font-size-complex="12pt"/>
    </style:style>
    <style:style style:name="P201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202" style:family="paragraph" style:parent-style-name="Quotations">
      <style:text-properties fo:font-size="12pt" officeooo:paragraph-rsid="0aa4f99b" style:font-size-asian="12pt" style:font-size-complex="12pt"/>
    </style:style>
    <style:style style:name="P203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204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205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206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207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208" style:family="paragraph" style:parent-style-name="Quotations">
      <style:text-properties officeooo:rsid="0a56e304" officeooo:paragraph-rsid="0a58b23d"/>
    </style:style>
    <style:style style:name="P209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210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211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212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213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214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215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216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217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218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219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220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221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222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223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224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225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226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227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228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229" style:family="paragraph" style:parent-style-name="Table">
      <style:paragraph-properties fo:keep-with-next="always"/>
    </style:style>
    <style:style style:name="P230" style:family="paragraph" style:parent-style-name="Standard">
      <style:text-properties officeooo:rsid="0a73ba50" officeooo:paragraph-rsid="0a9dda78"/>
    </style:style>
    <style:style style:name="P231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232" style:family="paragraph" style:parent-style-name="Text_20_body" style:list-style-name="L1">
      <style:text-properties officeooo:rsid="086d7a9d" officeooo:paragraph-rsid="086d7a9d"/>
    </style:style>
    <style:style style:name="P233" style:family="paragraph" style:parent-style-name="Text_20_body" style:list-style-name="L1">
      <style:text-properties officeooo:rsid="086f6d60" officeooo:paragraph-rsid="086f6d60"/>
    </style:style>
    <style:style style:name="P234" style:family="paragraph" style:parent-style-name="Text_20_body" style:list-style-name="L1">
      <style:text-properties officeooo:rsid="086f6d60" officeooo:paragraph-rsid="0872131b"/>
    </style:style>
    <style:style style:name="P235" style:family="paragraph" style:parent-style-name="Text_20_body" style:list-style-name="L1">
      <style:text-properties officeooo:rsid="086f6d60" officeooo:paragraph-rsid="08735723"/>
    </style:style>
    <style:style style:name="P236" style:family="paragraph" style:parent-style-name="Text_20_body" style:list-style-name="L1">
      <style:text-properties officeooo:rsid="086f6d60" officeooo:paragraph-rsid="08755f5f"/>
    </style:style>
    <style:style style:name="P237" style:family="paragraph" style:parent-style-name="Text_20_body" style:list-style-name="L1">
      <style:text-properties officeooo:rsid="086f6d60" officeooo:paragraph-rsid="0876792b"/>
    </style:style>
    <style:style style:name="P238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239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240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241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242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243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244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245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246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247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248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249" style:family="paragraph" style:parent-style-name="Text_20_body" style:list-style-name="L1">
      <style:text-properties officeooo:rsid="087492f5" officeooo:paragraph-rsid="087492f5"/>
    </style:style>
    <style:style style:name="P250" style:family="paragraph" style:parent-style-name="Text_20_body" style:list-style-name="L1">
      <style:text-properties officeooo:rsid="0876792b" officeooo:paragraph-rsid="0876792b"/>
    </style:style>
    <style:style style:name="P251" style:family="paragraph" style:parent-style-name="Text_20_body" style:list-style-name="L1">
      <style:text-properties officeooo:rsid="0876792b" officeooo:paragraph-rsid="08777f64"/>
    </style:style>
    <style:style style:name="P252" style:family="paragraph" style:parent-style-name="Text_20_body" style:list-style-name="L1">
      <style:text-properties officeooo:rsid="0876792b" officeooo:paragraph-rsid="08781981"/>
    </style:style>
    <style:style style:name="P253" style:family="paragraph" style:parent-style-name="Text_20_body" style:list-style-name="L1">
      <style:text-properties officeooo:rsid="0878beb9" officeooo:paragraph-rsid="0878beb9"/>
    </style:style>
    <style:style style:name="P254" style:family="paragraph" style:parent-style-name="Text_20_body" style:list-style-name="L2">
      <style:text-properties officeooo:rsid="09b11c44" officeooo:paragraph-rsid="09b11c44"/>
    </style:style>
    <style:style style:name="P255" style:family="paragraph" style:parent-style-name="Text_20_body" style:list-style-name="L2">
      <style:text-properties officeooo:rsid="09b1cd56" officeooo:paragraph-rsid="09b1cd56"/>
    </style:style>
    <style:style style:name="P256" style:family="paragraph" style:parent-style-name="Text_20_body" style:list-style-name="L2">
      <style:text-properties officeooo:rsid="09b358a9" officeooo:paragraph-rsid="09b358a9"/>
    </style:style>
    <style:style style:name="P257" style:family="paragraph" style:parent-style-name="Text_20_body" style:list-style-name="L2">
      <style:text-properties officeooo:rsid="09b451fc" officeooo:paragraph-rsid="09b451fc"/>
    </style:style>
    <style:style style:name="P258" style:family="paragraph" style:parent-style-name="Text_20_body" style:list-style-name="L2">
      <style:text-properties officeooo:rsid="09b60674" officeooo:paragraph-rsid="09b60674"/>
    </style:style>
    <style:style style:name="P259" style:family="paragraph" style:parent-style-name="Text_20_body" style:list-style-name="L3">
      <style:text-properties officeooo:rsid="09b60674" officeooo:paragraph-rsid="09c00c31"/>
    </style:style>
    <style:style style:name="P260" style:family="paragraph" style:parent-style-name="Text_20_body" style:list-style-name="L2">
      <style:text-properties officeooo:rsid="09b7d8ff" officeooo:paragraph-rsid="09b7d8ff"/>
    </style:style>
    <style:style style:name="P261" style:family="paragraph" style:parent-style-name="Text_20_body" style:list-style-name="L3">
      <style:text-properties officeooo:rsid="09b7d8ff" officeooo:paragraph-rsid="09c00c31"/>
    </style:style>
    <style:style style:name="P262" style:family="paragraph" style:parent-style-name="Text_20_body" style:list-style-name="L3">
      <style:text-properties officeooo:rsid="09c00c31" officeooo:paragraph-rsid="09c4c9d2"/>
    </style:style>
    <style:style style:name="P263" style:family="paragraph" style:parent-style-name="Text_20_body" style:list-style-name="L3">
      <style:text-properties officeooo:rsid="09c00c31" officeooo:paragraph-rsid="09c27922"/>
    </style:style>
    <style:style style:name="P264" style:family="paragraph" style:parent-style-name="Text_20_body" style:list-style-name="L3">
      <style:text-properties officeooo:rsid="09c00c31" officeooo:paragraph-rsid="09c00c31"/>
    </style:style>
    <style:style style:name="P265" style:family="paragraph" style:parent-style-name="Text_20_body" style:list-style-name="L3">
      <style:text-properties officeooo:rsid="09c00c31" officeooo:paragraph-rsid="09cb32c9"/>
    </style:style>
    <style:style style:name="P266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267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268" style:family="paragraph" style:parent-style-name="Text_20_body">
      <style:text-properties officeooo:rsid="0ad7e24d" officeooo:paragraph-rsid="0ac158e3"/>
    </style:style>
    <style:style style:name="P269" style:family="paragraph" style:parent-style-name="Text_20_body" style:list-style-name="L4">
      <style:text-properties officeooo:paragraph-rsid="0af3e3da"/>
    </style:style>
    <style:style style:name="P270" style:family="paragraph" style:parent-style-name="Text_20_body">
      <style:text-properties officeooo:paragraph-rsid="09fe549a"/>
    </style:style>
    <style:style style:name="P271" style:family="paragraph" style:parent-style-name="Text_20_body">
      <style:text-properties officeooo:rsid="0b237210" officeooo:paragraph-rsid="0b237210"/>
    </style:style>
    <style:style style:name="P272" style:family="paragraph" style:parent-style-name="Text_20_body">
      <style:text-properties officeooo:rsid="0b237210" officeooo:paragraph-rsid="0b262611"/>
    </style:style>
    <style:style style:name="P273" style:family="paragraph" style:parent-style-name="Text_20_body">
      <style:text-properties officeooo:rsid="0b237210" officeooo:paragraph-rsid="0b28a9fc"/>
    </style:style>
    <style:style style:name="P274" style:family="paragraph" style:parent-style-name="Text_20_body">
      <style:text-properties officeooo:rsid="0b237210" officeooo:paragraph-rsid="0b515089"/>
    </style:style>
    <style:style style:name="P275" style:family="paragraph" style:parent-style-name="Text_20_body">
      <style:text-properties officeooo:rsid="0b237210" officeooo:paragraph-rsid="0b5270c8"/>
    </style:style>
    <style:style style:name="P276" style:family="paragraph" style:parent-style-name="Text_20_body">
      <style:text-properties officeooo:rsid="0b2c4973" officeooo:paragraph-rsid="0b2c4973"/>
    </style:style>
    <style:style style:name="P277" style:family="paragraph" style:parent-style-name="Text_20_body">
      <style:text-properties officeooo:rsid="0b2c4973" officeooo:paragraph-rsid="0b515089"/>
    </style:style>
    <style:style style:name="P278" style:family="paragraph" style:parent-style-name="Text_20_body">
      <style:text-properties officeooo:rsid="0b2c4973" officeooo:paragraph-rsid="0b635dd7"/>
    </style:style>
    <style:style style:name="P279" style:family="paragraph" style:parent-style-name="Text_20_body">
      <style:text-properties officeooo:rsid="0b2c4973" officeooo:paragraph-rsid="0b7a9d01"/>
    </style:style>
    <style:style style:name="P280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281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282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283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284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285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286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287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288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289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290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291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292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293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294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295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296" style:family="paragraph" style:parent-style-name="Text_20_body" style:list-style-name="L5">
      <style:text-properties officeooo:rsid="0b408bb8" officeooo:paragraph-rsid="0b408bb8"/>
    </style:style>
    <style:style style:name="P297" style:family="paragraph" style:parent-style-name="Text_20_body">
      <style:text-properties officeooo:rsid="0b409527" officeooo:paragraph-rsid="0b409527"/>
    </style:style>
    <style:style style:name="P298" style:family="paragraph" style:parent-style-name="Text_20_body" style:list-style-name="L5">
      <style:text-properties officeooo:rsid="0b409527" officeooo:paragraph-rsid="0b409527"/>
    </style:style>
    <style:style style:name="P299" style:family="paragraph" style:parent-style-name="Text_20_body">
      <style:text-properties officeooo:rsid="0b425d5f" officeooo:paragraph-rsid="0b425d5f"/>
    </style:style>
    <style:style style:name="P300" style:family="paragraph" style:parent-style-name="Text_20_body">
      <style:text-properties officeooo:rsid="0af3e3da" officeooo:paragraph-rsid="0af3e3da"/>
    </style:style>
    <style:style style:name="P301" style:family="paragraph" style:parent-style-name="Text_20_body">
      <style:text-properties officeooo:rsid="0af3e3da" officeooo:paragraph-rsid="0b478586"/>
    </style:style>
    <style:style style:name="P302" style:family="paragraph" style:parent-style-name="Text_20_body">
      <style:text-properties officeooo:rsid="0b480c8f" officeooo:paragraph-rsid="0b480c8f"/>
    </style:style>
    <style:style style:name="P303" style:family="paragraph" style:parent-style-name="Text_20_body">
      <style:text-properties officeooo:rsid="0b48d502" officeooo:paragraph-rsid="0b48d502"/>
    </style:style>
    <style:style style:name="P304" style:family="paragraph" style:parent-style-name="Text_20_body">
      <style:text-properties officeooo:rsid="09f5dc0e" officeooo:paragraph-rsid="09f5dc0e"/>
    </style:style>
    <style:style style:name="P305" style:family="paragraph" style:parent-style-name="Text_20_body">
      <style:text-properties officeooo:paragraph-rsid="0b515089"/>
    </style:style>
    <style:style style:name="P306" style:family="paragraph" style:parent-style-name="Text_20_body">
      <style:text-properties officeooo:paragraph-rsid="0b69836b"/>
    </style:style>
    <style:style style:name="P307" style:family="paragraph" style:parent-style-name="Text_20_body">
      <style:text-properties officeooo:rsid="0b87f3ac" officeooo:paragraph-rsid="0b87f3ac"/>
    </style:style>
    <style:style style:name="P308" style:family="paragraph" style:parent-style-name="Text_20_body">
      <style:text-properties officeooo:paragraph-rsid="0b87f3ac"/>
    </style:style>
    <style:style style:name="P309" style:family="paragraph" style:parent-style-name="Text_20_body">
      <style:text-properties officeooo:rsid="0b89fe06" officeooo:paragraph-rsid="0b89fe06"/>
    </style:style>
    <style:style style:name="P310" style:family="paragraph" style:parent-style-name="Text_20_body">
      <style:text-properties officeooo:rsid="0b89fe06" officeooo:paragraph-rsid="0b8de56a"/>
    </style:style>
    <style:style style:name="P311" style:family="paragraph" style:parent-style-name="Text_20_body">
      <style:text-properties officeooo:rsid="0b89fe06" officeooo:paragraph-rsid="0b8eaeb0"/>
    </style:style>
    <style:style style:name="P312" style:family="paragraph" style:parent-style-name="Text_20_body">
      <style:text-properties officeooo:rsid="0b89fe06" officeooo:paragraph-rsid="0b9257f2"/>
    </style:style>
    <style:style style:name="P313" style:family="paragraph" style:parent-style-name="Text_20_body">
      <style:text-properties officeooo:rsid="0b931e41" officeooo:paragraph-rsid="0b95418d"/>
    </style:style>
    <style:style style:name="P314" style:family="paragraph" style:parent-style-name="Text_20_body">
      <style:text-properties officeooo:rsid="0b9632f6" officeooo:paragraph-rsid="0b9632f6"/>
    </style:style>
    <style:style style:name="P315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316" style:family="paragraph" style:parent-style-name="Heading_20_1">
      <style:paragraph-properties fo:break-before="page"/>
    </style:style>
    <style:style style:name="P317" style:family="paragraph" style:parent-style-name="Heading_20_1">
      <style:paragraph-properties fo:break-before="page"/>
      <style:text-properties officeooo:rsid="07b55d60" officeooo:paragraph-rsid="07b55d60"/>
    </style:style>
    <style:style style:name="P318" style:family="paragraph" style:parent-style-name="Heading_20_1">
      <style:paragraph-properties fo:break-before="page"/>
      <style:text-properties officeooo:rsid="0a1366c2" officeooo:paragraph-rsid="0a1366c2"/>
    </style:style>
    <style:style style:name="P319" style:family="paragraph" style:parent-style-name="Heading_20_1">
      <style:paragraph-properties fo:break-before="page"/>
      <style:text-properties officeooo:rsid="0b87f3ac" officeooo:paragraph-rsid="0b87f3ac"/>
    </style:style>
    <style:style style:name="P3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1" style:family="paragraph" style:parent-style-name="Heading_20_2">
      <style:text-properties fo:font-weight="bold" officeooo:rsid="07d52417" style:font-weight-asian="bold" style:font-weight-complex="bold"/>
    </style:style>
    <style:style style:name="P322" style:family="paragraph" style:parent-style-name="Heading_20_2">
      <style:text-properties fo:font-weight="bold" officeooo:rsid="080ce6e9" style:font-weight-asian="bold" style:font-weight-complex="bold"/>
    </style:style>
    <style:style style:name="P323" style:family="paragraph" style:parent-style-name="Heading_20_2">
      <style:text-properties fo:font-weight="bold" officeooo:rsid="08e936d2" style:font-weight-asian="bold" style:font-weight-complex="bold"/>
    </style:style>
    <style:style style:name="P324" style:family="paragraph" style:parent-style-name="Heading_20_2">
      <style:text-properties officeooo:rsid="096fc742" officeooo:paragraph-rsid="096e42ef"/>
    </style:style>
    <style:style style:name="P325" style:family="paragraph" style:parent-style-name="Heading_20_2">
      <style:text-properties officeooo:rsid="098fd0c8" officeooo:paragraph-rsid="098fd0c8"/>
    </style:style>
    <style:style style:name="P326" style:family="paragraph" style:parent-style-name="Heading_20_2">
      <style:text-properties officeooo:rsid="0a278272" officeooo:paragraph-rsid="0a278272"/>
    </style:style>
    <style:style style:name="P327" style:family="paragraph" style:parent-style-name="Heading_20_2">
      <style:text-properties officeooo:paragraph-rsid="0a349058"/>
    </style:style>
    <style:style style:name="P328" style:family="paragraph" style:parent-style-name="Heading_20_2">
      <style:text-properties officeooo:rsid="0a225e21" officeooo:paragraph-rsid="0a352003"/>
    </style:style>
    <style:style style:name="P329" style:family="paragraph" style:parent-style-name="Heading_20_2">
      <style:text-properties officeooo:rsid="0a250cc8" officeooo:paragraph-rsid="0a250cc8"/>
    </style:style>
    <style:style style:name="P330" style:family="paragraph" style:parent-style-name="Heading_20_2">
      <style:text-properties officeooo:paragraph-rsid="09ea00a5"/>
    </style:style>
    <style:style style:name="P3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3" style:family="paragraph" style:parent-style-name="Heading_20_3">
      <style:text-properties officeooo:rsid="0a2d22a2" officeooo:paragraph-rsid="0a2d22a2"/>
    </style:style>
    <style:style style:name="P334" style:family="paragraph" style:parent-style-name="Heading_20_3">
      <style:text-properties officeooo:paragraph-rsid="0b515089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officeooo:rsid="07932101"/>
    </style:style>
    <style:style style:name="T11" style:family="text">
      <style:text-properties officeooo:rsid="0795df24"/>
    </style:style>
    <style:style style:name="T12" style:family="text">
      <style:text-properties officeooo:rsid="07a37fc8"/>
    </style:style>
    <style:style style:name="T13" style:family="text">
      <style:text-properties officeooo:rsid="07a52826"/>
    </style:style>
    <style:style style:name="T14" style:family="text">
      <style:text-properties officeooo:rsid="07a9aa8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7cd703b" style:font-weight-asian="bold" style:font-weight-complex="bold"/>
    </style:style>
    <style:style style:name="T17" style:family="text">
      <style:text-properties fo:font-weight="bold" officeooo:rsid="07ca54a9" style:font-weight-asian="bold" style:font-weight-complex="bold"/>
    </style:style>
    <style:style style:name="T18" style:family="text">
      <style:text-properties fo:font-weight="bold" officeooo:rsid="07dde37a" style:font-weight-asian="bold" style:font-weight-complex="bold"/>
    </style:style>
    <style:style style:name="T19" style:family="text">
      <style:text-properties fo:font-weight="bold" officeooo:rsid="07dfb6f3" style:font-weight-asian="bold" style:font-weight-complex="bold"/>
    </style:style>
    <style:style style:name="T20" style:family="text">
      <style:text-properties fo:font-weight="bold" officeooo:rsid="08268e35" style:font-weight-asian="bold" style:font-weight-complex="bold"/>
    </style:style>
    <style:style style:name="T21" style:family="text">
      <style:text-properties fo:font-weight="bold" officeooo:rsid="0826a87d" style:font-weight-asian="bold" style:font-weight-complex="bold"/>
    </style:style>
    <style:style style:name="T22" style:family="text">
      <style:text-properties fo:font-weight="bold" officeooo:rsid="082e925d" style:font-weight-asian="bold" style:font-weight-complex="bold"/>
    </style:style>
    <style:style style:name="T23" style:family="text">
      <style:text-properties fo:font-weight="bold" officeooo:rsid="08323122" style:font-weight-asian="bold" style:font-weight-complex="bold"/>
    </style:style>
    <style:style style:name="T24" style:family="text">
      <style:text-properties fo:font-weight="bold" officeooo:rsid="0863e71d" style:font-weight-asian="bold" style:font-weight-complex="bold"/>
    </style:style>
    <style:style style:name="T25" style:family="text">
      <style:text-properties fo:font-weight="bold" officeooo:rsid="0842641b" style:font-weight-asian="bold" style:font-weight-complex="bold"/>
    </style:style>
    <style:style style:name="T26" style:family="text">
      <style:text-properties fo:font-weight="bold" officeooo:rsid="0872131b" style:font-weight-asian="bold" style:font-weight-complex="bold"/>
    </style:style>
    <style:style style:name="T27" style:family="text">
      <style:text-properties fo:font-weight="bold" officeooo:rsid="08dc0eab" style:font-weight-asian="bold" style:font-weight-complex="bold"/>
    </style:style>
    <style:style style:name="T28" style:family="text">
      <style:text-properties fo:font-weight="bold" officeooo:rsid="08dfe425" style:font-weight-asian="bold" style:font-weight-complex="bold"/>
    </style:style>
    <style:style style:name="T29" style:family="text">
      <style:text-properties fo:font-weight="bold" officeooo:rsid="08e936d2" style:font-weight-asian="bold" style:font-weight-complex="bold"/>
    </style:style>
    <style:style style:name="T30" style:family="text">
      <style:text-properties fo:font-weight="bold" officeooo:rsid="08eecd03" style:font-weight-asian="bold" style:font-weight-complex="bold"/>
    </style:style>
    <style:style style:name="T31" style:family="text">
      <style:text-properties fo:font-weight="bold" officeooo:rsid="08f60723" style:font-weight-asian="bold" style:font-weight-complex="bold"/>
    </style:style>
    <style:style style:name="T32" style:family="text">
      <style:text-properties fo:font-weight="bold" officeooo:rsid="08ea6c67" style:font-weight-asian="bold" style:font-weight-complex="bold"/>
    </style:style>
    <style:style style:name="T33" style:family="text">
      <style:text-properties fo:font-weight="bold" officeooo:rsid="08f74c42" style:font-weight-asian="bold" style:font-weight-complex="bold"/>
    </style:style>
    <style:style style:name="T34" style:family="text">
      <style:text-properties fo:font-weight="bold" officeooo:rsid="08f9d3cb" style:font-weight-asian="bold" style:font-weight-complex="bold"/>
    </style:style>
    <style:style style:name="T35" style:family="text">
      <style:text-properties fo:font-weight="bold" officeooo:rsid="09001f06" style:font-weight-asian="bold" style:font-weight-complex="bold"/>
    </style:style>
    <style:style style:name="T36" style:family="text">
      <style:text-properties fo:font-weight="bold" officeooo:rsid="08fcdbe6" style:font-weight-asian="bold" style:font-weight-complex="bold"/>
    </style:style>
    <style:style style:name="T37" style:family="text">
      <style:text-properties fo:font-weight="bold" officeooo:rsid="08fef47e" style:font-weight-asian="bold" style:font-weight-complex="bold"/>
    </style:style>
    <style:style style:name="T38" style:family="text">
      <style:text-properties fo:font-weight="bold" officeooo:rsid="0904eda6" style:font-weight-asian="bold" style:font-weight-complex="bold"/>
    </style:style>
    <style:style style:name="T39" style:family="text">
      <style:text-properties fo:font-weight="bold" officeooo:rsid="0910db4b" style:font-weight-asian="bold" style:font-weight-complex="bold"/>
    </style:style>
    <style:style style:name="T40" style:family="text">
      <style:text-properties fo:font-weight="bold" officeooo:rsid="09127cb8" style:font-weight-asian="bold" style:font-weight-complex="bold"/>
    </style:style>
    <style:style style:name="T41" style:family="text">
      <style:text-properties fo:font-weight="bold" officeooo:rsid="0915abcf" style:font-weight-asian="bold" style:font-weight-complex="bold"/>
    </style:style>
    <style:style style:name="T42" style:family="text">
      <style:text-properties fo:font-weight="bold" officeooo:rsid="09167e54" style:font-weight-asian="bold" style:font-weight-complex="bold"/>
    </style:style>
    <style:style style:name="T43" style:family="text">
      <style:text-properties fo:font-weight="bold" officeooo:rsid="0916a7ce" style:font-weight-asian="bold" style:font-weight-complex="bold"/>
    </style:style>
    <style:style style:name="T44" style:family="text">
      <style:text-properties fo:font-weight="bold" officeooo:rsid="0975f936" style:font-weight-asian="bold" style:font-weight-complex="bold"/>
    </style:style>
    <style:style style:name="T45" style:family="text">
      <style:text-properties fo:font-weight="bold" officeooo:rsid="097707c4" style:font-weight-asian="bold" style:font-weight-complex="bold"/>
    </style:style>
    <style:style style:name="T46" style:family="text">
      <style:text-properties fo:font-weight="bold" officeooo:rsid="098933d8" style:font-weight-asian="bold" style:font-weight-complex="bold"/>
    </style:style>
    <style:style style:name="T47" style:family="text">
      <style:text-properties fo:font-weight="bold" officeooo:rsid="098a0343" style:font-weight-asian="bold" style:font-weight-complex="bold"/>
    </style:style>
    <style:style style:name="T48" style:family="text">
      <style:text-properties fo:font-weight="bold" officeooo:rsid="0990d31d" style:font-weight-asian="bold" style:font-weight-complex="bold"/>
    </style:style>
    <style:style style:name="T49" style:family="text">
      <style:text-properties fo:font-weight="bold" officeooo:rsid="099258e2" style:font-weight-asian="bold" style:font-weight-complex="bold"/>
    </style:style>
    <style:style style:name="T50" style:family="text">
      <style:text-properties fo:font-weight="bold" officeooo:rsid="09981034" style:font-weight-asian="bold" style:font-weight-complex="bold"/>
    </style:style>
    <style:style style:name="T51" style:family="text">
      <style:text-properties fo:font-weight="bold" officeooo:rsid="0996428e" style:font-weight-asian="bold" style:font-weight-complex="bold"/>
    </style:style>
    <style:style style:name="T52" style:family="text">
      <style:text-properties fo:font-weight="bold" officeooo:rsid="0999c9b1" style:font-weight-asian="bold" style:font-weight-complex="bold"/>
    </style:style>
    <style:style style:name="T53" style:family="text">
      <style:text-properties fo:font-weight="bold" officeooo:rsid="09a86468" style:font-weight-asian="bold" style:font-weight-complex="bold"/>
    </style:style>
    <style:style style:name="T54" style:family="text">
      <style:text-properties fo:font-weight="bold" officeooo:rsid="09bfabdb" style:font-weight-asian="bold" style:font-weight-complex="bold"/>
    </style:style>
    <style:style style:name="T55" style:family="text">
      <style:text-properties fo:font-weight="bold" officeooo:rsid="09b1cd56" style:font-weight-asian="bold" style:font-weight-complex="bold"/>
    </style:style>
    <style:style style:name="T56" style:family="text">
      <style:text-properties fo:font-weight="bold" officeooo:rsid="09b11c44" style:font-weight-asian="bold" style:font-weight-complex="bold"/>
    </style:style>
    <style:style style:name="T57" style:family="text">
      <style:text-properties fo:font-weight="bold" officeooo:rsid="09f9e30f" style:font-weight-asian="bold" style:font-weight-complex="bold"/>
    </style:style>
    <style:style style:name="T58" style:family="text">
      <style:text-properties fo:font-weight="bold" officeooo:rsid="0a284609" style:font-weight-asian="bold" style:font-weight-complex="bold"/>
    </style:style>
    <style:style style:name="T59" style:family="text">
      <style:text-properties fo:font-weight="bold" officeooo:rsid="0a2f76ae" style:font-weight-asian="bold" style:font-weight-complex="bold"/>
    </style:style>
    <style:style style:name="T60" style:family="text">
      <style:text-properties fo:font-weight="bold" officeooo:rsid="0a3bfb83" style:font-weight-asian="bold" style:font-weight-complex="bold"/>
    </style:style>
    <style:style style:name="T61" style:family="text">
      <style:text-properties fo:font-weight="bold" officeooo:rsid="0a62338f" style:font-weight-asian="bold" style:font-weight-complex="bold"/>
    </style:style>
    <style:style style:name="T62" style:family="text">
      <style:text-properties fo:font-weight="bold" officeooo:rsid="0a67b453" style:font-weight-asian="bold" style:font-weight-complex="bold"/>
    </style:style>
    <style:style style:name="T63" style:family="text">
      <style:text-properties fo:font-weight="bold" officeooo:rsid="0a991bc3" style:font-weight-asian="bold" style:font-weight-complex="bold"/>
    </style:style>
    <style:style style:name="T64" style:family="text">
      <style:text-properties fo:font-weight="bold" officeooo:rsid="0a8e9e43" style:font-weight-asian="bold" style:font-weight-complex="bold"/>
    </style:style>
    <style:style style:name="T65" style:family="text">
      <style:text-properties fo:font-weight="bold" officeooo:rsid="0aa7cdf0" style:font-weight-asian="bold" style:font-weight-complex="bold"/>
    </style:style>
    <style:style style:name="T66" style:family="text">
      <style:text-properties fo:font-weight="bold" officeooo:rsid="09996baa" style:font-weight-asian="bold" style:font-weight-complex="bold"/>
    </style:style>
    <style:style style:name="T67" style:family="text">
      <style:text-properties fo:font-weight="bold" officeooo:rsid="0ab37883" style:font-weight-asian="bold" style:font-weight-complex="bold"/>
    </style:style>
    <style:style style:name="T68" style:family="text">
      <style:text-properties fo:font-weight="bold" officeooo:rsid="0ac158e3" style:font-weight-asian="bold" style:font-weight-complex="bold"/>
    </style:style>
    <style:style style:name="T69" style:family="text">
      <style:text-properties fo:font-weight="bold" officeooo:rsid="0ac29aa9" style:font-weight-asian="bold" style:font-weight-complex="bold"/>
    </style:style>
    <style:style style:name="T70" style:family="text">
      <style:text-properties fo:font-weight="bold" officeooo:rsid="0acb382d" style:font-weight-asian="bold" style:font-weight-complex="bold"/>
    </style:style>
    <style:style style:name="T71" style:family="text">
      <style:text-properties fo:font-weight="bold" officeooo:rsid="0ac59bd6" style:font-weight-asian="bold" style:font-weight-complex="bold"/>
    </style:style>
    <style:style style:name="T72" style:family="text">
      <style:text-properties fo:font-weight="bold" officeooo:rsid="0ad80130" style:font-weight-asian="bold" style:font-weight-complex="bold"/>
    </style:style>
    <style:style style:name="T73" style:family="text">
      <style:text-properties fo:font-weight="bold" officeooo:rsid="09efcbf1" style:font-weight-asian="bold" style:font-weight-complex="bold"/>
    </style:style>
    <style:style style:name="T74" style:family="text">
      <style:text-properties fo:font-weight="bold" officeooo:rsid="0adc10d9" style:font-weight-asian="bold" style:font-weight-complex="bold"/>
    </style:style>
    <style:style style:name="T75" style:family="text">
      <style:text-properties fo:font-weight="bold" officeooo:rsid="0ae1c0e9" style:font-weight-asian="bold" style:font-weight-complex="bold"/>
    </style:style>
    <style:style style:name="T76" style:family="text">
      <style:text-properties fo:font-weight="bold" officeooo:rsid="0ae2a379" style:font-weight-asian="bold" style:font-weight-complex="bold"/>
    </style:style>
    <style:style style:name="T77" style:family="text">
      <style:text-properties fo:font-weight="bold" officeooo:rsid="09e76b53" style:font-weight-asian="bold" style:font-weight-complex="bold"/>
    </style:style>
    <style:style style:name="T78" style:family="text">
      <style:text-properties fo:font-weight="bold" officeooo:rsid="0af1697a" style:font-weight-asian="bold" style:font-weight-complex="bold"/>
    </style:style>
    <style:style style:name="T79" style:family="text">
      <style:text-properties fo:font-weight="bold" officeooo:rsid="0af2da88" style:font-weight-asian="bold" style:font-weight-complex="bold"/>
    </style:style>
    <style:style style:name="T80" style:family="text">
      <style:text-properties fo:font-weight="bold" officeooo:rsid="0af3cb89" style:font-weight-asian="bold" style:font-weight-complex="bold"/>
    </style:style>
    <style:style style:name="T81" style:family="text">
      <style:text-properties fo:font-weight="bold" officeooo:rsid="0af3e3da" style:font-weight-asian="bold" style:font-weight-complex="bold"/>
    </style:style>
    <style:style style:name="T82" style:family="text">
      <style:text-properties fo:font-weight="bold" officeooo:rsid="0afaefc8" style:font-weight-asian="bold" style:font-weight-complex="bold"/>
    </style:style>
    <style:style style:name="T83" style:family="text">
      <style:text-properties fo:font-weight="bold" officeooo:rsid="0b066f8c" style:font-weight-asian="bold" style:font-weight-complex="bold"/>
    </style:style>
    <style:style style:name="T84" style:family="text">
      <style:text-properties fo:font-weight="bold" officeooo:rsid="0b0ee618" style:font-weight-asian="bold" style:font-weight-complex="bold"/>
    </style:style>
    <style:style style:name="T85" style:family="text">
      <style:text-properties fo:font-weight="bold" officeooo:rsid="0b0ff2cb" style:font-weight-asian="bold" style:font-weight-complex="bold"/>
    </style:style>
    <style:style style:name="T86" style:family="text">
      <style:text-properties fo:font-weight="bold" officeooo:rsid="0b02d899" style:font-weight-asian="bold" style:font-weight-complex="bold"/>
    </style:style>
    <style:style style:name="T87" style:family="text">
      <style:text-properties fo:font-weight="bold" officeooo:rsid="0b1358f4" style:font-weight-asian="bold" style:font-weight-complex="bold"/>
    </style:style>
    <style:style style:name="T88" style:family="text">
      <style:text-properties fo:font-weight="bold" officeooo:rsid="0b133044" style:font-weight-asian="bold" style:font-weight-complex="bold"/>
    </style:style>
    <style:style style:name="T89" style:family="text">
      <style:text-properties fo:font-weight="bold" officeooo:rsid="0b1adb20" style:font-weight-asian="bold" style:font-weight-complex="bold"/>
    </style:style>
    <style:style style:name="T90" style:family="text">
      <style:text-properties fo:font-weight="bold" officeooo:rsid="0b1afde8" style:font-weight-asian="bold" style:font-weight-complex="bold"/>
    </style:style>
    <style:style style:name="T91" style:family="text">
      <style:text-properties fo:font-weight="bold" officeooo:rsid="0b1b11f3" style:font-weight-asian="bold" style:font-weight-complex="bold"/>
    </style:style>
    <style:style style:name="T92" style:family="text">
      <style:text-properties fo:font-weight="bold" officeooo:rsid="0b262611" style:font-weight-asian="bold" style:font-weight-complex="bold"/>
    </style:style>
    <style:style style:name="T93" style:family="text">
      <style:text-properties fo:font-weight="bold" officeooo:rsid="0b28a9fc" style:font-weight-asian="bold" style:font-weight-complex="bold"/>
    </style:style>
    <style:style style:name="T94" style:family="text">
      <style:text-properties fo:font-weight="bold" officeooo:rsid="0b2c4973" style:font-weight-asian="bold" style:font-weight-complex="bold"/>
    </style:style>
    <style:style style:name="T95" style:family="text">
      <style:text-properties fo:font-weight="bold" officeooo:rsid="0b237210" style:font-weight-asian="bold" style:font-weight-complex="bold"/>
    </style:style>
    <style:style style:name="T96" style:family="text">
      <style:text-properties fo:font-weight="bold" officeooo:rsid="0b35f86f" style:font-weight-asian="bold" style:font-weight-complex="bold"/>
    </style:style>
    <style:style style:name="T97" style:family="text">
      <style:text-properties fo:font-weight="bold" officeooo:rsid="0b3ac6d7" style:font-weight-asian="bold" style:font-weight-complex="bold"/>
    </style:style>
    <style:style style:name="T98" style:family="text">
      <style:text-properties fo:font-weight="bold" officeooo:rsid="0b3bd8d6" style:font-weight-asian="bold" style:font-weight-complex="bold"/>
    </style:style>
    <style:style style:name="T99" style:family="text">
      <style:text-properties fo:font-weight="bold" officeooo:rsid="0b3c7084" style:font-weight-asian="bold" style:font-weight-complex="bold"/>
    </style:style>
    <style:style style:name="T100" style:family="text">
      <style:text-properties fo:font-weight="bold" officeooo:rsid="0b3cf689" style:font-weight-asian="bold" style:font-weight-complex="bold"/>
    </style:style>
    <style:style style:name="T101" style:family="text">
      <style:text-properties fo:font-weight="bold" officeooo:rsid="0b5270c8" style:font-weight-asian="bold" style:font-weight-complex="bold"/>
    </style:style>
    <style:style style:name="T102" style:family="text">
      <style:text-properties fo:font-weight="bold" officeooo:rsid="0b54eb75" style:font-weight-asian="bold" style:font-weight-complex="bold"/>
    </style:style>
    <style:style style:name="T103" style:family="text">
      <style:text-properties fo:font-weight="bold" officeooo:rsid="0b551a41" style:font-weight-asian="bold" style:font-weight-complex="bold"/>
    </style:style>
    <style:style style:name="T104" style:family="text">
      <style:text-properties fo:font-weight="bold" officeooo:rsid="0b5650f5" style:font-weight-asian="bold" style:font-weight-complex="bold"/>
    </style:style>
    <style:style style:name="T105" style:family="text">
      <style:text-properties fo:font-weight="bold" officeooo:rsid="0b5fd4e3" style:font-weight-asian="bold" style:font-weight-complex="bold"/>
    </style:style>
    <style:style style:name="T106" style:family="text">
      <style:text-properties fo:font-weight="bold" officeooo:rsid="0b609f8f" style:font-weight-asian="bold" style:font-weight-complex="bold"/>
    </style:style>
    <style:style style:name="T107" style:family="text">
      <style:text-properties fo:font-weight="bold" officeooo:rsid="0ad6a73e" style:font-weight-asian="bold" style:font-weight-complex="bold"/>
    </style:style>
    <style:style style:name="T108" style:family="text">
      <style:text-properties fo:font-weight="bold" officeooo:rsid="0b6517ac" style:font-weight-asian="bold" style:font-weight-complex="bold"/>
    </style:style>
    <style:style style:name="T109" style:family="text">
      <style:text-properties fo:font-weight="bold" officeooo:rsid="0b6b584d" style:font-weight-asian="bold" style:font-weight-complex="bold"/>
    </style:style>
    <style:style style:name="T110" style:family="text">
      <style:text-properties fo:font-weight="bold" officeooo:rsid="0b6d9841" style:font-weight-asian="bold" style:font-weight-complex="bold"/>
    </style:style>
    <style:style style:name="T111" style:family="text">
      <style:text-properties fo:font-weight="bold" officeooo:rsid="0b7602c8" style:font-weight-asian="bold" style:font-weight-complex="bold"/>
    </style:style>
    <style:style style:name="T112" style:family="text">
      <style:text-properties fo:font-weight="bold" officeooo:rsid="0b77935c" style:font-weight-asian="bold" style:font-weight-complex="bold"/>
    </style:style>
    <style:style style:name="T113" style:family="text">
      <style:text-properties fo:font-weight="bold" officeooo:rsid="0b7c4886" style:font-weight-asian="bold" style:font-weight-complex="bold"/>
    </style:style>
    <style:style style:name="T114" style:family="text">
      <style:text-properties fo:font-weight="bold" officeooo:rsid="0b8e75f6" style:font-weight-asian="bold" style:font-weight-complex="bold"/>
    </style:style>
    <style:style style:name="T115" style:family="text">
      <style:text-properties fo:font-weight="bold" officeooo:rsid="0b8de56a" style:font-weight-asian="bold" style:font-weight-complex="bold"/>
    </style:style>
    <style:style style:name="T116" style:family="text">
      <style:text-properties fo:font-weight="bold" officeooo:rsid="0b907dd3" style:font-weight-asian="bold" style:font-weight-complex="bold"/>
    </style:style>
    <style:style style:name="T117" style:family="text">
      <style:text-properties officeooo:rsid="07b346c8"/>
    </style:style>
    <style:style style:name="T118" style:family="text">
      <style:text-properties officeooo:rsid="07b89266"/>
    </style:style>
    <style:style style:name="T119" style:family="text">
      <style:text-properties officeooo:rsid="07b93194"/>
    </style:style>
    <style:style style:name="T120" style:family="text">
      <style:text-properties text:display="none"/>
    </style:style>
    <style:style style:name="T121" style:family="text">
      <style:text-properties officeooo:rsid="07c98fd2"/>
    </style:style>
    <style:style style:name="T122" style:family="text">
      <style:text-properties officeooo:rsid="07ca54a9"/>
    </style:style>
    <style:style style:name="T123" style:family="text">
      <style:text-properties officeooo:rsid="07cd703b"/>
    </style:style>
    <style:style style:name="T124" style:family="text">
      <style:text-properties officeooo:rsid="07d14ea9"/>
    </style:style>
    <style:style style:name="T125" style:family="text">
      <style:text-properties officeooo:rsid="07d419d0"/>
    </style:style>
    <style:style style:name="T126" style:family="text">
      <style:text-properties officeooo:rsid="07d52417"/>
    </style:style>
    <style:style style:name="T127" style:family="text">
      <style:text-properties officeooo:rsid="07d70692"/>
    </style:style>
    <style:style style:name="T128" style:family="text">
      <style:text-properties officeooo:rsid="07dde37a"/>
    </style:style>
    <style:style style:name="T129" style:family="text">
      <style:text-properties officeooo:rsid="07de4fb9"/>
    </style:style>
    <style:style style:name="T130" style:family="text">
      <style:text-properties style:font-name="Times New Roman3" officeooo:rsid="07dde37a"/>
    </style:style>
    <style:style style:name="T131" style:family="text">
      <style:text-properties style:font-name="Times New Roman3" officeooo:rsid="07de4fb9"/>
    </style:style>
    <style:style style:name="T132" style:family="text">
      <style:text-properties style:font-name="Times New Roman3" fo:font-weight="bold" officeooo:rsid="07dde37a" style:font-weight-asian="bold" style:font-weight-complex="bold"/>
    </style:style>
    <style:style style:name="T133" style:family="text">
      <style:text-properties style:font-name="Times New Roman3" fo:font-weight="bold" officeooo:rsid="07de4fb9" style:font-weight-asian="bold" style:font-weight-complex="bold"/>
    </style:style>
    <style:style style:name="T134" style:family="text">
      <style:text-properties style:font-name="Times New Roman3" officeooo:rsid="07e2ed85"/>
    </style:style>
    <style:style style:name="T135" style:family="text">
      <style:text-properties style:font-name="Times New Roman3" officeooo:rsid="07eb33b1"/>
    </style:style>
    <style:style style:name="T136" style:family="text">
      <style:text-properties style:font-name="Times New Roman3" officeooo:rsid="07f47c3e"/>
    </style:style>
    <style:style style:name="T137" style:family="text">
      <style:text-properties style:font-name="Times New Roman3" officeooo:rsid="07f4d937"/>
    </style:style>
    <style:style style:name="T138" style:family="text">
      <style:text-properties style:font-name="Times New Roman3" officeooo:rsid="07f4eb3b"/>
    </style:style>
    <style:style style:name="T139" style:family="text">
      <style:text-properties officeooo:rsid="07dfb6f3"/>
    </style:style>
    <style:style style:name="T140" style:family="text">
      <style:text-properties officeooo:rsid="07e6dc8e"/>
    </style:style>
    <style:style style:name="T141" style:family="text">
      <style:text-properties officeooo:rsid="07e8a5be"/>
    </style:style>
    <style:style style:name="T142" style:family="text">
      <style:text-properties officeooo:rsid="07eadb58"/>
    </style:style>
    <style:style style:name="T143" style:family="text">
      <style:text-properties officeooo:rsid="07f7ed9c"/>
    </style:style>
    <style:style style:name="T144" style:family="text">
      <style:text-properties officeooo:rsid="07fbc69e"/>
    </style:style>
    <style:style style:name="T145" style:family="text">
      <style:text-properties officeooo:rsid="08007161"/>
    </style:style>
    <style:style style:name="T146" style:family="text">
      <style:text-properties fo:font-size="8pt" officeooo:rsid="08080930" style:font-size-asian="8pt" style:font-size-complex="8pt"/>
    </style:style>
    <style:style style:name="T147" style:family="text">
      <style:text-properties officeooo:rsid="081015ac"/>
    </style:style>
    <style:style style:name="T148" style:family="text">
      <style:text-properties officeooo:rsid="08118bfd"/>
    </style:style>
    <style:style style:name="T149" style:family="text">
      <style:text-properties officeooo:rsid="0817b83f"/>
    </style:style>
    <style:style style:name="T150" style:family="text">
      <style:text-properties officeooo:rsid="08199611"/>
    </style:style>
    <style:style style:name="T151" style:family="text">
      <style:text-properties officeooo:rsid="081a988a"/>
    </style:style>
    <style:style style:name="T152" style:family="text">
      <style:text-properties officeooo:rsid="081f7b1e"/>
    </style:style>
    <style:style style:name="T153" style:family="text">
      <style:text-properties officeooo:rsid="08268e35"/>
    </style:style>
    <style:style style:name="T154" style:family="text">
      <style:text-properties officeooo:rsid="0826a87d"/>
    </style:style>
    <style:style style:name="T1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158" style:family="text">
      <style:text-properties fo:font-style="normal" style:font-style-asian="normal" style:font-style-complex="normal"/>
    </style:style>
    <style:style style:name="T159" style:family="text">
      <style:text-properties fo:font-style="normal" officeooo:rsid="0a5591d6" style:font-style-asian="normal" style:font-style-complex="normal"/>
    </style:style>
    <style:style style:name="T160" style:family="text">
      <style:text-properties fo:font-style="normal" officeooo:rsid="0a56e304" style:font-style-asian="normal" style:font-style-complex="normal"/>
    </style:style>
    <style:style style:name="T161" style:family="text">
      <style:text-properties fo:font-style="normal" officeooo:rsid="0a58b23d" style:font-style-asian="normal" style:font-style-complex="normal"/>
    </style:style>
    <style:style style:name="T162" style:family="text">
      <style:text-properties fo:font-style="normal" officeooo:rsid="0a598641" style:font-style-asian="normal" style:font-style-complex="normal"/>
    </style:style>
    <style:style style:name="T163" style:family="text">
      <style:text-properties fo:font-style="normal" officeooo:rsid="0a5b1a09" style:font-style-asian="normal" style:font-style-complex="normal"/>
    </style:style>
    <style:style style:name="T164" style:family="text">
      <style:text-properties fo:font-style="normal" officeooo:rsid="0a5e99bc" style:font-style-asian="normal" style:font-style-complex="normal"/>
    </style:style>
    <style:style style:name="T165" style:family="text">
      <style:text-properties fo:font-style="normal" officeooo:rsid="0a5ee42d" style:font-style-asian="normal" style:font-style-complex="normal"/>
    </style:style>
    <style:style style:name="T166" style:family="text">
      <style:text-properties fo:font-style="normal" officeooo:rsid="0a5ff2ac" style:font-style-asian="normal" style:font-style-complex="normal"/>
    </style:style>
    <style:style style:name="T167" style:family="text">
      <style:text-properties fo:font-style="normal" officeooo:rsid="0a93b035" style:font-style-asian="normal" style:font-style-complex="normal"/>
    </style:style>
    <style:style style:name="T168" style:family="text">
      <style:text-properties fo:font-style="normal" officeooo:rsid="0aa4f99b" style:font-style-asian="normal" style:font-style-complex="normal"/>
    </style:style>
    <style:style style:name="T169" style:family="text">
      <style:text-properties officeooo:rsid="082e925d"/>
    </style:style>
    <style:style style:name="T170" style:family="text">
      <style:text-properties officeooo:rsid="0830607d"/>
    </style:style>
    <style:style style:name="T171" style:family="text">
      <style:text-properties officeooo:rsid="08323122"/>
    </style:style>
    <style:style style:name="T172" style:family="text">
      <style:text-properties officeooo:rsid="08341f57"/>
    </style:style>
    <style:style style:name="T173" style:family="text">
      <style:text-properties officeooo:rsid="0834ea92"/>
    </style:style>
    <style:style style:name="T174" style:family="text">
      <style:text-properties officeooo:rsid="08354c9b"/>
    </style:style>
    <style:style style:name="T175" style:family="text">
      <style:text-properties officeooo:rsid="0837890e"/>
    </style:style>
    <style:style style:name="T176" style:family="text">
      <style:text-properties officeooo:rsid="083b3d64"/>
    </style:style>
    <style:style style:name="T177" style:family="text">
      <style:text-properties officeooo:rsid="083ff13b"/>
    </style:style>
    <style:style style:name="T178" style:family="text">
      <style:text-properties officeooo:rsid="0842641b"/>
    </style:style>
    <style:style style:name="T179" style:family="text">
      <style:text-properties officeooo:rsid="08447a12"/>
    </style:style>
    <style:style style:name="T180" style:family="text">
      <style:text-properties officeooo:rsid="0845f1bd"/>
    </style:style>
    <style:style style:name="T181" style:family="text">
      <style:text-properties officeooo:rsid="0850fc83"/>
    </style:style>
    <style:style style:name="T182" style:family="text">
      <style:text-properties officeooo:rsid="0862718b"/>
    </style:style>
    <style:style style:name="T183" style:family="text">
      <style:text-properties officeooo:rsid="0863e71d"/>
    </style:style>
    <style:style style:name="T184" style:family="text">
      <style:text-properties officeooo:rsid="086d7a9d"/>
    </style:style>
    <style:style style:name="T185" style:family="text">
      <style:text-properties officeooo:rsid="086e13dd"/>
    </style:style>
    <style:style style:name="T186" style:family="text">
      <style:text-properties officeooo:rsid="0872131b"/>
    </style:style>
    <style:style style:name="T187" style:family="text">
      <style:text-properties officeooo:rsid="087492f5"/>
    </style:style>
    <style:style style:name="T188" style:family="text">
      <style:text-properties officeooo:rsid="08755f5f"/>
    </style:style>
    <style:style style:name="T189" style:family="text">
      <style:text-properties officeooo:rsid="08777f64"/>
    </style:style>
    <style:style style:name="T190" style:family="text">
      <style:text-properties officeooo:rsid="08794b59"/>
    </style:style>
    <style:style style:name="T191" style:family="text">
      <style:text-properties officeooo:rsid="08876166"/>
    </style:style>
    <style:style style:name="T192" style:family="text">
      <style:text-properties officeooo:rsid="08974940"/>
    </style:style>
    <style:style style:name="T193" style:family="text">
      <style:text-properties officeooo:rsid="08a0aed3"/>
    </style:style>
    <style:style style:name="T194" style:family="text">
      <style:text-properties officeooo:rsid="08b9cd49"/>
    </style:style>
    <style:style style:name="T195" style:family="text">
      <style:text-properties officeooo:rsid="08c4bf56"/>
    </style:style>
    <style:style style:name="T196" style:family="text">
      <style:text-properties officeooo:rsid="08c5e867"/>
    </style:style>
    <style:style style:name="T197" style:family="text">
      <style:text-properties officeooo:rsid="08c8a14e"/>
    </style:style>
    <style:style style:name="T198" style:family="text">
      <style:text-properties officeooo:rsid="08cc47a8"/>
    </style:style>
    <style:style style:name="T199" style:family="text">
      <style:text-properties officeooo:rsid="08d0103b"/>
    </style:style>
    <style:style style:name="T200" style:family="text">
      <style:text-properties officeooo:rsid="08d3a0ab"/>
    </style:style>
    <style:style style:name="T201" style:family="text">
      <style:text-properties officeooo:rsid="08d44b39"/>
    </style:style>
    <style:style style:name="T202" style:family="text">
      <style:text-properties officeooo:rsid="08d8cba9"/>
    </style:style>
    <style:style style:name="T203" style:family="text">
      <style:text-properties officeooo:rsid="08dc0eab"/>
    </style:style>
    <style:style style:name="T204" style:family="text">
      <style:text-properties officeooo:rsid="08dfe425"/>
    </style:style>
    <style:style style:name="T205" style:family="text">
      <style:text-properties officeooo:rsid="08e70d21"/>
    </style:style>
    <style:style style:name="T206" style:family="text">
      <style:text-properties fo:font-weight="normal" style:font-weight-asian="normal" style:font-weight-complex="normal"/>
    </style:style>
    <style:style style:name="T207" style:family="text">
      <style:text-properties fo:font-weight="normal" officeooo:rsid="08dc0eab" style:font-weight-asian="normal" style:font-weight-complex="normal"/>
    </style:style>
    <style:style style:name="T208" style:family="text">
      <style:text-properties fo:font-weight="normal" officeooo:rsid="08e70d21" style:font-weight-asian="normal" style:font-weight-complex="normal"/>
    </style:style>
    <style:style style:name="T209" style:family="text">
      <style:text-properties fo:font-weight="normal" officeooo:rsid="08e7591e" style:font-weight-asian="normal" style:font-weight-complex="normal"/>
    </style:style>
    <style:style style:name="T210" style:family="text">
      <style:text-properties fo:font-weight="normal" officeooo:rsid="08e936d2" style:font-weight-asian="normal" style:font-weight-complex="normal"/>
    </style:style>
    <style:style style:name="T211" style:family="text">
      <style:text-properties fo:font-weight="normal" officeooo:rsid="08eecd03" style:font-weight-asian="normal" style:font-weight-complex="normal"/>
    </style:style>
    <style:style style:name="T212" style:family="text">
      <style:text-properties fo:font-weight="normal" officeooo:rsid="0916a7ce" style:font-weight-asian="normal" style:font-weight-complex="normal"/>
    </style:style>
    <style:style style:name="T213" style:family="text">
      <style:text-properties fo:font-weight="normal" officeooo:rsid="08fef47e" style:font-weight-asian="normal" style:font-weight-complex="normal"/>
    </style:style>
    <style:style style:name="T214" style:family="text">
      <style:text-properties fo:font-weight="normal" officeooo:rsid="0996428e" style:font-weight-asian="normal" style:font-weight-complex="normal"/>
    </style:style>
    <style:style style:name="T215" style:family="text">
      <style:text-properties fo:font-weight="normal" officeooo:rsid="099c0ce3" style:font-weight-asian="normal" style:font-weight-complex="normal"/>
    </style:style>
    <style:style style:name="T216" style:family="text">
      <style:text-properties fo:font-weight="normal" officeooo:rsid="09bc3228" style:font-weight-asian="normal" style:font-weight-complex="normal"/>
    </style:style>
    <style:style style:name="T217" style:family="text">
      <style:text-properties fo:font-weight="normal" officeooo:rsid="09bfabdb" style:font-weight-asian="normal" style:font-weight-complex="normal"/>
    </style:style>
    <style:style style:name="T218" style:family="text">
      <style:text-properties fo:font-weight="normal" officeooo:rsid="09d2b276" style:font-weight-asian="normal" style:font-weight-complex="normal"/>
    </style:style>
    <style:style style:name="T219" style:family="text">
      <style:text-properties fo:font-weight="normal" officeooo:rsid="09b11c44" style:font-weight-asian="normal" style:font-weight-complex="normal"/>
    </style:style>
    <style:style style:name="T220" style:family="text">
      <style:text-properties fo:font-weight="normal" officeooo:rsid="09d391f5" style:font-weight-asian="normal" style:font-weight-complex="normal"/>
    </style:style>
    <style:style style:name="T221" style:family="text">
      <style:text-properties fo:font-weight="normal" officeooo:rsid="0a991bc3" style:font-weight-asian="normal" style:font-weight-complex="normal"/>
    </style:style>
    <style:style style:name="T222" style:family="text">
      <style:text-properties fo:font-weight="normal" officeooo:rsid="0ac29aa9" style:font-weight-asian="normal" style:font-weight-complex="normal"/>
    </style:style>
    <style:style style:name="T223" style:family="text">
      <style:text-properties fo:font-weight="normal" officeooo:rsid="0ac4b077" style:font-weight-asian="normal" style:font-weight-complex="normal"/>
    </style:style>
    <style:style style:name="T224" style:family="text">
      <style:text-properties fo:font-weight="normal" officeooo:rsid="0ac9238e" style:font-weight-asian="normal" style:font-weight-complex="normal"/>
    </style:style>
    <style:style style:name="T225" style:family="text">
      <style:text-properties fo:font-weight="normal" officeooo:rsid="0ab37883" style:font-weight-asian="normal" style:font-weight-complex="normal"/>
    </style:style>
    <style:style style:name="T226" style:family="text">
      <style:text-properties fo:font-weight="normal" officeooo:rsid="0b1adb20" style:font-weight-asian="normal" style:font-weight-complex="normal"/>
    </style:style>
    <style:style style:name="T227" style:family="text">
      <style:text-properties fo:font-weight="normal" officeooo:rsid="0b262611" style:font-weight-asian="normal" style:font-weight-complex="normal"/>
    </style:style>
    <style:style style:name="T228" style:family="text">
      <style:text-properties fo:font-weight="normal" officeooo:rsid="0b37b267" style:font-weight-asian="normal" style:font-weight-complex="normal"/>
    </style:style>
    <style:style style:name="T229" style:family="text">
      <style:text-properties officeooo:rsid="08edb24d"/>
    </style:style>
    <style:style style:name="T230" style:family="text">
      <style:text-properties officeooo:rsid="08eecd03"/>
    </style:style>
    <style:style style:name="T231" style:family="text">
      <style:text-properties officeooo:rsid="08f74c42"/>
    </style:style>
    <style:style style:name="T232" style:family="text">
      <style:text-properties officeooo:rsid="08f9d3cb"/>
    </style:style>
    <style:style style:name="T233" style:family="text">
      <style:text-properties officeooo:rsid="08fb8032"/>
    </style:style>
    <style:style style:name="T234" style:family="text">
      <style:text-properties officeooo:rsid="08fef47e"/>
    </style:style>
    <style:style style:name="T235" style:family="text">
      <style:text-properties officeooo:rsid="09001f06"/>
    </style:style>
    <style:style style:name="T236" style:family="text">
      <style:text-properties officeooo:rsid="0904eda6"/>
    </style:style>
    <style:style style:name="T237" style:family="text">
      <style:text-properties officeooo:rsid="0907cf26"/>
    </style:style>
    <style:style style:name="T238" style:family="text">
      <style:text-properties officeooo:rsid="090f3b70"/>
    </style:style>
    <style:style style:name="T239" style:family="text">
      <style:text-properties officeooo:rsid="0910db4b"/>
    </style:style>
    <style:style style:name="T240" style:family="text">
      <style:text-properties officeooo:rsid="09127cb8"/>
    </style:style>
    <style:style style:name="T241" style:family="text">
      <style:text-properties officeooo:rsid="09167e54"/>
    </style:style>
    <style:style style:name="T242" style:family="text">
      <style:text-properties officeooo:rsid="0916a7ce"/>
    </style:style>
    <style:style style:name="T243" style:family="text">
      <style:text-properties officeooo:rsid="0927bee0"/>
    </style:style>
    <style:style style:name="T244" style:family="text">
      <style:text-properties officeooo:rsid="09298b29"/>
    </style:style>
    <style:style style:name="T245" style:family="text">
      <style:text-properties officeooo:rsid="092eb714"/>
    </style:style>
    <style:style style:name="T246" style:family="text">
      <style:text-properties officeooo:rsid="094866b1"/>
    </style:style>
    <style:style style:name="T247" style:family="text">
      <style:text-properties officeooo:rsid="0943c021"/>
    </style:style>
    <style:style style:name="T248" style:family="text">
      <style:text-properties officeooo:rsid="094a37f6"/>
    </style:style>
    <style:style style:name="T249" style:family="text">
      <style:text-properties officeooo:rsid="094d7a85"/>
    </style:style>
    <style:style style:name="T250" style:family="text">
      <style:text-properties officeooo:rsid="09524905"/>
    </style:style>
    <style:style style:name="T251" style:family="text">
      <style:text-properties officeooo:rsid="09557f64"/>
    </style:style>
    <style:style style:name="T252" style:family="text">
      <style:text-properties officeooo:rsid="0956c66b"/>
    </style:style>
    <style:style style:name="T253" style:family="text">
      <style:text-properties officeooo:rsid="095874c9"/>
    </style:style>
    <style:style style:name="T254" style:family="text">
      <style:text-properties officeooo:rsid="0962db77"/>
    </style:style>
    <style:style style:name="T255" style:family="text">
      <style:text-properties officeooo:rsid="096396ca"/>
    </style:style>
    <style:style style:name="T256" style:family="text">
      <style:text-properties style:font-name="Times New Roman1" fo:font-weight="normal" style:font-size-asian="10.5pt" style:font-weight-asian="normal" style:font-weight-complex="normal"/>
    </style:style>
    <style:style style:name="T257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258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259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260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261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262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263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264" style:family="text">
      <style:text-properties style:font-name="Times New Roman1" fo:font-weight="bold" style:font-size-asian="10.5pt" style:font-weight-asian="bold" style:font-weight-complex="bold"/>
    </style:style>
    <style:style style:name="T265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266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267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268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269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270" style:family="text">
      <style:text-properties officeooo:rsid="096fc742"/>
    </style:style>
    <style:style style:name="T271" style:family="text">
      <style:text-properties officeooo:rsid="0975296f"/>
    </style:style>
    <style:style style:name="T272" style:family="text">
      <style:text-properties officeooo:rsid="097eaaf2"/>
    </style:style>
    <style:style style:name="T273" style:family="text">
      <style:text-properties officeooo:rsid="09815d8e"/>
    </style:style>
    <style:style style:name="T274" style:family="text">
      <style:text-properties officeooo:rsid="09870606"/>
    </style:style>
    <style:style style:name="T275" style:family="text">
      <style:text-properties officeooo:rsid="0988fad7"/>
    </style:style>
    <style:style style:name="T276" style:family="text">
      <style:text-properties officeooo:rsid="098ca377"/>
    </style:style>
    <style:style style:name="T277" style:family="text">
      <style:text-properties officeooo:rsid="099258e2"/>
    </style:style>
    <style:style style:name="T278" style:family="text">
      <style:text-properties officeooo:rsid="0996428e"/>
    </style:style>
    <style:style style:name="T279" style:family="text">
      <style:text-properties officeooo:rsid="09996baa"/>
    </style:style>
    <style:style style:name="T280" style:family="text">
      <style:text-properties officeooo:rsid="0999c9b1"/>
    </style:style>
    <style:style style:name="T281" style:family="text">
      <style:text-properties officeooo:rsid="099c0ce3"/>
    </style:style>
    <style:style style:name="T282" style:family="text">
      <style:text-properties officeooo:rsid="099ffbcc"/>
    </style:style>
    <style:style style:name="T283" style:family="text">
      <style:text-properties officeooo:rsid="09a5cc3e"/>
    </style:style>
    <style:style style:name="T284" style:family="text">
      <style:text-properties officeooo:rsid="09a86468"/>
    </style:style>
    <style:style style:name="T285" style:family="text">
      <style:text-properties officeooo:rsid="09b11c44"/>
    </style:style>
    <style:style style:name="T286" style:family="text">
      <style:text-properties officeooo:rsid="09b1cd56"/>
    </style:style>
    <style:style style:name="T287" style:family="text">
      <style:text-properties officeooo:rsid="09b60674"/>
    </style:style>
    <style:style style:name="T288" style:family="text">
      <style:text-properties officeooo:rsid="09b7d8ff"/>
    </style:style>
    <style:style style:name="T289" style:family="text">
      <style:text-properties officeooo:rsid="09b7ef5c"/>
    </style:style>
    <style:style style:name="T290" style:family="text">
      <style:text-properties officeooo:rsid="09bdfc30"/>
    </style:style>
    <style:style style:name="T291" style:family="text">
      <style:text-properties officeooo:rsid="09bfabdb"/>
    </style:style>
    <style:style style:name="T292" style:family="text">
      <style:text-properties officeooo:rsid="09d0bbe5"/>
    </style:style>
    <style:style style:name="T293" style:family="text">
      <style:text-properties officeooo:rsid="09d268ce"/>
    </style:style>
    <style:style style:name="T294" style:family="text">
      <style:text-properties officeooo:rsid="09d2b276"/>
    </style:style>
    <style:style style:name="T295" style:family="text">
      <style:text-properties officeooo:rsid="09da796c"/>
    </style:style>
    <style:style style:name="T296" style:family="text">
      <style:text-properties officeooo:rsid="09dce9c7"/>
    </style:style>
    <style:style style:name="T297" style:family="text">
      <style:text-properties officeooo:rsid="09df44d1"/>
    </style:style>
    <style:style style:name="T298" style:family="text">
      <style:text-properties officeooo:rsid="09e23276"/>
    </style:style>
    <style:style style:name="T299" style:family="text">
      <style:text-properties officeooo:rsid="09e76b53"/>
    </style:style>
    <style:style style:name="T300" style:family="text">
      <style:text-properties officeooo:rsid="09ea00a5"/>
    </style:style>
    <style:style style:name="T301" style:family="text">
      <style:text-properties officeooo:rsid="09efcbf1"/>
    </style:style>
    <style:style style:name="T302" style:family="text">
      <style:text-properties officeooo:rsid="09f1fc4b"/>
    </style:style>
    <style:style style:name="T303" style:family="text">
      <style:text-properties officeooo:rsid="09f4e6db"/>
    </style:style>
    <style:style style:name="T304" style:family="text">
      <style:text-properties officeooo:rsid="09f866eb"/>
    </style:style>
    <style:style style:name="T305" style:family="text">
      <style:text-properties officeooo:rsid="0a18cdb5"/>
    </style:style>
    <style:style style:name="T306" style:family="text">
      <style:text-properties officeooo:rsid="0a1d93aa"/>
    </style:style>
    <style:style style:name="T307" style:family="text">
      <style:text-properties officeooo:rsid="0a284609"/>
    </style:style>
    <style:style style:name="T308" style:family="text">
      <style:text-properties officeooo:rsid="0a2f76ae"/>
    </style:style>
    <style:style style:name="T309" style:family="text">
      <style:text-properties officeooo:rsid="0a384561"/>
    </style:style>
    <style:style style:name="T310" style:family="text">
      <style:text-properties officeooo:rsid="0a49bb6e"/>
    </style:style>
    <style:style style:name="T311" style:family="text">
      <style:text-properties officeooo:rsid="0a4ea408"/>
    </style:style>
    <style:style style:name="T312" style:family="text">
      <style:text-properties officeooo:rsid="0a523ecb"/>
    </style:style>
    <style:style style:name="T313" style:family="text">
      <style:text-properties officeooo:rsid="0a56e304"/>
    </style:style>
    <style:style style:name="T314" style:family="text">
      <style:text-properties officeooo:rsid="0a58b23d"/>
    </style:style>
    <style:style style:name="T315" style:family="text">
      <style:text-properties fo:font-size="12pt" style:font-size-asian="12pt" style:font-size-complex="12pt"/>
    </style:style>
    <style:style style:name="T316" style:family="text">
      <style:text-properties fo:font-size="12pt" officeooo:rsid="0a5ee42d" style:font-size-asian="12pt" style:font-size-complex="12pt"/>
    </style:style>
    <style:style style:name="T317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318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319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320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321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322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323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324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325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326" style:family="text">
      <style:text-properties officeooo:rsid="0a62338f"/>
    </style:style>
    <style:style style:name="T327" style:family="text">
      <style:text-properties officeooo:rsid="0a651322"/>
    </style:style>
    <style:style style:name="T328" style:family="text">
      <style:text-properties officeooo:rsid="0a67b453"/>
    </style:style>
    <style:style style:name="T329" style:family="text">
      <style:text-properties officeooo:rsid="0a6ae982"/>
    </style:style>
    <style:style style:name="T330" style:family="text">
      <style:text-properties officeooo:rsid="0a6ecb51"/>
    </style:style>
    <style:style style:name="T331" style:family="text">
      <style:text-properties officeooo:rsid="0a763fcb"/>
    </style:style>
    <style:style style:name="T332" style:family="text">
      <style:text-properties officeooo:rsid="0a87d0e2"/>
    </style:style>
    <style:style style:name="T333" style:family="text">
      <style:text-properties officeooo:rsid="0a8a0c96"/>
    </style:style>
    <style:style style:name="T334" style:family="text">
      <style:text-properties officeooo:rsid="0a8e9e43"/>
    </style:style>
    <style:style style:name="T335" style:family="text">
      <style:text-properties officeooo:rsid="0a93b035"/>
    </style:style>
    <style:style style:name="T336" style:family="text">
      <style:text-properties officeooo:rsid="0a991bc3"/>
    </style:style>
    <style:style style:name="T337" style:family="text">
      <style:text-properties officeooo:rsid="0aa147b5"/>
    </style:style>
    <style:style style:name="T338" style:family="text">
      <style:text-properties officeooo:rsid="0aa7cdf0"/>
    </style:style>
    <style:style style:name="T339" style:family="text">
      <style:text-properties officeooo:rsid="0ab0036b"/>
    </style:style>
    <style:style style:name="T340" style:family="text">
      <style:text-properties officeooo:rsid="0ab007d7"/>
    </style:style>
    <style:style style:name="T341" style:family="text">
      <style:text-properties officeooo:rsid="0ab37883"/>
    </style:style>
    <style:style style:name="T342" style:family="text">
      <style:text-properties officeooo:rsid="0abdba53"/>
    </style:style>
    <style:style style:name="T343" style:family="text">
      <style:text-properties officeooo:rsid="0ac158e3"/>
    </style:style>
    <style:style style:name="T344" style:family="text">
      <style:text-properties officeooo:rsid="0ac4b077"/>
    </style:style>
    <style:style style:name="T345" style:family="text">
      <style:text-properties officeooo:rsid="0ac6121b"/>
    </style:style>
    <style:style style:name="T346" style:family="text">
      <style:text-properties officeooo:rsid="0ac7705b"/>
    </style:style>
    <style:style style:name="T347" style:family="text">
      <style:text-properties officeooo:rsid="0ad34a88"/>
    </style:style>
    <style:style style:name="T348" style:family="text">
      <style:text-properties officeooo:rsid="0ad80130"/>
    </style:style>
    <style:style style:name="T349" style:family="text">
      <style:text-properties officeooo:rsid="0ada5168"/>
    </style:style>
    <style:style style:name="T350" style:family="text">
      <style:text-properties officeooo:rsid="0adb8f50"/>
    </style:style>
    <style:style style:name="T351" style:family="text">
      <style:text-properties officeooo:rsid="0adc10d9"/>
    </style:style>
    <style:style style:name="T352" style:family="text">
      <style:text-properties officeooo:rsid="0addd47e"/>
    </style:style>
    <style:style style:name="T353" style:family="text">
      <style:text-properties officeooo:rsid="0adea10b"/>
    </style:style>
    <style:style style:name="T354" style:family="text">
      <style:text-properties officeooo:rsid="0adf020f"/>
    </style:style>
    <style:style style:name="T355" style:family="text">
      <style:text-properties officeooo:rsid="0ae1c0e9"/>
    </style:style>
    <style:style style:name="T356" style:family="text">
      <style:text-properties officeooo:rsid="0ae2a379"/>
    </style:style>
    <style:style style:name="T357" style:family="text">
      <style:text-properties officeooo:rsid="0ae8cff7"/>
    </style:style>
    <style:style style:name="T358" style:family="text">
      <style:text-properties officeooo:rsid="0af2da88"/>
    </style:style>
    <style:style style:name="T359" style:family="text">
      <style:text-properties officeooo:rsid="0af3cb89"/>
    </style:style>
    <style:style style:name="T360" style:family="text">
      <style:text-properties officeooo:rsid="0af3e3da"/>
    </style:style>
    <style:style style:name="T361" style:family="text">
      <style:text-properties officeooo:rsid="0af52a6a"/>
    </style:style>
    <style:style style:name="T362" style:family="text">
      <style:text-properties officeooo:rsid="0afaefc8"/>
    </style:style>
    <style:style style:name="T363" style:family="text">
      <style:text-properties officeooo:rsid="0b066f8c"/>
    </style:style>
    <style:style style:name="T364" style:family="text">
      <style:text-properties officeooo:rsid="0b0ee618"/>
    </style:style>
    <style:style style:name="T365" style:family="text">
      <style:text-properties officeooo:rsid="0b0ff2cb"/>
    </style:style>
    <style:style style:name="T366" style:family="text">
      <style:text-properties officeooo:rsid="0b133044"/>
    </style:style>
    <style:style style:name="T367" style:family="text">
      <style:text-properties officeooo:rsid="0b17977c"/>
    </style:style>
    <style:style style:name="T368" style:family="text">
      <style:text-properties officeooo:rsid="0b183214"/>
    </style:style>
    <style:style style:name="T369" style:family="text">
      <style:text-properties officeooo:rsid="0b1afde8"/>
    </style:style>
    <style:style style:name="T370" style:family="text">
      <style:text-properties officeooo:rsid="0b1cd65c"/>
    </style:style>
    <style:style style:name="T371" style:family="text">
      <style:text-properties officeooo:rsid="0b236239"/>
    </style:style>
    <style:style style:name="T372" style:family="text">
      <style:text-properties officeooo:rsid="0b237210"/>
    </style:style>
    <style:style style:name="T373" style:family="text">
      <style:text-properties officeooo:rsid="0b262611"/>
    </style:style>
    <style:style style:name="T374" style:family="text">
      <style:text-properties officeooo:rsid="0b28a9fc"/>
    </style:style>
    <style:style style:name="T375" style:family="text">
      <style:text-properties officeooo:rsid="0b2c4973"/>
    </style:style>
    <style:style style:name="T376" style:family="text">
      <style:text-properties officeooo:rsid="0b2f9e35"/>
    </style:style>
    <style:style style:name="T377" style:family="text">
      <style:text-properties officeooo:rsid="0b35f86f"/>
    </style:style>
    <style:style style:name="T378" style:family="text">
      <style:text-properties officeooo:rsid="0b3ac6d7"/>
    </style:style>
    <style:style style:name="T379" style:family="text">
      <style:text-properties officeooo:rsid="0b3cf689"/>
    </style:style>
    <style:style style:name="T380" style:family="text">
      <style:text-properties officeooo:rsid="0b3e0bfa"/>
    </style:style>
    <style:style style:name="T381" style:family="text">
      <style:text-properties officeooo:rsid="0b408bb8"/>
    </style:style>
    <style:style style:name="T382" style:family="text">
      <style:text-properties officeooo:rsid="0b478586"/>
    </style:style>
    <style:style style:name="T383" style:family="text">
      <style:text-properties officeooo:rsid="0b4aa965"/>
    </style:style>
    <style:style style:name="T384" style:family="text">
      <style:text-properties officeooo:rsid="0b620861"/>
    </style:style>
    <style:style style:name="T385" style:family="text">
      <style:text-properties officeooo:rsid="0b6d0f9d"/>
    </style:style>
    <style:style style:name="T386" style:family="text">
      <style:text-properties officeooo:rsid="0b87f3ac"/>
    </style:style>
    <style:style style:name="T387" style:family="text">
      <style:text-properties officeooo:rsid="0b89cf92"/>
    </style:style>
    <style:style style:name="T388" style:family="text">
      <style:text-properties officeooo:rsid="0b89fe06"/>
    </style:style>
    <style:style style:name="T389" style:family="text">
      <style:text-properties officeooo:rsid="0b8c399c"/>
    </style:style>
    <style:style style:name="T390" style:family="text">
      <style:text-properties officeooo:rsid="0b8de56a"/>
    </style:style>
    <style:style style:name="T391" style:family="text">
      <style:text-properties officeooo:rsid="0b8e75f6"/>
    </style:style>
    <style:style style:name="T392" style:family="text">
      <style:text-properties officeooo:rsid="0b907dd3"/>
    </style:style>
    <style:style style:name="T393" style:family="text">
      <style:text-properties officeooo:rsid="0b9476aa"/>
    </style:style>
    <style:style style:name="T394" style:family="text">
      <style:text-properties officeooo:rsid="0b9632f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84"/>
      <text:p text:style-name="P184"/>
      <text:p text:style-name="P185"/>
      <text:p text:style-name="P185"/>
      <text:p text:style-name="P185"/>
      <text:p text:style-name="P186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18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20"><text:a xlink:type="simple" xlink:href="#__RefHeading___Toc644_1913446055" text:style-name="Index_20_Link" text:visited-style-name="Index_20_Link">Предупреждение<text:tab/>4</text:a></text:p>
          <text:p text:style-name="P320"><text:a xlink:type="simple" xlink:href="#__RefHeading___Toc648_1913446055" text:style-name="Index_20_Link" text:visited-style-name="Index_20_Link">Введение<text:tab/>4</text:a></text:p>
          <text:p text:style-name="P320"><text:a xlink:type="simple" xlink:href="#__RefHeading___Toc5108_3747580768" text:style-name="Index_20_Link" text:visited-style-name="Index_20_Link">1. Что нам понадобится?<text:tab/>5</text:a></text:p>
          <text:p text:style-name="P320"><text:a xlink:type="simple" xlink:href="#__RefHeading___Toc1046_3668116786" text:style-name="Index_20_Link" text:visited-style-name="Index_20_Link">2. Как транслируется программа на C<text:tab/>6</text:a></text:p>
          <text:p text:style-name="P331"><text:a xlink:type="simple" xlink:href="#__RefHeading___Toc1194_3668116786" text:style-name="Index_20_Link" text:visited-style-name="Index_20_Link">2.1. Препроцессор<text:tab/>7</text:a></text:p>
          <text:p text:style-name="P331"><text:a xlink:type="simple" xlink:href="#__RefHeading___Toc1196_3668116786" text:style-name="Index_20_Link" text:visited-style-name="Index_20_Link">2.2. Компиляция<text:tab/>8</text:a></text:p>
          <text:p text:style-name="P331"><text:a xlink:type="simple" xlink:href="#__RefHeading___Toc1198_3668116786" text:style-name="Index_20_Link" text:visited-style-name="Index_20_Link">2.3. Ассемблирование<text:tab/>9</text:a></text:p>
          <text:p text:style-name="P331"><text:a xlink:type="simple" xlink:href="#__RefHeading___Toc1200_3668116786" text:style-name="Index_20_Link" text:visited-style-name="Index_20_Link">2.4. Линковка<text:tab/>9</text:a></text:p>
          <text:p text:style-name="P331"><text:a xlink:type="simple" xlink:href="#__RefHeading___Toc1202_3668116786" text:style-name="Index_20_Link" text:visited-style-name="Index_20_Link">2.5. Преобразования<text:tab/>10</text:a></text:p>
          <text:p text:style-name="P331"><text:a xlink:type="simple" xlink:href="#__RefHeading___Toc1048_3668116786" text:style-name="Index_20_Link" text:visited-style-name="Index_20_Link">2.6. Небольшой итог<text:tab/>10</text:a></text:p>
          <text:p text:style-name="P320"><text:a xlink:type="simple" xlink:href="#__RefHeading___Toc1521_3668116786" text:style-name="Index_20_Link" text:visited-style-name="Index_20_Link">3. Особенности SDCC<text:tab/>11</text:a></text:p>
          <text:p text:style-name="P331"><text:a xlink:type="simple" xlink:href="#__RefHeading___Toc1523_3668116786" text:style-name="Index_20_Link" text:visited-style-name="Index_20_Link">3.1. Линковка и секции линкера<text:tab/>11</text:a></text:p>
          <text:p text:style-name="P331"><text:a xlink:type="simple" xlink:href="#__RefHeading___Toc1792_4248709807" text:style-name="Index_20_Link" text:visited-style-name="Index_20_Link">3.2. Секции, создаваемые компилятором SDCC<text:tab/>12</text:a></text:p>
          <text:p text:style-name="P331"><text:a xlink:type="simple" xlink:href="#__RefHeading___Toc2211_4248709807" text:style-name="Index_20_Link" text:visited-style-name="Index_20_Link">3.3. Размещение машинного кода<text:tab/>12</text:a></text:p>
          <text:p text:style-name="P331"><text:a xlink:type="simple" xlink:href="#__RefHeading___Toc1794_4248709807" text:style-name="Index_20_Link" text:visited-style-name="Index_20_Link">3.4. Размещение переменных и констант<text:tab/>13</text:a></text:p>
          <text:p text:style-name="P331"><text:a xlink:type="simple" xlink:href="#__RefHeading___Toc2453_4248709807" text:style-name="Index_20_Link" text:visited-style-name="Index_20_Link">3.5. Секции абсолютной адресации<text:tab/>15</text:a></text:p>
          <text:p text:style-name="P331"><text:a xlink:type="simple" xlink:href="#__RefHeading___Toc2455_4248709807" text:style-name="Index_20_Link" text:visited-style-name="Index_20_Link">3.6. Секции кода инициализации времени выполнения<text:tab/>15</text:a></text:p>
          <text:p text:style-name="P331"><text:a xlink:type="simple" xlink:href="#__RefHeading___Toc1529_3668116786" text:style-name="Index_20_Link" text:visited-style-name="Index_20_Link">3.7. Стартовый код crt0*.s<text:tab/>15</text:a></text:p>
          <text:p text:style-name="P320"><text:a xlink:type="simple" xlink:href="#__RefHeading___Toc2499_1885247514" text:style-name="Index_20_Link" text:visited-style-name="Index_20_Link">4. Ассемблер в С и С в Ассемблере<text:tab/>17</text:a></text:p>
          <text:p text:style-name="P331"><text:a xlink:type="simple" xlink:href="#__RefHeading___Toc3553_2746178361" text:style-name="Index_20_Link" text:visited-style-name="Index_20_Link">4.1. Два способа совмещать С и Ассемблер<text:tab/>17</text:a></text:p>
          <text:p text:style-name="P331"><text:a xlink:type="simple" xlink:href="#__RefHeading___Toc3555_2746178361" text:style-name="Index_20_Link" text:visited-style-name="Index_20_Link">4.2. Соглашения об именах<text:tab/>17</text:a></text:p>
          <text:p text:style-name="P331"><text:a xlink:type="simple" xlink:href="#__RefHeading___Toc3557_2746178361" text:style-name="Index_20_Link" text:visited-style-name="Index_20_Link">4.3. Локальный или глобальный?<text:tab/>19</text:a></text:p>
          <text:p text:style-name="P332"><text:a xlink:type="simple" xlink:href="#__RefHeading___Toc3866_2746178361" text:style-name="Index_20_Link" text:visited-style-name="Index_20_Link">4.3.1. Объявление глобальных переменных и функций<text:tab/>19</text:a></text:p>
          <text:p text:style-name="P332"><text:a xlink:type="simple" xlink:href="#__RefHeading___Toc3868_2746178361" text:style-name="Index_20_Link" text:visited-style-name="Index_20_Link">4.3.2. Объявление локальных переменных и функций<text:tab/>20</text:a></text:p>
          <text:p text:style-name="P332"><text:a xlink:type="simple" xlink:href="#__RefHeading___Toc3559_2746178361" text:style-name="Index_20_Link" text:visited-style-name="Index_20_Link">4.3.3. Раздельная компиляция<text:tab/>20</text:a></text:p>
          <text:p text:style-name="P332"><text:a xlink:type="simple" xlink:href="#__RefHeading___Toc3561_2746178361" text:style-name="Index_20_Link" text:visited-style-name="Index_20_Link">4.3.4. Директивы встроенного ассемблера<text:tab/>20</text:a></text:p>
          <text:p text:style-name="P331"><text:a xlink:type="simple" xlink:href="#__RefHeading___Toc3563_2746178361" text:style-name="Index_20_Link" text:visited-style-name="Index_20_Link">4.4. Передача параметров в функцию<text:tab/>20</text:a></text:p>
          <text:p text:style-name="P331"><text:a xlink:type="simple" xlink:href="#__RefHeading___Toc3565_2746178361" text:style-name="Index_20_Link" text:visited-style-name="Index_20_Link">4.5. Передача параметров из функции<text:tab/>20</text:a></text:p>
          <text:p text:style-name="P320"><text:a xlink:type="simple" xlink:href="#__RefHeading___Toc1830_3668116786" text:style-name="Index_20_Link" text:visited-style-name="Index_20_Link">5. Структура каталогов SDCC-NOINIT<text:tab/>21</text:a></text:p>
          <text:p text:style-name="P331"><text:a xlink:type="simple" xlink:href="#__RefHeading___Toc1832_3668116786" text:style-name="Index_20_Link" text:visited-style-name="Index_20_Link">5.1. Каталог с исходными текстами apps<text:tab/>21</text:a></text:p>
          <text:p text:style-name="P331"><text:a xlink:type="simple" xlink:href="#__RefHeading___Toc1834_3668116786" text:style-name="Index_20_Link" text:visited-style-name="Index_20_Link">5.2. Каталог глобальной конфигурации configs<text:tab/>22</text:a></text:p>
          <text:p text:style-name="P331"><text:a xlink:type="simple" xlink:href="#__RefHeading___Toc1836_3668116786" text:style-name="Index_20_Link" text:visited-style-name="Index_20_Link">5.3. Каталог с общими заголовочными файлами include<text:tab/>23</text:a></text:p>
          <text:p text:style-name="P331"><text:a xlink:type="simple" xlink:href="#__RefHeading___Toc1838_3668116786" text:style-name="Index_20_Link" text:visited-style-name="Index_20_Link">5.4. Каталог с исходными текстами библиотек libsrc<text:tab/>23</text:a></text:p>
          <text:p text:style-name="P331"><text:a xlink:type="simple" xlink:href="#__RefHeading___Toc1840_3668116786" text:style-name="Index_20_Link" text:visited-style-name="Index_20_Link">5.5. Каталог со скриптами scripts<text:tab/>23</text:a></text:p>
          <text:p text:style-name="P331"><text:a xlink:type="simple" xlink:href="#__RefHeading___Toc1842_3668116786" text:style-name="Index_20_Link" text:visited-style-name="Index_20_Link">5.6. Каталог программ bin<text:tab/>25</text:a></text:p>
          <text:p text:style-name="P331"><text:a xlink:type="simple" xlink:href="#__RefHeading___Toc1844_3668116786" text:style-name="Index_20_Link" text:visited-style-name="Index_20_Link">5.7. Каталог библиотек libs<text:tab/>25</text:a></text:p>
          <text:p text:style-name="P320"><text:a xlink:type="simple" xlink:href="#__RefHeading___Toc1846_3668116786" text:style-name="Index_20_Link" text:visited-style-name="Index_20_Link">6. Сборка программы в SDCC-NOINIT<text:tab/>26</text:a></text:p>
          <text:p text:style-name="P331"><text:a xlink:type="simple" xlink:href="#__RefHeading___Toc1848_3668116786" text:style-name="Index_20_Link" text:visited-style-name="Index_20_Link">6.1. Конфигурация компонентов — библиотек и программа<text:tab/>26</text:a></text:p>
          <text:p text:style-name="P331"><text:a xlink:type="simple" xlink:href="#__RefHeading___Toc1850_3668116786" text:style-name="Index_20_Link" text:visited-style-name="Index_20_Link">6.2. Добавление новой программы в систему сборки<text:tab/>26</text:a></text:p>
          <text:p text:style-name="P332"><text:a xlink:type="simple" xlink:href="#__RefHeading___Toc3999_3747580768" text:style-name="Index_20_Link" text:visited-style-name="Index_20_Link">Шаг 1<text:tab/>26</text:a></text:p>
          <text:p text:style-name="P332"><text:a xlink:type="simple" xlink:href="#__RefHeading___Toc4001_3747580768" text:style-name="Index_20_Link" text:visited-style-name="Index_20_Link">Шаг 2<text:tab/>26</text:a></text:p>
          <text:p text:style-name="P332"><text:a xlink:type="simple" xlink:href="#__RefHeading___Toc4003_3747580768" text:style-name="Index_20_Link" text:visited-style-name="Index_20_Link">Шаг 3<text:tab/>26</text:a></text:p>
          <text:p text:style-name="P332"><text:a xlink:type="simple" xlink:href="#__RefHeading___Toc4005_3747580768" text:style-name="Index_20_Link" text:visited-style-name="Index_20_Link">Шаг 4<text:tab/>27</text:a></text:p>
          <text:p text:style-name="P332"><text:a xlink:type="simple" xlink:href="#__RefHeading___Toc4007_3747580768" text:style-name="Index_20_Link" text:visited-style-name="Index_20_Link">Шаг 5<text:tab/>27</text:a></text:p>
          <text:p text:style-name="P332"><text:a xlink:type="simple" xlink:href="#__RefHeading___Toc4009_3747580768" text:style-name="Index_20_Link" text:visited-style-name="Index_20_Link">Добавление нового плагина WC в систему сборки<text:tab/>27</text:a></text:p>
          <text:p text:style-name="P331"><text:a xlink:type="simple" xlink:href="#__RefHeading___Toc1852_3668116786" text:style-name="Index_20_Link" text:visited-style-name="Index_20_Link">6.3. Добавление новой библиотеки в систему сборки<text:tab/>27</text:a></text:p>
          <text:p text:style-name="P332"><text:a xlink:type="simple" xlink:href="#__RefHeading___Toc3999_37475807681" text:style-name="Index_20_Link" text:visited-style-name="Index_20_Link">Шаг 1<text:tab/>27</text:a></text:p>
          <text:p text:style-name="P332"><text:a xlink:type="simple" xlink:href="#__RefHeading___Toc4001_37475807681" text:style-name="Index_20_Link" text:visited-style-name="Index_20_Link">Шаг 2<text:tab/>28</text:a></text:p>
          <text:p text:style-name="P332"><text:soft-page-break/><text:a xlink:type="simple" xlink:href="#__RefHeading___Toc4003_37475807681" text:style-name="Index_20_Link" text:visited-style-name="Index_20_Link">Шаг 3<text:tab/>28</text:a></text:p>
          <text:p text:style-name="P332"><text:a xlink:type="simple" xlink:href="#__RefHeading___Toc4005_37475807681" text:style-name="Index_20_Link" text:visited-style-name="Index_20_Link">Шаг 4<text:tab/>28</text:a></text:p>
          <text:p text:style-name="P332"><text:a xlink:type="simple" xlink:href="#__RefHeading___Toc4007_37475807681" text:style-name="Index_20_Link" text:visited-style-name="Index_20_Link">Шаг 5<text:tab/>28</text:a></text:p>
          <text:p text:style-name="P320"><text:a xlink:type="simple" xlink:href="#__RefHeading___Toc1868_3668116786" text:style-name="Index_20_Link" text:visited-style-name="Index_20_Link">7. Описание библиотек<text:tab/>29</text:a></text:p>
          <text:p text:style-name="P331"><text:a xlink:type="simple" xlink:href="#__RefHeading___Toc1870_3668116786" text:style-name="Index_20_Link" text:visited-style-name="Index_20_Link">7.1. Библиотека файлов начального запуска сrt0<text:tab/>29</text:a></text:p>
          <text:p text:style-name="P331"><text:a xlink:type="simple" xlink:href="#__RefHeading___Toc1872_3668116786" text:style-name="Index_20_Link" text:visited-style-name="Index_20_Link">7.2. Библиотека libc для ZX: libz80<text:tab/>29</text:a></text:p>
          <text:p text:style-name="P331"><text:a xlink:type="simple" xlink:href="#__RefHeading___Toc1874_3668116786" text:style-name="Index_20_Link" text:visited-style-name="Index_20_Link">7.3. Библиотека музыкальных плееров libay<text:tab/>29</text:a></text:p>
          <text:p text:style-name="P331"><text:a xlink:type="simple" xlink:href="#__RefHeading___Toc1876_3668116786" text:style-name="Index_20_Link" text:visited-style-name="Index_20_Link">7.4. Библиотека вывода на стандартный экран ZX libconio<text:tab/>29</text:a></text:p>
          <text:p text:style-name="P331"><text:a xlink:type="simple" xlink:href="#__RefHeading___Toc1878_3668116786" text:style-name="Index_20_Link" text:visited-style-name="Index_20_Link">7.5. Библиотека работы с прерываниями libim2<text:tab/>29</text:a></text:p>
          <text:p text:style-name="P331"><text:a xlink:type="simple" xlink:href="#__RefHeading___Toc1880_3668116786" text:style-name="Index_20_Link" text:visited-style-name="Index_20_Link">7.6. Библиотека работы с кольцевыми буферами libringbuf<text:tab/>29</text:a></text:p>
          <text:p text:style-name="P331"><text:a xlink:type="simple" xlink:href="#__RefHeading___Toc1882_3668116786" text:style-name="Index_20_Link" text:visited-style-name="Index_20_Link">7.7. Библиотека вывода спрайтов на стандартный экран ZX libspr<text:tab/>29</text:a></text:p>
          <text:p text:style-name="P331"><text:a xlink:type="simple" xlink:href="#__RefHeading___Toc1884_3668116786" text:style-name="Index_20_Link" text:visited-style-name="Index_20_Link">7.8. Библиотека работы с таймерами libtimer<text:tab/>29</text:a></text:p>
          <text:p text:style-name="P331"><text:a xlink:type="simple" xlink:href="#__RefHeading___Toc1886_3668116786" text:style-name="Index_20_Link" text:visited-style-name="Index_20_Link">7.9. Библиотека работы с UARTами libuart<text:tab/>29</text:a></text:p>
          <text:p text:style-name="P331"><text:a xlink:type="simple" xlink:href="#__RefHeading___Toc1888_3668116786" text:style-name="Index_20_Link" text:visited-style-name="Index_20_Link">7.10. Библиотека создания плагинов для WC libwcplugin<text:tab/>29</text:a></text:p>
          <text:p text:style-name="P331"><text:a xlink:type="simple" xlink:href="#__RefHeading___Toc1890_3668116786" text:style-name="Index_20_Link" text:visited-style-name="Index_20_Link">7.11. Библиотека работы с клавиатурой ZX libzxkbd<text:tab/>29</text:a></text:p>
          <text:p text:style-name="P331"><text:a xlink:type="simple" xlink:href="#__RefHeading___Toc1892_3668116786" text:style-name="Index_20_Link" text:visited-style-name="Index_20_Link">7.12. Библиотека работы с клавиатурой PS2 libps2<text:tab/>29</text:a></text:p>
        </text:index-body>
      </text:table-of-content>
      <text:h text:style-name="Heading_20_1" text:outline-level="1" text:is-list-header="true"/>
      <text:p text:style-name="P188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10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10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11">Но время шло. Катилось галактическое кольцо жизни по своей орбите, радиусом 27700 световых лет. За прошедшие с тех пор приблизительно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12">На фоне всех изменений пора бы измениться и взглядам на ЯВУ для ZX. Сегодня, наверное единственный свободный кросс-компилятор для ZX — это SDCC.</text:span></text:p>
      <text:p text:style-name="P5"><text:tab/><text:span text:style-name="T13">Так как это не майнстрим и разработкой его занимается совсем немного народа — то «особенностей», осложняющих жизнь в нем тьма тьмущая. Но, как говориться, «за неимением гербовой, будем писать на обычной».</text:span></text:p>
      <text:p text:style-name="P9"><text:tab/><text:span text:style-name="T14">Множество не очень удачных попыток использования sdcc привело меня к мысли, что <text:s/>без создания автоматизированной среды сборки, содержащей кучу скриптов, купирующих родовые недостатки SDCC, жизнь продолжаться не может.</text:span></text:p>
      <text:p text:style-name="P9"><text:tab/><text:span text:style-name="T117">Несколько вариантов различного подхода привели меня к созданию того, что называется в данный момент SDCC-NOINIT. Не спрашивайте, почему именно так. Сам не знаю.</text:span></text:p>
      <text:p text:style-name="P9"/>
      <text:h text:style-name="P315" text:outline-level="1"/>
      <text:h text:style-name="P319" text:outline-level="1"><text:bookmark-start text:name="__RefHeading___Toc5108_3747580768"/>Что нам понадобится?<text:bookmark-end text:name="__RefHeading___Toc5108_3747580768"/></text:h>
      <text:p text:style-name="P308"><text:tab/><text:span text:style-name="T386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308"><text:tab/><text:span text:style-name="T386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307"><text:tab/>Поскольку я не маньяк и писать <text:span text:style-name="T387">все с нуля не хочу, не могу и не буду — то я по максимум пользуюсь тем, что уже написано благородными людьми и отдано публике.</text:span></text:p>
      <text:p text:style-name="P307"><text:tab/><text:span text:style-name="T388">Поэтому я предваряю сей труд описанием того, какие именно программы и продукты нам понадобятся для работы с SDCC-NOINIT.</text:span></text:p>
      <text:p text:style-name="P307"/>
      <text:p text:style-name="P310"><text:tab/>Итак, <text:span text:style-name="T15">прежде всего</text:span> — это утилиты такие как <text:span text:style-name="T15">bash</text:span> и <text:span text:style-name="T15">make</text:span>. <text:span text:style-name="T389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389">https://cygwin.com/install.html</text:span></text:a><text:span text:style-name="T389">.</text:span></text:p>
      <text:p text:style-name="P310"/>
      <text:p text:style-name="P310"><text:tab/><text:span text:style-name="T115">Второе</text:span><text:span text:style-name="T390">, что нам понадобиться — это компилятор GCC. И так же — для Linux он обычно есть в системе, а для Windows — в CygWin.</text:span></text:p>
      <text:p text:style-name="P310"/>
      <text:p text:style-name="P311"><text:tab/><text:span text:style-name="T114">Третье</text:span><text:span text:style-name="T391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14">speccy-toochain</text:span><text:span text:style-name="T391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391">https://github.com/salextpuru/speccy-toochain</text:span></text:a><text:span text:style-name="T391">.</text:span></text:p>
      <text:p text:style-name="P311"/>
      <text:p text:style-name="P312"><text:tab/><text:span text:style-name="T116">Четвертое</text:span><text:span text:style-name="T392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392">http://sdcc.sourceforge.net/</text:span></text:a><text:span text:style-name="T392">.</text:span></text:p>
      <text:p text:style-name="P312"><text:span text:style-name="T392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392">https://sourceforge.net/projects/sdcc/files/</text:span></text:a><text:span text:style-name="T392"> или исходники </text:span><text:a xlink:type="simple" xlink:href="http://sdcc.sourceforge.net/snap.php#Source" text:style-name="Internet_20_link" text:visited-style-name="Visited_20_Internet_20_Link"><text:span text:style-name="T392">http://sdcc.sourceforge.net/snap.php#Source</text:span></text:a><text:span text:style-name="T392"> и собираем сами.</text:span></text:p>
      <text:p text:style-name="P309"/>
      <text:p text:style-name="P313"><text:tab/>Ну и, наконец, <text:span text:style-name="T15">пятое</text:span>, самое последнее — это собственно SDCC-NOINIT. Находится она все на том же GitHube, как раз <text:span text:style-name="T393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393">https://github.com/salextpuru/sdcc-noinit</text:span></text:a><text:span text:style-name="T393">.</text:span></text:p>
      <text:p text:style-name="P313"/>
      <text:p text:style-name="P313"><text:tab/><text:span text:style-name="T394">Скачали? Поставили ? Зайдите в корень </text:span>SDCC-NOINIT <text:span text:style-name="T394">и наберите:</text:span></text:p>
      <text:p text:style-name="P313"/>
      <text:p text:style-name="P314"><text:tab/><text:tab/><text:tab/><text:span text:style-name="T15"># make</text:span></text:p>
      <text:p text:style-name="P314"/>
      <text:p text:style-name="P314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314"/>
      <text:p text:style-name="P314"><text:tab/>Ну а если что-то не пошло — то думайте, чего вам не хватает и исправляйте. Какой интерес жить, не решая проблем ? :)</text:p>
      <text:h text:style-name="P317" text:outline-level="1"><text:bookmark-start text:name="__RefHeading___Toc1046_3668116786"/>Как <text:span text:style-name="T147">транслируется</text:span> программа на C<text:bookmark-end text:name="__RefHeading___Toc1046_3668116786"/></text:h>
      <text:p text:style-name="P9"><text:tab/><text:span text:style-name="T118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119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119"><text:sequence-ref text:reference-format="value" text:ref-name="refРис.0">1</text:sequence-ref></text:span><text:span text:style-name="T119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120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121"><text:tab/>Рассмотрим алгоритм, что видим мы на рис.</text:span><text:span text:style-name="T121"><text:sequence-ref text:reference-format="value" text:ref-name="refРис.0">1</text:sequence-ref></text:span><text:span text:style-name="T121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181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122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17">*.c</text:span><text:span text:style-name="T122">, </text:span><text:span text:style-name="T17">*.h</text:span><text:span text:style-name="T122"> и </text:span><text:span text:style-name="T17">*.s</text:span><text:span text:style-name="T122">.</text:span></text:p>
      <text:p text:style-name="P10"><text:tab/><text:span text:style-name="T123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123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16">sdcpp</text:span><text:span text:style-name="T123">.</text:span></text:p>
      <text:p text:style-name="P9"><text:tab/><text:span text:style-name="T124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125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149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150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321" text:outline-level="2"><text:bookmark-start text:name="__RefHeading___Toc1194_3668116786"/>Препроцессор<text:bookmark-end text:name="__RefHeading___Toc1194_3668116786"/></text:h>
      <text:p text:style-name="P11"><text:tab/><text:span text:style-name="T126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139">Самая важная, нужная, полезная и красивая из директив — это несомненно </text:span><text:span text:style-name="T19">#define</text:span><text:span text:style-name="T139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189">// … Что-то до </text:p>
      <text:p text:style-name="P189"/>
      <text:p text:style-name="P189">// … Что-то после</text:p>
      <text:p text:style-name="P189">clw(16, <text:span text:style-name="T127">12</text:span>);</text:p>
      <text:p text:style-name="P19">Директивой <text:span text:style-name="T19">#define</text:span><text:span text:style-name="T139"> </text:span>можно определять и макросы.</text:p>
      <text:p text:style-name="P20">Например, код </text:p>
      <text:p text:style-name="P19"/>
      <text:p text:style-name="Quotations">#define <text:span text:style-name="T140">printat</text:span>(<text:span text:style-name="T141">x,y,</text:span>s) <text:span text:style-name="T141">\</text:span></text:p>
      <text:p text:style-name="Quotations"><text:tab/><text:span text:style-name="T141">at(x,y); \</text:span></text:p>
      <text:p text:style-name="Quotations"><text:tab/>print<text:span text:style-name="T141">f</text:span>(s);</text:p>
      <text:p text:style-name="Quotations"/>
      <text:p text:style-name="P190"><text:span text:style-name="T140">printat</text:span>(<text:span text:style-name="T142">10,12,</text:span><text:span text:style-name="T130">"</text:span><text:span text:style-name="T135">String at 10,12</text:span><text:span text:style-name="T130">"</text:span>);</text:p>
      <text:p text:style-name="P20">после препроцессора даст </text:p>
      <text:p text:style-name="P191">at(10,12);</text:p>
      <text:p text:style-name="P190">print<text:span text:style-name="T141">f</text:span>(<text:span text:style-name="T130">"</text:span><text:span text:style-name="T135">String at 10,12</text:span><text:span text:style-name="T130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soft-page-break/><text:tab/>Другая очень широко и<text:span text:style-name="T128">спользуемая и всем известная директива препроцессора — это </text:span><text:span text:style-name="T18">#include</text:span><text:span text:style-name="T128">. Она просто напросто вставляет указанный текстовый файл в указанное место. Обычно это файлы с расширением </text:span><text:span text:style-name="T18">*.h</text:span><text:span text:style-name="T128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129">С директивой </text:span><text:span text:style-name="T18">#include</text:span><text:span text:style-name="T128"> надо помнить, что если имя файла взято в кавычки (</text:span><text:span text:style-name="T18">#include </text:span><text:span text:style-name="T132">"</text:span><text:span text:style-name="T133">file.h</text:span><text:span text:style-name="T132">"</text:span><text:span text:style-name="T131">), то этот файл должен лежать в том же каталоге, что и компилируемый файл из которого происходит вызов директивы </text:span><text:span text:style-name="T132">#include</text:span><text:span text:style-name="T131">. Если же </text:span><text:span text:style-name="T130">имя файла взято в </text:span><text:span text:style-name="T131">угловые скобки</text:span><text:span text:style-name="T130"> (</text:span><text:span text:style-name="T132">#include </text:span><text:span text:style-name="T133">&lt;file.h&gt;</text:span><text:span text:style-name="T131">), то препроцессор будет искать этот файл по всем, заданные опцией -L путям.</text:span></text:p>
      <text:p text:style-name="P37"/>
      <text:p text:style-name="P15"><text:span text:style-name="T131"><text:tab/></text:span><text:span text:style-name="T134">Ну и, наконец, если я не рассмотрю условные директивы — то покрою себя несмываемым позором. </text:span><text:span text:style-name="T136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136"><text:tab/></text:span><text:span text:style-name="T137">Все они начинаются с #if (#if, #ifdef, #ifndef), и имеют, условно, такие формы:</text:span></text:p>
      <text:p text:style-name="P17"><text:span text:style-name="T137">«if-endif», «if-else-endif», «if-elif-endif», «if-elif-</text:span><text:span text:style-name="T138">else-</text:span><text:span text:style-name="T137">endif».</text:span></text:p>
      <text:p text:style-name="P38"/>
      <text:p text:style-name="P22">Несколько <text:span text:style-name="T182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144">включаемый если условие истинно</text:span></text:p>
      <text:p text:style-name="Quotations">#endif</text:p>
      <text:p text:style-name="Quotations"/>
      <text:p text:style-name="Quotations">#if<text:span text:style-name="T144">def</text:span> <text:span text:style-name="T144">SYMBOL</text:span></text:p>
      <text:p text:style-name="Quotations"><text:tab/>// код, <text:span text:style-name="T144">включаемый если символ SYMBOL определен</text:span></text:p>
      <text:p text:style-name="Quotations">#endif</text:p>
      <text:p text:style-name="Quotations"/>
      <text:p text:style-name="Quotations">#if<text:span text:style-name="T144">ndef</text:span> <text:span text:style-name="T144">SYMBOL</text:span></text:p>
      <text:p text:style-name="Quotations"><text:tab/>// код, <text:span text:style-name="T144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145">1</text:span>&gt;</text:p>
      <text:p text:style-name="Quotations"><text:tab/>// код, <text:span text:style-name="T144">включаемый если условие1 истинно</text:span></text:p>
      <text:p text:style-name="Quotations">#elif <text:span text:style-name="T143">&lt;условие</text:span>2<text:span text:style-name="T143">&gt;</text:span></text:p>
      <text:p text:style-name="Quotations"><text:tab/><text:span text:style-name="T143">// код, включаемый если условие2 истинно, <text:s/>условие1 - ложно</text:span></text:p>
      <text:p text:style-name="Quotations">#elif <text:span text:style-name="T143">&lt;условие3&gt;</text:span></text:p>
      <text:p text:style-name="Quotations"><text:tab/><text:span text:style-name="T143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143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146">https://ru.wikipedia.org/wiki/%D0%9F%D1%80%D0%B5%D0%BF%D1%80%D0%BE%D1%86%D0%B5%D1%81%D1%81%D0%BE%D1%80_%D0%A1%D0%B8#.D0.92.D1.81.D1.82.D0.B0.D0.B2.D0.BA.D0.B0_.D1.84.D0.B0.D0.B9.D0.BB.D0.BE.D0.B2_.28.23include.29</text:span></text:a><text:span text:style-name="T146">.</text:span></text:p>
      <text:p text:style-name="P23"><text:tab/><text:span text:style-name="T151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169">Заметим, что файлы, написанные на языке ассемблера (</text:span><text:span text:style-name="T22">*.s</text:span><text:span text:style-name="T169">) сразу после препроцессора становятся </text:span><text:span text:style-name="T22">*.asm</text:span><text:span text:style-name="T169"> файлами, а файлы, написанные на C - </text:span><text:span text:style-name="T22">*.E</text:span><text:span text:style-name="T169"> файлами.</text:span></text:p>
      <text:p text:style-name="P24"/>
      <text:h text:style-name="P322" text:outline-level="2"><text:bookmark-start text:name="__RefHeading___Toc1196_3668116786"/>Компиляция<text:bookmark-end text:name="__RefHeading___Toc1196_3668116786"/></text:h>
      <text:p text:style-name="P25"><text:tab/><text:span text:style-name="T148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</text:span><text:soft-page-break/><text:span text:style-name="T148">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tab/><text:span text:style-name="T152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153">Итак на вход компилятора подаются файлы на языке C с расширением </text:span><text:span text:style-name="T20">*.E</text:span><text:span text:style-name="T153">, а на выходе получаются файлы на языке ассемблера с расширением </text:span><text:span text:style-name="T20">*.asm</text:span><text:span text:style-name="T153">.</text:span></text:p>
      <text:p text:style-name="P28"><text:tab/><text:span text:style-name="T154">Поскольку фронт-енд транслятора </text:span><text:span text:style-name="T21">sdcc</text:span><text:span text:style-name="T154"> сам вызывает препроцессор и компилятор, то файлов с расширением </text:span><text:span text:style-name="T156">*.E</text:span><text:span text:style-name="T154"> мы как правило не видим. Да они нас обычно и не интересуют.</text:span></text:p>
      <text:p text:style-name="P25"><text:tab/><text:span text:style-name="T154">После стадии компиляции различие между исходниками на С (</text:span><text:span text:style-name="T21">*.c)</text:span><text:span text:style-name="T154"> и ассемблере (</text:span><text:span text:style-name="T21">*.s</text:span><text:span text:style-name="T154">) исчезают — все они становятся безликими файлами </text:span><text:span text:style-name="T21">*.asm</text:span><text:span text:style-name="T154">, хоть и различными путями.</text:span></text:p>
      <text:p text:style-name="P25"><text:tab/><text:span text:style-name="T170">И это прекрасно, потому что следующая стадия у всех одна — ассемблирование.</text:span></text:p>
      <text:p text:style-name="P29"><text:tab/><text:span text:style-name="T183">Компилятор пакета sdcc так и называется — </text:span><text:span text:style-name="T24">sdcc</text:span><text:span text:style-name="T183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171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23">*.rel</text:span><text:span text:style-name="T171">. Программа, которое совершает описанные зверства над ассемблеными файлами носит название </text:span><text:span text:style-name="T23">sdas</text:span><text:span text:style-name="T171">.</text:span></text:p>
      <text:p text:style-name="P26"><text:tab/><text:span text:style-name="T172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173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174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175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176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177">Линковка — это по сути процесс размещения объектных файлов по заданным абсолютным адресам.</text:span></text:p>
      <text:p text:style-name="P26"><text:tab/><text:span text:style-name="T178">Программе линкеру </text:span><text:span text:style-name="T25">sdld</text:span><text:span text:style-name="T178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179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179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15">*.tap</text:span>, <text:span text:style-name="T15">*.trd</text:span> или <text:span text:style-name="T15">Hobeta</text:span>.</text:p>
      <text:p text:style-name="P30"><text:tab/><text:span text:style-name="T180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184">В итоге всех моих словестных изысков надо усвоить следующее:</text:span></text:p>
      <text:p text:style-name="P32"/>
      <text:list xml:id="list4253498135" text:style-name="L1">
        <text:list-item>
          <text:p text:style-name="P232">На вход транслятора подаются текстовые файлы <text:span text:style-name="T185">на языках С и Ассемблера.</text:span></text:p>
          <text:p text:style-name="P233"/>
        </text:list-item>
        <text:list-item>
          <text:p text:style-name="P234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234"><text:span text:style-name="T186"><text:tab/></text:span><text:span text:style-name="T26">*.c, *.h → *.E</text:span></text:p>
          <text:p text:style-name="P238"><text:tab/>*.s → *.asm</text:p>
          <text:p text:style-name="P233"/>
        </text:list-item>
        <text:list-item>
          <text:p text:style-name="P233">Препроцессированные файлы на языке С передаются компилятору; <text:span text:style-name="T187">на выходе получается код ассемблера</text:span>:</text:p>
          <text:p text:style-name="P235"><text:tab/><text:span text:style-name="T26">*.E → *.asm</text:span></text:p>
          <text:p text:style-name="P235"/>
        </text:list-item>
        <text:list-item>
          <text:p text:style-name="P249">Ассемблерные файлы передаются ассемблеру; <text:span text:style-name="T188">на выходе получаются файлы с объектным кодом</text:span>:</text:p>
          <text:p text:style-name="P236"><text:tab/><text:span text:style-name="T26">*.asm → *.rel</text:span></text:p>
          <text:p text:style-name="P249"/>
        </text:list-item>
        <text:list-item>
          <text:p text:style-name="P250">Файлы с объектным кодом линкуются в исполняемый файл в формате Intel Hex:</text:p>
          <text:p text:style-name="P237"><text:tab/><text:span text:style-name="T26">*.rel → &lt;имя программы&gt;.hex</text:span></text:p>
          <text:p text:style-name="P250"/>
        </text:list-item>
        <text:list-item>
          <text:p text:style-name="P251"><text:span text:style-name="T189">И</text:span>сполняемый файл в формате Intel Hex <text:span text:style-name="T189">преобразуется в бинарный образ программы</text:span>:</text:p>
          <text:p text:style-name="P252"><text:tab/><text:span text:style-name="T26">&lt;имя программы&gt;.hex → &lt;имя программы&gt;.bin</text:span></text:p>
          <text:p text:style-name="P252"/>
        </text:list-item>
        <text:list-item>
          <text:p text:style-name="P253">Если необходимо, то специальными утилитами создается загрузочный файл <text:span text:style-name="T190">нужного формата</text:span>:</text:p>
          <text:p text:style-name="P253"><text:tab/><text:span text:style-name="T26">&lt;имя программы&gt;.bin </text:span><text:span text:style-name="T15">→ </text:span><text:span text:style-name="T26">&lt;имя программы&gt;.tap</text:span></text:p>
          <text:p text:style-name="P239"><text:span text:style-name="T186"><text:tab/>&lt;имя программы&gt;.bin </text:span>→ <text:span text:style-name="T186">&lt;имя программы&gt;.trd</text:span></text:p>
          <text:p text:style-name="P239"><text:span text:style-name="T186"><text:tab/>&lt;имя программы&gt;.bin </text:span>→ <text:span text:style-name="T186">&lt;имя программы&gt;.$B</text:span></text:p>
          <text:p text:style-name="P239"><text:span text:style-name="T186"><text:tab/>&lt;имя программы&gt;.bin </text:span>→ <text:span text:style-name="T186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191">библиотеки, </text:span>излишние секции и многое другое.</text:p>
      <text:p text:style-name="P35"><text:tab/></text:p>
      <text:p text:style-name="P34"/>
      <text:h text:style-name="P316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195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196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196">Все это в полной мере относится к SDCC.</text:span></text:p>
      <text:p text:style-name="Text_20_body"><text:tab/><text:span text:style-name="T196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192">Линковка и с</text:span>екции <text:span text:style-name="T192">линкера</text:span><text:bookmark-end text:name="__RefHeading___Toc1523_3668116786"/></text:h>
      <text:p text:style-name="P66"><text:tab/><text:span text:style-name="T197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66"><text:tab/><text:span text:style-name="T198">А знает он это из первого встреченного им *.rel файла, в котором указан порядок следования секций линкера.</text:span></text:p>
      <text:p text:style-name="P66"><text:tab/><text:span text:style-name="T198">Что такое «секция линкера»? А это адресное пространство, имеющее свое уникальное имя и выделенное для определенных нужд.</text:span></text:p>
      <text:p text:style-name="P66"><text:tab/><text:span text:style-name="T198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66"><text:tab/><text:span text:style-name="T199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66"><text:tab/><text:span text:style-name="T200">Для разрешения этого вопроса были придуманы так называемые «секции линкера», каждая из которых имеет свое имя.</text:span></text:p>
      <text:p text:style-name="P66"><text:tab/><text:span text:style-name="T201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66"/>
      <text:p text:style-name="P66"><text:tab/><text:span text:style-name="T202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99"><text:tab/><text:span text:style-name="T203">Что это за секции? Самые главные — это</text:span><text:span text:style-name="T27"> _CODE</text:span><text:span text:style-name="T203">, </text:span><text:span text:style-name="T27">_DATA</text:span><text:span text:style-name="T207">,</text:span><text:span text:style-name="T203"> </text:span><text:span text:style-name="T27">_BSS</text:span><text:span text:style-name="T203">, </text:span><text:span text:style-name="T28">_INITIALIZED</text:span><text:span text:style-name="T203"> <text:s/>и </text:span><text:span text:style-name="T37">_INITIALIZER</text:span><text:span text:style-name="T203">. Именно так, начиная с символа подчеркивания.</text:span></text:p>
      <text:p text:style-name="P67"><text:tab/><text:span text:style-name="T204">Секция </text:span><text:span text:style-name="T27">_CODE</text:span><text:span text:style-name="T204">. Здесь размещается исполняемый код и константы.</text:span></text:p>
      <text:p text:style-name="P100"><text:tab/><text:span text:style-name="T204">Секция </text:span><text:span text:style-name="T27">_DATA</text:span><text:span text:style-name="T204">. Здесь размещаются не инициализированные переменные. Для инициализированных переменных есть отдельная секция </text:span><text:span text:style-name="T28">_INITIALIZED</text:span><text:span text:style-name="T204">. О секции </text:span><text:span text:style-name="T37">_INITIALIZER</text:span><text:span text:style-name="T204"> поговорим чуть позже.</text:span></text:p>
      <text:p text:style-name="P68"><text:tab/><text:span text:style-name="T205">И наконец, секция </text:span><text:span text:style-name="T27">_BSS</text:span><text:span text:style-name="T207"> —</text:span><text:span text:style-name="T208"> это секция стека. </text:span><text:span text:style-name="T209">Она не включается в размер исполняемого файла вообще.</text:span></text:p>
      <text:p text:style-name="P68"><text:span text:style-name="T209"><text:tab/></text:span><text:span text:style-name="T210">Для определения секции в языке ассемблера sdas предназначено ключевое слово </text:span><text:span text:style-name="T29">.area</text:span><text:span text:style-name="T210">.</text:span></text:p>
      <text:p text:style-name="P91">Рассмотрим, какие данные в каких секциях размещает компилятор SDCC.</text:p>
      <text:p text:style-name="P92"/>
      <text:p text:style-name="P92"/>
      <text:h text:style-name="P323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90"/>
      <text:p text:style-name="P90"><text:tab/><text:span text:style-name="T255">В табл.</text:span><text:span text:style-name="T255"><text:sequence-ref text:reference-format="value" text:ref-name="refTable0">1</text:sequence-ref></text:span><text:span text:style-name="T255"> приведен список секций с краткими комментариями. Более подробно назначение секций разобрано ниже.</text:span></text:p>
      <text:p text:style-name="P229">Таблица <text:sequence text:ref-name="refTable0" text:name="Table" text:formula="ooow:Table+1" style:num-format="1">1</text:sequence>: Секции, <text:span text:style-name="T254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10">№</text:p>
          </table:table-cell>
          <table:table-cell table:style-name="Таблица1.A1" office:value-type="string">
            <text:p text:style-name="P211">Секция</text:p>
          </table:table-cell>
          <table:table-cell table:style-name="Таблица1.A1" office:value-type="string">
            <text:p text:style-name="P211">Назначение</text:p>
          </table:table-cell>
          <table:table-cell table:style-name="Таблица1.D1" office:value-type="string">
            <text:p text:style-name="P211">Примечание</text:p>
          </table:table-cell>
        </table:table-row>
        <table:table-row>
          <table:table-cell table:style-name="Таблица1.A2" office:value-type="string">
            <text:p text:style-name="P219">1</text:p>
          </table:table-cell>
          <table:table-cell table:style-name="Таблица1.A2" office:value-type="string">
            <text:p text:style-name="P212">_CODE</text:p>
          </table:table-cell>
          <table:table-cell table:style-name="Таблица1.A2" office:value-type="string">
            <text:p text:style-name="P216">Код программы и константы</text:p>
          </table:table-cell>
          <table:table-cell table:style-name="Таблица1.D2" office:value-type="string">
            <text:p text:style-name="P209"/>
          </table:table-cell>
        </table:table-row>
        <table:table-row>
          <table:table-cell table:style-name="Таблица1.A2" office:value-type="string">
            <text:p text:style-name="P219">2</text:p>
          </table:table-cell>
          <table:table-cell table:style-name="Таблица1.A2" office:value-type="string">
            <text:p text:style-name="P212">_DATA</text:p>
          </table:table-cell>
          <table:table-cell table:style-name="Таблица1.A2" office:value-type="string">
            <text:p text:style-name="P216">Неинициализированные <text:span text:style-name="T246">переменные</text:span></text:p>
          </table:table-cell>
          <table:table-cell table:style-name="Таблица1.D2" office:value-type="string">
            <text:p text:style-name="P222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219">3</text:p>
          </table:table-cell>
          <table:table-cell table:style-name="Таблица1.A2" office:value-type="string">
            <text:p text:style-name="P212">_INITIALIZER</text:p>
          </table:table-cell>
          <table:table-cell table:style-name="Таблица1.A2" office:value-type="string">
            <text:p text:style-name="P217">Данные для инициализации секции <text:span text:style-name="T247">_INITIALIZED</text:span></text:p>
          </table:table-cell>
          <table:table-cell table:style-name="Таблица1.D2" office:value-type="string">
            <text:p text:style-name="P223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219">4</text:p>
          </table:table-cell>
          <table:table-cell table:style-name="Таблица1.A2" office:value-type="string">
            <text:p text:style-name="P212">_INITIALIZED</text:p>
          </table:table-cell>
          <table:table-cell table:style-name="Таблица1.A2" office:value-type="string">
            <text:p text:style-name="P217">Инициа<text:span text:style-name="T248">лизированные переменные</text:span></text:p>
          </table:table-cell>
          <table:table-cell table:style-name="Таблица1.D2" office:value-type="string">
            <text:p text:style-name="P223">При старте программы сюда копируются данные из секции <text:span text:style-name="T247">_INITIALIZER. </text:span></text:p>
            <text:p text:style-name="P224">В SDCC-NOINIT <text:span text:style-name="T252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219">5</text:p>
          </table:table-cell>
          <table:table-cell table:style-name="Таблица1.A2" office:value-type="string">
            <text:p text:style-name="P212">_DABS (ABS)</text:p>
          </table:table-cell>
          <table:table-cell table:style-name="Таблица1.A2" office:value-type="string">
            <text:p text:style-name="P218">Абсолютные адреса <text:span text:style-name="T249">(данные)</text:span></text:p>
          </table:table-cell>
          <table:table-cell table:style-name="Таблица1.D2" office:value-type="string">
            <text:p text:style-name="P225">Не используются в <text:s/><text:span text:style-name="T251">SDCC-NOINIT</text:span></text:p>
          </table:table-cell>
        </table:table-row>
        <table:table-row>
          <table:table-cell table:style-name="Таблица1.A2" office:value-type="string">
            <text:p text:style-name="P219">6</text:p>
          </table:table-cell>
          <table:table-cell table:style-name="Таблица1.A2" office:value-type="string">
            <text:p text:style-name="P212">_CABS (ABS)</text:p>
          </table:table-cell>
          <table:table-cell table:style-name="Таблица1.A2" office:value-type="string">
            <text:p text:style-name="P218">Абсолютные адреса <text:span text:style-name="T249">(код)</text:span></text:p>
          </table:table-cell>
          <table:table-cell table:style-name="Таблица1.D2" office:value-type="string">
            <text:p text:style-name="P225">Не используются в <text:s/><text:span text:style-name="T251">SDCC-NOINIT</text:span></text:p>
          </table:table-cell>
        </table:table-row>
        <table:table-row>
          <table:table-cell table:style-name="Таблица1.A2" office:value-type="string">
            <text:p text:style-name="P219">7</text:p>
          </table:table-cell>
          <table:table-cell table:style-name="Таблица1.A2" office:value-type="string">
            <text:p text:style-name="P212">_HOME</text:p>
          </table:table-cell>
          <table:table-cell table:style-name="Таблица1.A2" office:value-type="string">
            <text:p text:style-name="P226">Так и не понял для чего она</text:p>
          </table:table-cell>
          <table:table-cell table:style-name="Таблица1.D2" office:value-type="string">
            <text:p text:style-name="P225">Не используются в <text:s/><text:span text:style-name="T251">SDCC-NOINIT</text:span></text:p>
          </table:table-cell>
        </table:table-row>
        <table:table-row>
          <table:table-cell table:style-name="Таблица1.A2" office:value-type="string">
            <text:p text:style-name="P219">8</text:p>
          </table:table-cell>
          <table:table-cell table:style-name="Таблица1.A2" office:value-type="string">
            <text:p text:style-name="P212">_GSINIT</text:p>
          </table:table-cell>
          <table:table-cell table:style-name="Таблица1.A2" office:value-type="string">
            <text:p text:style-name="P218">Начало кода инициализации во время выполнения программы</text:p>
          </table:table-cell>
          <table:table-cell table:style-name="Таблица1.D2" office:value-type="string">
            <text:p text:style-name="P209"/>
          </table:table-cell>
        </table:table-row>
        <table:table-row>
          <table:table-cell table:style-name="Таблица1.A2" office:value-type="string">
            <text:p text:style-name="P219">9</text:p>
          </table:table-cell>
          <table:table-cell table:style-name="Таблица1.A2" office:value-type="string">
            <text:p text:style-name="P212">_GSFINAL</text:p>
          </table:table-cell>
          <table:table-cell table:style-name="Таблица1.A2" office:value-type="string">
            <text:p text:style-name="P218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209"/>
          </table:table-cell>
        </table:table-row>
        <table:table-row>
          <table:table-cell table:style-name="Таблица1.A2" office:value-type="string">
            <text:p text:style-name="P220">10</text:p>
          </table:table-cell>
          <table:table-cell table:style-name="Таблица1.A2" office:value-type="string">
            <text:p text:style-name="P212">_<text:span text:style-name="T250">HEAP</text:span></text:p>
          </table:table-cell>
          <table:table-cell table:style-name="Таблица1.A2" office:value-type="string">
            <text:p text:style-name="P221">Куча динамической памяти</text:p>
          </table:table-cell>
          <table:table-cell table:style-name="Таблица1.D2" office:value-type="string">
            <text:p text:style-name="P228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221">11</text:p>
          </table:table-cell>
          <table:table-cell table:style-name="Таблица1.A2" office:value-type="string">
            <text:p text:style-name="P212">_<text:span text:style-name="T253">BSS</text:span></text:p>
          </table:table-cell>
          <table:table-cell table:style-name="Таблица1.A2" office:value-type="string">
            <text:p text:style-name="P227">Стек</text:p>
          </table:table-cell>
          <table:table-cell table:style-name="Таблица1.D2" office:value-type="string">
            <text:p text:style-name="P228">Компилятором не генерируется. Дополнительная</text:p>
          </table:table-cell>
        </table:table-row>
      </table:table>
      <text:p text:style-name="P90"/>
      <text:h text:style-name="P324" text:outline-level="2"><text:bookmark-start text:name="__RefHeading___Toc2211_4248709807"/>Размещение машинного кода<text:bookmark-end text:name="__RefHeading___Toc2211_4248709807"/></text:h>
      <text:p text:style-name="P101"><text:tab/><text:span text:style-name="T44">Секция _CODE.</text:span></text:p>
      <text:p text:style-name="P57"/>
      <text:p text:style-name="P101"><text:tab/><text:span text:style-name="T270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01"><text:tab/><text:span text:style-name="T271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17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02"><text:tab/><text:span text:style-name="T44">Секци</text:span><text:span text:style-name="T45">и</text:span><text:span text:style-name="T44"> _CODE, </text:span><text:span text:style-name="T33">_DATA, </text:span><text:span text:style-name="T36">_INITIALIZED, </text:span><text:span text:style-name="T37">_INITIALIZER.</text:span></text:p>
      <text:p text:style-name="P93"/>
      <text:p text:style-name="P95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93"><text:tab/><text:span text:style-name="T272">Кроме того, данные могут быть как инициализированными при объявлении, так и не инициализированными.</text:span></text:p>
      <text:p text:style-name="P93"><text:tab/><text:span text:style-name="T276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93"><text:tab/><text:span text:style-name="T273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93"/>
      <text:p text:style-name="P69"><text:tab/>Рассмотрим пример. Есть у нас три похожих <text:span text:style-name="T244">по виду</text:span>, но очень разных <text:span text:style-name="T244">по сути</text:span> <text:span text:style-name="T243">определения переменных и констант</text:span>:</text:p>
      <text:p text:style-name="P69"/>
      <text:p text:style-name="P69"><text:span text:style-name="T230">Определение 1:</text:span><text:tab/><text:tab/><text:span text:style-name="T15">const int var_const=2;</text:span></text:p>
      <text:p text:style-name="P44"><text:span text:style-name="T211">Определение 2:</text:span><text:tab/><text:tab/>int var_noinit;</text:p>
      <text:p text:style-name="P44"><text:span text:style-name="T211">Определение 3:</text:span><text:tab/><text:tab/>int var_init=7;</text:p>
      <text:p text:style-name="P72"/>
      <text:p text:style-name="P72"><text:tab/>Что же генерирует компилятор на каждое из них? <text:span text:style-name="T229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72"/>
      <text:p text:style-name="P49">Определение 1. <text:span text:style-name="T275">Константа.</text:span></text:p>
      <text:p text:style-name="P49"/>
      <text:p text:style-name="P49">C:</text:p>
      <text:p text:style-name="P39"><text:tab/>const int var_const=2;</text:p>
      <text:p text:style-name="P39"/>
      <text:p text:style-name="P45">ASM:</text:p>
      <text:p text:style-name="P73"><text:tab/><text:span text:style-name="T15">.area _CODE</text:span></text:p>
      <text:p text:style-name="P47"><text:tab/>_var_const:</text:p>
      <text:p text:style-name="P47"><text:tab/><text:tab/>.dw #0x0002</text:p>
      <text:p text:style-name="P47"/>
      <text:p text:style-name="P75"><text:tab/>Константа размещена в секции кода. Логично, так как её можно только читать. И даже если код в ПЗУ — ничего страшного, <text:span text:style-name="T274">писать то в константу нельзя.</text:span></text:p>
      <text:p text:style-name="P75"/>
      <text:p text:style-name="P48"/>
      <text:p text:style-name="P70"><text:span text:style-name="T30">Определение </text:span><text:span text:style-name="T31">2. </text:span><text:span text:style-name="T46">Не инициализированная при создании переменная.</text:span></text:p>
      <text:p text:style-name="P48"/>
      <text:p text:style-name="P48">C:</text:p>
      <text:p text:style-name="P40"><text:tab/>int var_noinit;</text:p>
      <text:p text:style-name="P41"/>
      <text:p text:style-name="P46">ASM:</text:p>
      <text:p text:style-name="P74"><text:tab/><text:span text:style-name="T33">.area _DATA</text:span></text:p>
      <text:p text:style-name="P55"><text:tab/>_var_noinit::</text:p>
      <text:p text:style-name="P55"><text:tab/><text:tab/>.ds 2</text:p>
      <text:p text:style-name="P48"/>
      <text:p text:style-name="P76"><text:tab/><text:span text:style-name="T245">Переменная</text:span> размещена в секции <text:span text:style-name="T231">данных</text:span>. <text:span text:style-name="T232">Когда происходит запуск программы на С, вся область </text:span><text:span text:style-name="T34">_DATA</text:span><text:span text:style-name="T232"> инициализируется константой 0. Таким образом, для переменной </text:span><text:soft-page-break/><text:span text:style-name="T34">_var_noinit </text:span><text:span text:style-name="T233">выделяется место, а инициализация происходит во время старта программы. Все прекрасно.</text:span></text:p>
      <text:p text:style-name="P76"/>
      <text:p text:style-name="P71"><text:span text:style-name="T30">Определение </text:span><text:span text:style-name="T35">3. </text:span><text:span text:style-name="T47">И</text:span><text:span text:style-name="T46">нициализированная при создании переменная.</text:span></text:p>
      <text:p text:style-name="P50"/>
      <text:p text:style-name="P50">C:</text:p>
      <text:p text:style-name="P42"><text:tab/>int var_init=7;</text:p>
      <text:p text:style-name="P43"/>
      <text:p text:style-name="P56">ASM:</text:p>
      <text:p text:style-name="P78"><text:tab/><text:span text:style-name="T15">.area _INITIALIZED</text:span></text:p>
      <text:p text:style-name="P51"><text:tab/>_var_init::</text:p>
      <text:p text:style-name="P51"><text:tab/><text:tab/>.ds 2</text:p>
      <text:p text:style-name="P51"/>
      <text:p text:style-name="P52"><text:tab/>.<text:span text:style-name="T234">area _INITIALIZER</text:span></text:p>
      <text:p text:style-name="P54"><text:tab/>__xinit__var_init:</text:p>
      <text:p text:style-name="P54"><text:tab/><text:tab/>.dw #0x0007</text:p>
      <text:p text:style-name="P75"/>
      <text:p text:style-name="P75"><text:tab/><text:span text:style-name="T235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35">_INITIALIZED</text:span><text:span text:style-name="T235"> - это секция, где переменная находится во время выполнения программы и </text:span><text:span text:style-name="T37">_INITIALIZER</text:span><text:span text:style-name="T235">, где хранится инициализирующее значение этой переменной.</text:span></text:p>
      <text:p text:style-name="P75"><text:tab/><text:span text:style-name="T236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37">_INITIALIZER </text:span><text:span text:style-name="T236">в секцию </text:span><text:span text:style-name="T38">_INITIALIZED</text:span><text:span text:style-name="T236"> и только потом запускать функцию </text:span><text:span text:style-name="T38">_main</text:span><text:span text:style-name="T236"> (начало программы на C).</text:span></text:p>
      <text:p text:style-name="P75"><text:tab/><text:span text:style-name="T237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75"/>
      <text:p text:style-name="P77"><text:tab/>.<text:span text:style-name="T36">area _INITIALIZED</text:span></text:p>
      <text:p text:style-name="P53"><text:tab/>_var_init::</text:p>
      <text:p text:style-name="P53"><text:tab/><text:tab/><text:span text:style-name="T234">.dw #0x0007</text:span></text:p>
      <text:p text:style-name="P75"/>
      <text:p text:style-name="P80">Увы. Пока такой функции в SDCC нет. Зато есть хитрые и злые кодеры вроде нас с вами. И выхода из ситуации два:</text:p>
      <text:p text:style-name="P80"/>
      <text:p text:style-name="P81"><text:span text:style-name="T15">Выход первый</text:span>. <text:span text:style-name="T42">Можно, но не нужно</text:span><text:span text:style-name="T241">.</text:span></text:p>
      <text:p text:style-name="P82"><text:tab/><text:span text:style-name="T238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82"><text:tab/><text:span text:style-name="T239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82"/>
      <text:p text:style-name="P86">Файл <text:span text:style-name="T15">var_init.c</text:span>:</text:p>
      <text:p text:style-name="P79"><text:span text:style-name="T15"><text:tab/></text:span><text:span text:style-name="T39">const </text:span><text:span text:style-name="T15">int var_init=7;</text:span></text:p>
      <text:p text:style-name="P86"/>
      <text:p text:style-name="P86">Файл <text:span text:style-name="T15">var_init.h</text:span>:</text:p>
      <text:p text:style-name="P83"><text:tab/><text:span text:style-name="T39">extern </text:span><text:span text:style-name="T32">int var_init;</text:span></text:p>
      <text:p text:style-name="P82"/>
      <text:p text:style-name="P87">Почему так? Да чтобы компилятор не ругался, что мы пытаемся изменить константу. <text:span text:style-name="T240">Компилируя файл </text:span><text:span text:style-name="T40">var_init.c</text:span><text:span text:style-name="T240">, компилятор будет думать, что </text:span><text:span text:style-name="T40">var_init —</text:span><text:span text:style-name="T240"> это константа и выделит под неё памяить как под константу.</text:span></text:p>
      <text:p text:style-name="P88"><text:soft-page-break/>Компилируя другие файлы, куда подключен файл <text:span text:style-name="T39">var_init.h</text:span>, компилятор будет всецело уверен, что <text:span text:style-name="T32">var_init</text:span> — это переменная и будет спокойно в неё писать.</text:p>
      <text:p text:style-name="P89"><text:tab/>Мне такой подход не нравится. Ради переменных отдельные файлы.. Бррр..</text:p>
      <text:p text:style-name="P75"/>
      <text:p text:style-name="P84"><text:span text:style-name="T15">Выход </text:span><text:span text:style-name="T41">второй</text:span>. <text:span text:style-name="T42">Правильный</text:span><text:span text:style-name="T241">.</text:span></text:p>
      <text:p text:style-name="P85"><text:tab/><text:span text:style-name="T242">Второй выход посложнее — написать утилиту, которая вырезает секцию _</text:span><text:span text:style-name="T37">INITIALIZER</text:span><text:span text:style-name="T242"> и вставляет её на место секции </text:span><text:span text:style-name="T36">_INITIALIZED</text:span><text:span text:style-name="T242">. Именно такой подход и был осуществлен при написании утилиты </text:span><text:span text:style-name="T43">sdrmini</text:span><text:span text:style-name="T242">. На вход утилита принимает так называемый map-файл и бинарник программы. Далее, из файла вырезаются секции _</text:span><text:span text:style-name="T37">INITIALIZER</text:span><text:span text:style-name="T242"> и </text:span><text:span text:style-name="T36">_INITIALIZED</text:span><text:span text:style-name="T242">. И, наконец, файл сшивается так, что секция _</text:span><text:span text:style-name="T37">INITIALIZER</text:span><text:span text:style-name="T242"> встает на место секции </text:span><text:span text:style-name="T36">_INITIALIZED</text:span><text:span text:style-name="T242">. Ограничение такого метода — секция _</text:span><text:span text:style-name="T37">INITIALIZER</text:span><text:span text:style-name="T242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37"> </text:span><text:span text:style-name="T242">_</text:span><text:span text:style-name="T37">INITIALIZER</text:span><text:span text:style-name="T234">.</text:span></text:p>
      <text:p text:style-name="P94"/>
      <text:h text:style-name="P325" text:outline-level="2"><text:bookmark-start text:name="__RefHeading___Toc2453_4248709807"/>Секции абсолютной адресации<text:bookmark-end text:name="__RefHeading___Toc2453_4248709807"/></text:h>
      <text:p text:style-name="P213"><text:span text:style-name="T44"><text:tab/>Секци</text:span><text:span text:style-name="T45">и</text:span><text:span text:style-name="T44"> <text:s/></text:span><text:span text:style-name="T15">_DABS (ABS) </text:span><text:span text:style-name="T48">и</text:span><text:span text:style-name="T15"> _</text:span><text:span text:style-name="T48">C</text:span><text:span text:style-name="T15">ABS (ABS)</text:span>.</text:p>
      <text:p text:style-name="P213"/>
      <text:p text:style-name="P213"><text:tab/><text:span text:style-name="T277">По замыслу разработчиков, в данных секциях можно размещать данные и код, определяя абсолютные адреса директивой </text:span><text:span text:style-name="T49">.org</text:span><text:span text:style-name="T277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213"/>
      <text:h text:style-name="Heading_20_2" text:outline-level="2"><text:bookmark-start text:name="__RefHeading___Toc2455_4248709807"/>Секции кода инициализации <text:span text:style-name="T282">времени выполнения</text:span><text:bookmark-end text:name="__RefHeading___Toc2455_4248709807"/></text:h>
      <text:p text:style-name="P214"><text:span text:style-name="T44"><text:tab/>Секци</text:span><text:span text:style-name="T45">и</text:span><text:span text:style-name="T44"> <text:s/></text:span><text:span text:style-name="T15">_GSINIT </text:span><text:span text:style-name="T50">и </text:span><text:span text:style-name="T15">_GS</text:span><text:span text:style-name="T51">FINAL</text:span><text:span text:style-name="T278">.</text:span></text:p>
      <text:p text:style-name="P213"/>
      <text:p text:style-name="P213"><text:tab/><text:span text:style-name="T279">Некоторые конструкции языка С требуют выполнения кода инициализации до начала первой функции, то есть </text:span><text:span text:style-name="T66">main()</text:span><text:span text:style-name="T279">.</text:span></text:p>
      <text:p text:style-name="P215"><text:tab/><text:span text:style-name="T280">Компилятор помещает весь такой код в секцию </text:span><text:span text:style-name="T15">_GSINIT</text:span><text:span text:style-name="T280">. Секция </text:span><text:span text:style-name="T15">_GS</text:span><text:span text:style-name="T51">FINAL</text:span><text:span text:style-name="T280">, следующая сразу за секцией </text:span><text:span text:style-name="T15">_GSINIT</text:span><text:span text:style-name="T280">, содержит единственную команду </text:span><text:span text:style-name="T52">ret</text:span><text:span text:style-name="T280">. При старте программы, стартовый код вызывает содержимое секции </text:span><text:span text:style-name="T15">_GSINIT</text:span><text:span text:style-name="T280">, как обычную подпрограмму.</text:span></text:p>
      <text:p text:style-name="P215"><text:tab/><text:span text:style-name="T281">Заметим, что после выполнения стартового кода, содержимое секций </text:span><text:span text:style-name="T15">_GSINIT</text:span><text:span text:style-name="T206">,</text:span><text:span text:style-name="T15"> _GS</text:span><text:span text:style-name="T51">FINAL</text:span><text:span text:style-name="T214"> </text:span><text:span text:style-name="T215">и <text:s/></text:span><text:span text:style-name="T212">_</text:span><text:span text:style-name="T37">INITIALIZER</text:span><text:span text:style-name="T213"> </text:span><text:span text:style-name="T215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Стартовый код <text:span text:style-name="T283">crt0*.s</text:span><text:bookmark-end text:name="__RefHeading___Toc1529_3668116786"/></text:h>
      <text:p text:style-name="P103"><text:tab/><text:span text:style-name="T283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04"><text:tab/><text:span text:style-name="T284">В SDCC-NOINIT предусмотрены различные файлы стартового кода, находящиеся в каталоге </text:span><text:span text:style-name="T53">libsrc/crt0</text:span><text:span text:style-name="T284">:</text:span></text:p>
      <text:p text:style-name="P105"><text:tab/><text:span text:style-name="T15">crt0.s</text:span><text:tab/><text:tab/><text:tab/>- стартовый код обычной программы;</text:p>
      <text:p text:style-name="P105"><text:tab/><text:span text:style-name="T15">crt0wcplugin.s</text:span><text:tab/>- стартовый код плагина WC.</text:p>
      <text:p text:style-name="P105"/>
      <text:p text:style-name="P118"><text:tab/>Пользователь волен писать свой стартовый код, если ему нравится и хочется.</text:p>
      <text:p text:style-name="P108"/>
      <text:p text:style-name="P108"><text:tab/><text:span text:style-name="T285">Файлы со стартовым кодом находятся в каталоге <text:s/></text:span><text:span text:style-name="T53">libsrc/crt0</text:span><text:span text:style-name="T284"> и называются </text:span><text:span text:style-name="T53">crt0*.s</text:span><text:span text:style-name="T284">. Вместо звездочки подставляем все, что нам угодно.</text:span></text:p>
      <text:p text:style-name="P106"><text:soft-page-break/></text:p>
      <text:p text:style-name="P107">Какой бы ни был стартовый код, его функции <text:span text:style-name="T288">примерно следующие</text:span>:</text:p>
      <text:p text:style-name="P109"/>
      <text:list xml:id="list1675729710" text:style-name="L2">
        <text:list-item>
          <text:p text:style-name="P254">инициализаци<text:span text:style-name="T289">я</text:span> указателя стек<text:span text:style-name="T286">а;</text:span></text:p>
        </text:list-item>
        <text:list-item>
          <text:p text:style-name="P255">заполнение секции <text:span text:style-name="T15">_DATA</text:span> нулевым значением;</text:p>
        </text:list-item>
        <text:list-item>
          <text:p text:style-name="P256">копирование секции <text:span text:style-name="T257">_</text:span><text:span text:style-name="T265">INITIALIZER</text:span><text:span text:style-name="T258"> </text:span><text:span text:style-name="T256">в секцию</text:span><text:span text:style-name="T257">_</text:span><text:span text:style-name="T265">INITIALIZE</text:span><text:span text:style-name="T264">D;</text:span></text:p>
        </text:list-item>
        <text:list-item>
          <text:p text:style-name="P257"><text:span text:style-name="T256">вызов кода инициализации </text:span><text:span text:style-name="T259">времени выполнения </text:span><text:span text:style-name="T256">из секции </text:span><text:span text:style-name="T264">_GSINIT;</text:span></text:p>
        </text:list-item>
        <text:list-item>
          <text:p text:style-name="P258">вызов кода на языке C (функции main() );</text:p>
        </text:list-item>
        <text:list-item>
          <text:p text:style-name="P260">восстановление указателя стека;</text:p>
        </text:list-item>
        <text:list-item>
          <text:p text:style-name="P260">возврат в вызывающую программу.</text:p>
        </text:list-item>
      </text:list>
      <text:p text:style-name="P107"/>
      <text:p text:style-name="P111"><text:tab/>Кроме этого, при линковке программы, файл <text:span text:style-name="T53">crt0*.</text:span><text:span text:style-name="T15">rel</text:span><text:span text:style-name="T206"> должен быть указан первым в списке объектных </text:span><text:span text:style-name="T216">файлов, чтобы определить порядок следования секций. Иначе результат будет плачевным.</text:span></text:p>
      <text:p text:style-name="P111"><text:tab/>В SDCC-NOINIT проведена некоторая работа по оптимизации всех функций <text:span text:style-name="T290">стартового кода</text:span>. Поведение файла стартового кода регулируется для каждой программы файлом <text:span text:style-name="T15">config.mk</text:span>, находящимся в файле с программой.</text:p>
      <text:p text:style-name="P111"/>
      <text:p text:style-name="P111"><text:tab/><text:span text:style-name="T291">Рассмотрим, какие особенности имеет файл </text:span><text:span text:style-name="T54">crt0.s</text:span><text:span text:style-name="T217"> SDCC-NOINIT:</text:span></text:p>
      <text:p text:style-name="P111"/>
      <text:list xml:id="list3984624706" text:style-name="L3">
        <text:list-item>
          <text:p text:style-name="P262"><text:span text:style-name="T285">инициализация указателя стека. Производится опционально. Определяется символом </text:span><text:span text:style-name="T56">CALLERSTACK</text:span><text:span text:style-name="T285"> файла </text:span><text:span text:style-name="T56">config.mk</text:span><text:span text:style-name="T285">. Если </text:span><text:span text:style-name="T56">CALLERSTACK</text:span><text:span text:style-name="T285">=0, то использовать свой стек, а если <text:s/></text:span><text:span text:style-name="T56">CALLERSTACK</text:span><text:span text:style-name="T285">=1 — то не трогать указатель стека, т. е. Использовать стек вызывающей программы. Это удобно;</text:span></text:p>
          <text:p text:style-name="P263"/>
        </text:list-item>
        <text:list-item>
          <text:p text:style-name="P264"><text:span text:style-name="T285">заполнение секции </text:span><text:span text:style-name="T55">_DATA</text:span><text:span text:style-name="T286"> нулевым значением. Так как снекция </text:span><text:span text:style-name="T55">_DATA</text:span><text:span text:style-name="T286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264"/>
        </text:list-item>
        <text:list-item>
          <text:p text:style-name="P265"><text:span text:style-name="T286">копирование секции </text:span><text:span text:style-name="T257">_</text:span><text:span text:style-name="T265">INITIALIZER</text:span><text:span text:style-name="T258"> </text:span><text:span text:style-name="T260">в секцию</text:span><text:span text:style-name="T257">_</text:span><text:span text:style-name="T265">INITIALIZE</text:span><text:span text:style-name="T266">D</text:span><text:span text:style-name="T260">. </text:span><text:span text:style-name="T262">Этот вопрос уже обсуждался ранее. Секции копируются скриптом </text:span><text:span text:style-name="T268">sdrmini</text:span><text:span text:style-name="T262"> после компиляции и во время выполнения секция _ </text:span><text:span text:style-name="T265">INITIALIZE</text:span><text:span text:style-name="T269">R</text:span><text:span text:style-name="T262"> уже не существует;</text:span></text:p>
          <text:p text:style-name="P266"/>
        </text:list-item>
        <text:list-item>
          <text:p text:style-name="P264"><text:span text:style-name="T261">вызов кода инициализации </text:span><text:span text:style-name="T259">времени выполнения </text:span><text:span text:style-name="T261">из секции </text:span><text:span text:style-name="T267">_GSINIT</text:span><text:span text:style-name="T261">. </text:span><text:span text:style-name="T263">Тут все по стандарту;</text:span></text:p>
          <text:p text:style-name="P267"/>
        </text:list-item>
        <text:list-item>
          <text:p text:style-name="P259">вызов кода на языке C (функции main() );</text:p>
          <text:p text:style-name="P264"/>
        </text:list-item>
        <text:list-item>
          <text:p text:style-name="P264"><text:span text:style-name="T287">восстановление указателя стека производится только если был использован свой собственный стек (</text:span><text:span text:style-name="T56">CALLERSTACK</text:span><text:span text:style-name="T285">=0);</text:span></text:p>
          <text:p text:style-name="P264"/>
        </text:list-item>
        <text:list-item>
          <text:p text:style-name="P261">возврат в вызывающую программу. <text:span text:style-name="T292">Тут все по стандарту.</text:span></text:p>
        </text:list-item>
      </text:list>
      <text:p text:style-name="P110"/>
      <text:p text:style-name="P112"><text:tab/>Кроме того, предусмотрено управление прерываниями при старте программы. Если символ <text:span text:style-name="T15">DISTART=0</text:span> <text:span text:style-name="T294">(файл </text:span><text:span text:style-name="T56">config.mk</text:span><text:span text:style-name="T219"> </text:span><text:span text:style-name="T220">данной программы</text:span><text:span text:style-name="T218">)</text:span>, <text:span text:style-name="T293">то при входе в программу прерывания запрещаются, а при выходе — разрешаются. </text:span></text:p>
      <text:p text:style-name="P112"/>
      <text:p text:style-name="P112"><text:tab/><text:span text:style-name="T295">Подробнее о конфигурации программ, библиотек и прочего — ниже.</text:span></text:p>
      <text:h text:style-name="P318" text:outline-level="1"><text:bookmark-start text:name="__RefHeading___Toc2499_1885247514"/>Ассемблер в С и С в Ассемблере<text:bookmark-end text:name="__RefHeading___Toc2499_1885247514"/></text:h>
      <text:p text:style-name="P119"><text:tab/>Известно, что на ZX без ассемблера никуда. И это хорошо. Но и без ЯВУ в 21м веке тоже не комфортоно.</text:p>
      <text:p text:style-name="P119"><text:tab/><text:span text:style-name="T305">Как же нам взять хорошее и от того и от другого? Для этого необходимо научиться ассемблерный код и код на С.</text:span></text:p>
      <text:p text:style-name="P119"><text:tab/><text:span text:style-name="T306">Этому и посвящена данная глава.</text:span></text:p>
      <text:h text:style-name="P326" text:outline-level="2"><text:bookmark-start text:name="__RefHeading___Toc3553_2746178361"/>Два способа совмещать С и Ассемблер<text:bookmark-end text:name="__RefHeading___Toc3553_2746178361"/></text:h>
      <text:p text:style-name="P122"><text:tab/><text:span text:style-name="T307">В SDCC имеется два способа совмещать код на С и код на Ассемблере: раздельная компиляция и директивы встроенного ассемблера </text:span><text:span text:style-name="T58">__asm; - __endasm;</text:span><text:span text:style-name="T307">.</text:span></text:p>
      <text:h text:style-name="P327" text:outline-level="2"><text:bookmark-start text:name="__RefHeading___Toc3555_2746178361"/>Соглашения об именах<text:bookmark-end text:name="__RefHeading___Toc3555_2746178361"/></text:h>
      <text:p text:style-name="P123"><text:tab/><text:span text:style-name="T309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23"/>
      <text:p text:style-name="P128">Рассмотрим простой пример:</text:p>
      <text:p text:style-name="P128"/>
      <text:p text:style-name="P129">Возьмем файл <text:span text:style-name="T15">example.c</text:span>:</text:p>
      <text:p text:style-name="P129"/>
      <text:p text:style-name="P192">int <text:span text:style-name="T155">var_a</text:span>;<text:tab/><text:tab/>// обычная переменная</text:p>
      <text:p text:style-name="P192">static int <text:span text:style-name="T155">var_b</text:span>;<text:tab/>// локальная переменная (область видимости — файл)</text:p>
      <text:p text:style-name="P192"/>
      <text:p text:style-name="P192">void <text:span text:style-name="T155">function_a</text:span>(){<text:tab/>// обычная функция</text:p>
      <text:p text:style-name="P192">}</text:p>
      <text:p text:style-name="P192">static void <text:span text:style-name="T155">function_b</text:span>(){<text:tab/>// локальная функция (область видимости - файл)</text:p>
      <text:p text:style-name="P192">}</text:p>
      <text:p text:style-name="P128"/>
      <text:p text:style-name="P130"><text:tab/>Не будем пока углубляться в загадочную «область видимости», а откомпилируем этот файл и получим такой код на языке ассемблера <text:span text:style-name="T60">example.</text:span><text:span text:style-name="T15">asm </text:span>(лишнее опущено):</text:p>
      <text:p text:style-name="P130"/>
      <text:p text:style-name="P192">.area _DATA</text:p>
      <text:p text:style-name="P192"><text:span text:style-name="T158">_var_a</text:span>::</text:p>
      <text:p text:style-name="P192"><text:tab/>.ds 2</text:p>
      <text:p text:style-name="P192"><text:span text:style-name="T158">_var_b</text:span>:</text:p>
      <text:p text:style-name="P192"><text:tab/>.ds 2</text:p>
      <text:p text:style-name="P192"/>
      <text:p text:style-name="P192">.area _CODE</text:p>
      <text:p text:style-name="P192"><text:span text:style-name="T158">_function_a</text:span>::</text:p>
      <text:p text:style-name="P192"><text:tab/>ret</text:p>
      <text:p text:style-name="P192"/>
      <text:p text:style-name="P192"><text:span text:style-name="T158">_function_b</text:span>:</text:p>
      <text:p text:style-name="P192"><text:tab/>ret</text:p>
      <text:p text:style-name="Text_20_body"/>
      <text:p text:style-name="P131"><text:soft-page-break/><text:tab/>Понимаете что произошло? <text:span text:style-name="T310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31"><text:tab/><text:span text:style-name="T311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31"/>
      <text:p text:style-name="P131"><text:tab/><text:span text:style-name="T312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31"/>
      <text:p text:style-name="P133"><text:tab/>Например имеется файл на ассемблере. <text:span text:style-name="T326">Обратите внимание, что после имени стоит </text:span><text:span text:style-name="T61">два</text:span><text:span text:style-name="T326"> двоеточия. Почему так — поговорим ниже.</text:span></text:p>
      <text:p text:style-name="P133"/>
      <text:p text:style-name="P194">.area _DATA</text:p>
      <text:p text:style-name="P194"><text:span text:style-name="T158">_</text:span><text:span text:style-name="T159">MyAsmArray</text:span>::</text:p>
      <text:p text:style-name="P194"><text:tab/>.ds <text:span text:style-name="T313">10</text:span></text:p>
      <text:p text:style-name="P194"/>
      <text:p text:style-name="P194">.area _CODE</text:p>
      <text:p text:style-name="P194"><text:span text:style-name="T158">_</text:span><text:span text:style-name="T160">MyAssemblerFunction</text:span>::</text:p>
      <text:p text:style-name="P194"><text:tab/>ret</text:p>
      <text:p text:style-name="P193"/>
      <text:p text:style-name="P136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314">Пример кода на С:</text:span></text:p>
      <text:p text:style-name="P134"/>
      <text:p text:style-name="P196"><text:span text:style-name="T161">// </text:span><text:span text:style-name="T164">Прототипы</text:span></text:p>
      <text:p text:style-name="P204"/>
      <text:p text:style-name="P196"><text:span text:style-name="T161">extern uint8_t </text:span><text:span text:style-name="T159">MyAsmArray</text:span><text:span text:style-name="T162">[];<text:tab/>// Массив </text:span><text:span text:style-name="T163">из 10 байт</text:span></text:p>
      <text:p text:style-name="P196"><text:span text:style-name="T163">void</text:span><text:span text:style-name="T158"> </text:span><text:span text:style-name="T160">MyAssemblerFunction</text:span><text:span text:style-name="T163">();<text:tab/>// Функция</text:span></text:p>
      <text:p text:style-name="P195"/>
      <text:p text:style-name="P208"><text:span text:style-name="T315">// </text:span><text:span text:style-name="T316">Вызов (пример)</text:span></text:p>
      <text:p text:style-name="P203">void main(){</text:p>
      <text:p text:style-name="P195"><text:span text:style-name="T159"><text:tab/>MyAsmArray</text:span><text:span text:style-name="T162">[</text:span><text:span text:style-name="T165">0</text:span><text:span text:style-name="T162">] </text:span><text:span text:style-name="T165">= 5;</text:span></text:p>
      <text:p text:style-name="P195"><text:span text:style-name="T158"><text:tab/>MyAssemblerFunction</text:span><text:span text:style-name="T163">();</text:span></text:p>
      <text:p text:style-name="P231"><text:span text:style-name="T163"><text:tab/></text:span><text:span text:style-name="T166">}</text:span></text:p>
      <text:p text:style-name="P132"/>
      <text:p text:style-name="P138"><text:tab/>Как видите, в преобразовании имен между С и ассемблером нет ничего сложного. Всего лишь один символ, и тот — подчеркивание. <text:span text:style-name="T327">Займемся теперь загадочными двоеточиями. Почему в одном случае оно одно, а в другом их два? Где здесь разгадка?</text:span></text:p>
      <text:p text:style-name="P145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37"/>
      <text:p text:style-name="P137"/>
      <text:h text:style-name="P328" text:outline-level="2"><text:bookmark-start text:name="__RefHeading___Toc3557_2746178361"/><text:soft-page-break/>Локальный или глобальный?<text:bookmark-end text:name="__RefHeading___Toc3557_2746178361"/></text:h>
      <text:p text:style-name="P124"><text:tab/><text:span text:style-name="T328">Область видимости — это участок программы, где доступно то или иное имя переменной или функции.</text:span></text:p>
      <text:p text:style-name="P124"><text:tab/><text:span text:style-name="T328">Для языка Ассемблера </text:span><text:span text:style-name="T62">sdas</text:span><text:span text:style-name="T328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146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27"><text:tab/><text:span text:style-name="T329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27"><text:tab/><text:span text:style-name="T332">Чем же отличаются глобальные и локальные переменные? Все довольно просто.</text:span></text:p>
      <text:p text:style-name="P125"><text:tab/><text:span text:style-name="T330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26"><text:tab/><text:span text:style-name="T330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26"><text:tab/><text:span text:style-name="T333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39"/>
      <text:h text:style-name="Heading_20_3" text:outline-level="3"><text:bookmark-start text:name="__RefHeading___Toc3866_2746178361"/>Объявление глобальных переменных <text:span text:style-name="T331">и функций</text:span><text:bookmark-end text:name="__RefHeading___Toc3866_2746178361"/></text:h>
      <text:p text:style-name="P139"><text:tab/><text:span text:style-name="T334">На языке С любая переменная или функция считается глобальной. Например, вот объявления глобальных переменных и функций:</text:span></text:p>
      <text:p text:style-name="P139"/>
      <text:p text:style-name="P192">int a;</text:p>
      <text:p text:style-name="P192">void main(){}</text:p>
      <text:p text:style-name="P142"/>
      <text:p text:style-name="P142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15">.globl</text:span> или двойным двоеточием после имени:</text:p>
      <text:p text:style-name="P142"/>
      <text:p text:style-name="P197"><text:span text:style-name="T335">.globl<text:tab/></text:span><text:span text:style-name="T167">_</text:span><text:span text:style-name="T160">MyAssemblerFunction</text:span></text:p>
      <text:p text:style-name="P205"/>
      <text:p text:style-name="P198">.area _CODE</text:p>
      <text:p text:style-name="P198"><text:span text:style-name="T158">_</text:span><text:span text:style-name="T160">MyAssemblerFunction</text:span>:</text:p>
      <text:p text:style-name="P206"><text:tab/>ret</text:p>
      <text:p text:style-name="P205"/>
      <text:p text:style-name="P197">.area _DATA</text:p>
      <text:p text:style-name="P197"><text:span text:style-name="T158">_</text:span><text:span text:style-name="T159">MyAsmArray</text:span>::</text:p>
      <text:p text:style-name="P197"><text:tab/>.ds <text:span text:style-name="T313">10</text:span></text:p>
      <text:p text:style-name="P140"><text:soft-page-break/><text:span text:style-name="T336"><text:tab/>Функция <text:s/></text:span><text:span text:style-name="T317">_</text:span><text:span text:style-name="T318">MyAssemblerFunction </text:span><text:span text:style-name="T336">объявлена глобальной с помощью использования ключевого слова </text:span><text:span text:style-name="T63">.globl</text:span><text:span text:style-name="T221">. А переменная </text:span><text:span text:style-name="T319">_</text:span><text:span text:style-name="T320">MyAsmArray</text:span><text:span text:style-name="T322"> <text:s/></text:span><text:span text:style-name="T321">объявлена глобальной с <text:s/>помощью <text:s/></text:span><text:span text:style-name="T323">двойн</text:span><text:span text:style-name="T324">ого</text:span><text:span text:style-name="T323"> двоеточи</text:span><text:span text:style-name="T324">я</text:span><text:span text:style-name="T323"> после имени</text:span><text:span text:style-name="T324">. </text:span><text:span text:style-name="T325">Эти объявления равнозначны.</text:span></text:p>
      <text:p text:style-name="P135"/>
      <text:h text:style-name="Heading_20_3" text:outline-level="3"><text:bookmark-start text:name="__RefHeading___Toc3868_2746178361"/>Объявление <text:span text:style-name="T331">локальных</text:span> переменных <text:span text:style-name="T331">и функций</text:span><text:bookmark-end text:name="__RefHeading___Toc3868_2746178361"/></text:h>
      <text:p text:style-name="P230"><text:span text:style-name="T334"><text:tab/>На языке С область видимости, ограниченная одним файлом задаётся ключевым словом </text:span><text:span text:style-name="T64">static</text:span><text:span text:style-name="T334">. Например, вот объявления локальных переменных и функций, ограниченных по области видимости файлом:</text:span></text:p>
      <text:p text:style-name="P141"/>
      <text:p text:style-name="P199"><text:span text:style-name="T337">static </text:span>int <text:span text:style-name="T337">local_</text:span>a;</text:p>
      <text:p text:style-name="P200"><text:span text:style-name="T337">static </text:span>void <text:span text:style-name="T337">local_</text:span>main(){}</text:p>
      <text:p text:style-name="P143"><text:tab/>На языке ассемблера для объявления <text:span text:style-name="T334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143"><text:tab/></text:p>
      <text:p text:style-name="P202">.area _CODE</text:p>
      <text:p text:style-name="P202"><text:span text:style-name="T158">_</text:span><text:span text:style-name="T160">MyAssemblerFunction</text:span><text:span text:style-name="T168">Local</text:span>:</text:p>
      <text:p text:style-name="P207"><text:tab/>ret</text:p>
      <text:p text:style-name="P207"/>
      <text:p text:style-name="P202">.area _DATA</text:p>
      <text:p text:style-name="P202"><text:span text:style-name="T158">_</text:span><text:span text:style-name="T159">MyAsmArray</text:span><text:span text:style-name="T168">Local</text:span>:</text:p>
      <text:p text:style-name="P201"><text:tab/>.ds <text:span text:style-name="T313">10</text:span></text:p>
      <text:p text:style-name="P143"/>
      <text:p text:style-name="P144"><text:tab/>Хотя, надо отметить, что ключевое слово <text:span text:style-name="T15">.local</text:span> в ассемблере <text:span text:style-name="T15">sdas</text:span> все же существует. Дело в том, что в ассемблере <text:span text:style-name="T15">sdas</text:span> есть опция командной строки <text:span text:style-name="T157">-a</text:span><text:span text:style-name="T338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65">-a</text:span><text:span text:style-name="T338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308">Раздельная компиляция, что код на С и код на ассемблере находятся в разных файлах. Файлы компилируются (файл на С — с помощью </text:span><text:span text:style-name="T59">sdcc</text:span><text:span text:style-name="T308">, файл на ассемблере — с помощью </text:span><text:span text:style-name="T59">sdas</text:span><text:span text:style-name="T308">). В результате получаются два объектных </text:span><text:span text:style-name="T59">*.rel</text:span><text:span text:style-name="T308">-файла, которые линкуются в программу.</text:span></text:p>
      <text:p text:style-name="Text_20_body"><text:tab/></text:p>
      <text:h text:style-name="P333" text:outline-level="3"><text:bookmark-start text:name="__RefHeading___Toc3561_2746178361"/>Директивы встроенного ассемблера<text:bookmark-end text:name="__RefHeading___Toc3561_2746178361"/></text:h>
      <text:p text:style-name="P120"/>
      <text:h text:style-name="P329" text:outline-level="2"><text:bookmark-start text:name="__RefHeading___Toc3563_2746178361"/>Передача параметров в функцию<text:bookmark-end text:name="__RefHeading___Toc3563_2746178361"/></text:h>
      <text:p text:style-name="P121"/>
      <text:h text:style-name="P329" text:outline-level="2"><text:bookmark-start text:name="__RefHeading___Toc3565_2746178361"/>Передача параметров из функции<text:bookmark-end text:name="__RefHeading___Toc3565_2746178361"/></text:h>
      <text:p text:style-name="P120"/>
      <text:h text:style-name="P316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296">Проект SDCC-NOINIT состоит из дерева каталогов различного назначения:</text:span></text:p>
      <text:p text:style-name="P113"/>
      <text:p text:style-name="P113"><text:span text:style-name="T15">apps</text:span> - каталог, <text:span text:style-name="T339">содержащий</text:span> исходники собираемых программ. Одна программа - один подкаталог.</text:p>
      <text:p text:style-name="P113"><text:tab/>Выходные файлы:</text:p>
      <text:p text:style-name="P114"><text:tab/>Для программ: *.tap<text:tab/>*.$C *.tap *.<text:span text:style-name="T298">bin</text:span></text:p>
      <text:p text:style-name="P113"><text:tab/>Для плагинов WC: *.wmf</text:p>
      <text:p text:style-name="P113"><text:tab/>Если что-то не нравится - всегда можно поправить Makefile конкретной программы.</text:p>
      <text:p text:style-name="P113"><text:tab/></text:p>
      <text:p text:style-name="P113"><text:span text:style-name="T15">configs —</text:span> файлы <text:span text:style-name="T300">глобальной</text:span> конфигурации, определяющие какие программы и библиотеки и как собирать.</text:p>
      <text:p text:style-name="P113"><text:tab/></text:p>
      <text:p text:style-name="P113"><text:span text:style-name="T15">include </text:span>- заголовочные файлы, которые доступны все библиотекам и программам всегда.</text:p>
      <text:p text:style-name="P113"><text:tab/><text:tab/><text:tab/></text:p>
      <text:p text:style-name="P113"><text:span text:style-name="T15">libsrc</text:span><text:tab/>- каталог, <text:span text:style-name="T340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13"/>
      <text:p text:style-name="P113"><text:span text:style-name="T15">scripts</text:span> - скрипты, используемые для сборки (перемещение памяти, преобразование текста, автогенерация файлов ...)</text:p>
      <text:p text:style-name="P113"><text:tab/></text:p>
      <text:p text:style-name="P113"><text:span text:style-name="T15">Makefile </text:span>- Головной Makefile. <text:span text:style-name="T297">Лучше его не трогать.</text:span></text:p>
      <text:h text:style-name="Heading_20_2" text:outline-level="2"><text:bookmark-start text:name="__RefHeading___Toc1832_3668116786"/><text:bookmark-start text:name="__RefNumPara__3714_3747580768"/><text:span text:style-name="T193">Каталог с исходными текстами </text:span>apps<text:bookmark-end text:name="__RefHeading___Toc1832_3668116786"/><text:bookmark-end text:name="__RefNumPara__3714_3747580768"/></text:h>
      <text:p text:style-name="P163"><text:tab/><text:span text:style-name="T299">Исходные тексты программ: один каталог — одна программа. Какие из программ собирать, определено в файле </text:span><text:span text:style-name="T77">configs/apps.mk</text:span><text:span text:style-name="T299">.</text:span></text:p>
      <text:p text:style-name="Text_20_body"><text:tab/><text:span text:style-name="T341">В каталоге с программой обязательно находятся файлы: </text:span><text:span text:style-name="T67">Makefie,</text:span><text:span text:style-name="T341"> </text:span><text:span text:style-name="T67">config.mk </text:span><text:span text:style-name="T222">и</text:span><text:span text:style-name="T69"> build.mk</text:span><text:span text:style-name="T341">.</text:span></text:p>
      <text:p text:style-name="Text_20_body"><text:tab/><text:span text:style-name="T342">Для программы и плагинов WC эти файлы различаются. Но основа у них одна.</text:span></text:p>
      <text:p text:style-name="P240"/>
      <text:p text:style-name="P150"><text:span text:style-name="T224"><text:tab/>Файл</text:span><text:span text:style-name="T225"><text:tab/></text:span><text:span text:style-name="T67">config.mk —</text:span> файл конфигурации стартового кода. На его основе генерируется <text:span text:style-name="T343">файл </text:span><text:span text:style-name="T68">autoconfig.asm</text:span><text:span text:style-name="T343">, который содержит определения, передаваемые в стартовый код.</text:span></text:p>
      <text:p text:style-name="P150"/>
      <text:p text:style-name="P150"><text:span text:style-name="T343">Для стандартного стартового кода </text:span><text:span text:style-name="T68">crt0.s</text:span><text:span text:style-name="T343"> определяются такие параметры:</text:span></text:p>
      <text:p text:style-name="P151"/>
      <text:p text:style-name="P58"><text:tab/># Начальный адрес загрузки и запуска программы</text:p>
      <text:p text:style-name="P58"><text:tab/>START=0x6000</text:p>
      <text:p text:style-name="P58"/>
      <text:p text:style-name="P58"><text:tab/># <text:span text:style-name="T345">Размер стека</text:span></text:p>
      <text:p text:style-name="P58"><text:tab/>SSIZE=0x0400</text:p>
      <text:p text:style-name="P58"/>
      <text:p text:style-name="P60"><text:tab/># <text:span text:style-name="T345">Управление прерываниями (0-при старте программы запрещаются,</text:span></text:p>
      <text:p text:style-name="P241"><text:tab/># 1 — не меняются)</text:p>
      <text:p text:style-name="P58"><text:tab/>DISTART=0</text:p>
      <text:p text:style-name="P58"/>
      <text:p text:style-name="P59"><text:tab/># <text:span text:style-name="T346">Использование собственного стека размером SSIZE (0) или</text:span></text:p>
      <text:p text:style-name="P242"><text:tab/># стека вызывающей программы (1)</text:p>
      <text:p text:style-name="P58"><text:tab/>CALLERSTACK=0</text:p>
      <text:p text:style-name="P243"><text:s/></text:p>
      <text:p text:style-name="P97"><text:soft-page-break/><text:span text:style-name="T343"><text:tab/>Для стандартного стартового кода WC-плагина </text:span><text:span text:style-name="T70">crt0wcplugin.s</text:span><text:span text:style-name="T343"> определяются такие параметры:</text:span></text:p>
      <text:p text:style-name="P98"><text:span text:style-name="T71"><text:tab/># Начальный адрес загрузки и запуска </text:span><text:span text:style-name="T15">плагина</text:span> </text:p>
      <text:p text:style-name="P61"><text:tab/>START=0x8000</text:p>
      <text:p text:style-name="P98"/>
      <text:p text:style-name="P98"><text:span text:style-name="T71"><text:tab/># Начальный адрес загрузки </text:span><text:span text:style-name="T15">заголовка плагина</text:span></text:p>
      <text:p text:style-name="P61"><text:tab/>STARTPLHEADER=0x6000</text:p>
      <text:p text:style-name="P96"/>
      <text:p text:style-name="P96"><text:tab/><text:span text:style-name="T347">Пока что я создавал плагины размером 1 страницу.</text:span></text:p>
      <text:p text:style-name="P243"/>
      <text:p text:style-name="P149"><text:span text:style-name="T224">Файл</text:span><text:span text:style-name="T225"><text:tab/></text:span><text:span text:style-name="T69">build.mk —</text:span><text:span text:style-name="T223"> </text:span><text:span text:style-name="T344">содержит такую информацию:</text:span></text:p>
      <text:p text:style-name="P149"/>
      <text:p text:style-name="P152"><text:tab/><text:span text:style-name="T15"># Имя программы</text:span></text:p>
      <text:p text:style-name="P62"><text:tab/>APP=zxkbdtest</text:p>
      <text:p text:style-name="P62"/>
      <text:p text:style-name="P62"><text:tab/># Список объектных файлов</text:p>
      <text:p text:style-name="P62"><text:tab/>OBJ=main.rel test.rel</text:p>
      <text:p text:style-name="P62"/>
      <text:p text:style-name="P62"><text:tab/># Путь к файлу со стартовым кодом. Если не указан — то crt0.s</text:p>
      <text:p text:style-name="P62"><text:tab/># CRT0PATH=$(TOP)/libsrc/crt0/$(CRT0)</text:p>
      <text:p text:style-name="P148"/>
      <text:p text:style-name="P268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148"><text:tab/><text:span text:style-name="T348">Помните, что нельзя в одном каталоге иметь два исходника с одинаковыми именами на разных языках, например </text:span><text:span text:style-name="T72">main.c</text:span><text:span text:style-name="T348"> и </text:span><text:span text:style-name="T72">main.s</text:span><text:span text:style-name="T348">. В этом случае система не сможет определить — из какого же файла создавать </text:span><text:span text:style-name="T72">main.rel</text:span><text:span text:style-name="T348"> ?</text:span></text:p>
      <text:p text:style-name="P147"><text:tab/><text:span text:style-name="T355">Если вам нужны другие локальные для программы параметры — создавайте свои </text:span><text:span text:style-name="T75">*.mk</text:span><text:span text:style-name="T355">-файлы. Все, что вы в них напишите — будет включено в </text:span><text:span text:style-name="T75">Makefile</text:span><text:span text:style-name="T355"> программы в том каталоге, в котором вы их поместите..</text:span></text:p>
      <text:h text:style-name="P330" text:outline-level="2"><text:bookmark-start text:name="__RefHeading___Toc1834_3668116786"/><text:span text:style-name="T193">Каталог глобальной конфигурации </text:span>configs<text:bookmark-end text:name="__RefHeading___Toc1834_3668116786"/></text:h>
      <text:p text:style-name="P153"><text:tab/><text:span text:style-name="T301">Содержит файлы глобальной конфигурации. Любой </text:span><text:span text:style-name="T73">*.mk</text:span><text:span text:style-name="T301">-файл из каталога </text:span><text:span text:style-name="T73">configs</text:span><text:span text:style-name="T301"> будет добавлен в описание глобальной конфигурации всех программ и библиотек.</text:span></text:p>
      <text:p text:style-name="P153"><text:tab/><text:span text:style-name="T349">Назначение некоторых глобальных конфигурационных файлов:</text:span></text:p>
      <text:p text:style-name="P154"/>
      <text:p text:style-name="P155"><text:span text:style-name="T15">apps.mk </text:span>— <text:s/>указывает какие программы-плагины собирать (список каталогов в <text:span text:style-name="T15">apps</text:span>);</text:p>
      <text:p text:style-name="P156"><text:span text:style-name="T15">crt0.mk </text:span>—<text:span text:style-name="T350"> определяет</text:span> шаблон стартового кода для программ <text:span text:style-name="T350">(он берется по умолчанию);</text:span></text:p>
      <text:p text:style-name="P157"><text:span text:style-name="T15">crt0wcplugin.mk</text:span> —<text:span text:style-name="T351"> определяет</text:span> шаблон стартового кода для WC-плагинов;</text:p>
      <text:p text:style-name="P157"><text:span text:style-name="T15">library.mk</text:span> —<text:span text:style-name="T351"> у</text:span>казывает какие библиотеки собирать <text:span text:style-name="T351">(</text:span>список каталогов в <text:span text:style-name="T74">libsrc</text:span>);</text:p>
      <text:p text:style-name="P158"><text:span text:style-name="T15">printf_float.m</text:span>k <text:span text:style-name="T352">-</text:span> <text:span text:style-name="T352">и</text:span>спользовать плавающую точку в <text:span text:style-name="T15">printf</text:span> или нет (сильно влияет на размер);</text:p>
      <text:p text:style-name="P159"><text:span text:style-name="T15">sfs_float.mk</text:span> —<text:span text:style-name="T353"> выбор </text:span>стандартн<text:span text:style-name="T371">ой</text:span> <text:span text:style-name="T353">реализации сложения</text:span> <text:span text:style-name="T15">float</text:span> или мо<text:span text:style-name="T371">ей</text:span>;</text:p>
      <text:p text:style-name="P160"><text:span text:style-name="T15">tools.mk</text:span> <text:span text:style-name="T354">- о</text:span>пределяет какие утилиты использовать. Менять можно, но очень-очень осторожно:).</text:p>
      <text:p text:style-name="P153"/>
      <text:p text:style-name="P161"><text:tab/>Если вам нужны другие глобальные параметры — создавайте свои <text:span text:style-name="T15">*.mk</text:span>-файлы. <text:span text:style-name="T356">Все, что вы в них напишите — будет включено во все </text:span><text:span text:style-name="T76">Makefile</text:span><text:span text:style-name="T356">.</text:span></text:p>
      <text:p text:style-name="P161"/>
      <text:h text:style-name="Heading_20_2" text:outline-level="2"><text:bookmark-start text:name="__RefHeading___Toc1836_3668116786"/><text:soft-page-break/><text:span text:style-name="T193">Каталог с общими заголовочными файлами </text:span>include<text:bookmark-end text:name="__RefHeading___Toc1836_3668116786"/></text:h>
      <text:p text:style-name="P162"><text:tab/>В данном каталоге находятся заголовочные файлы, доступные всем программам и библиотекам без <text:span text:style-name="T357">исключения.</text:span></text:p>
      <text:p text:style-name="P162"><text:tab/><text:span text:style-name="T357">Можете добавлять сюда свои *.h-файлы. Но помните, что они будут видны всем.</text:span></text:p>
      <text:p text:style-name="P162"><text:tab/></text:p>
      <text:h text:style-name="Heading_20_2" text:outline-level="2"><text:bookmark-start text:name="__RefHeading___Toc1838_3668116786"/><text:bookmark-start text:name="__RefNumPara__4354_3747580768"/><text:span text:style-name="T193">Каталог с исходными текстами библиотек </text:span>libsrc<text:bookmark-end text:name="__RefHeading___Toc1838_3668116786"/><text:bookmark-end text:name="__RefNumPara__4354_3747580768"/></text:h>
      <text:p text:style-name="P164"><text:tab/><text:span text:style-name="T299">Исходные тексты программ: один каталог — одна библиотека. Какие из библиотек собирать, определено в файле </text:span><text:span text:style-name="T77">configs/</text:span><text:span text:style-name="T78">library</text:span><text:span text:style-name="T77">.mk</text:span><text:span text:style-name="T299">.</text:span></text:p>
      <text:p text:style-name="P164"><text:tab/><text:span text:style-name="T358">Сборка библиотеки целиком определяется в </text:span><text:span text:style-name="T79">Makefile</text:span><text:span text:style-name="T358">.</text:span></text:p>
      <text:p text:style-name="P165"><text:tab/><text:span text:style-name="T359">Собственно, сборка состоит из двух шагов:</text:span></text:p>
      <text:p text:style-name="P165"/>
      <text:list xml:id="list3395581156" text:style-name="L4">
        <text:list-item>
          <text:p text:style-name="P269"><text:span text:style-name="T359">из файлов </text:span><text:span text:style-name="T80">*.c</text:span><text:span text:style-name="T359"> и </text:span><text:span text:style-name="T80">*.asm</text:span><text:span text:style-name="T359"> генерируются </text:span><text:span text:style-name="T80">*.rel </text:span><text:span text:style-name="T359">файлы;</text:span></text:p>
        </text:list-item>
        <text:list-item>
          <text:p text:style-name="P269"><text:span text:style-name="T360">с помощью специальной утилиты все полученные </text:span><text:span text:style-name="T81">*.rel</text:span><text:span text:style-name="T360"> файлы собираются в один библиотечный </text:span><text:span text:style-name="T81">*.lib</text:span><text:span text:style-name="T360"> файл.</text:span></text:p>
        </text:list-item>
      </text:list>
      <text:p text:style-name="P165"/>
      <text:p text:style-name="P166"><text:tab/>И тут есть подводный камень: если у вас в одном <text:span text:style-name="T15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166"><text:tab/>Выход один — <text:span text:style-name="T361">объединять в один файл только неразрывно связанные функции, которым друг без друга не жить.</text:span></text:p>
      <text:p text:style-name="P166"><text:tab/><text:span text:style-name="T361">Только так вы сможете минимизировать потери памяти при использовании библиотек.</text:span></text:p>
      <text:p text:style-name="P166"><text:tab/><text:span text:style-name="T362">Например, взгляните на </text:span><text:span text:style-name="T82">libz80</text:span><text:span text:style-name="T362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301"><text:tab/><text:span text:style-name="T382">Точно так же как и с каталоге с программами — в каждом каталоге с библиотекой имеются файлы </text:span><text:span text:style-name="T67">Makefie </text:span><text:span text:style-name="T222">и</text:span><text:span text:style-name="T69"> build.mk</text:span><text:span text:style-name="T341">.</text:span></text:p>
      <text:p text:style-name="P301"><text:tab/><text:span text:style-name="T382">В файле </text:span><text:span text:style-name="T69">build.mk </text:span><text:span text:style-name="T382">указывается имя библиотеки и файлы из которых она состоит, например:</text:span></text:p>
      <text:p text:style-name="P301"/>
      <text:p text:style-name="P302"><text:tab/><text:tab/><text:span text:style-name="T15"># Имя библиотеки</text:span></text:p>
      <text:p text:style-name="P246"><text:tab/><text:tab/>LIBNAME=libay.lib</text:p>
      <text:p text:style-name="P246"/>
      <text:p text:style-name="P246"><text:tab/><text:tab/># Объектные файлы, из которых она состоит.</text:p>
      <text:p text:style-name="P246"><text:tab/><text:tab/>OBJS=pt3xplayer_s.rel pt3xplayer.rel</text:p>
      <text:p text:style-name="P246"><text:tab/><text:tab/>OBJS+=stc_player_s.rel stc_player.rel</text:p>
      <text:p text:style-name="P302"/>
      <text:p text:style-name="P303"><text:tab/>При необходимости можно добавлять <text:span text:style-name="T383">в каталог библиотеки</text:span> и дополнительные <text:span text:style-name="T15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193">Каталог со скриптами </text:span>scripts<text:bookmark-end text:name="__RefHeading___Toc1840_3668116786"/></text:h>
      <text:p text:style-name="Text_20_body"><text:tab/><text:span text:style-name="T302">Содержит сборочные скрипты для конфигурации, оптимизации, сборки. Кратко о назначении скриптов:</text:span></text:p>
      <text:p text:style-name="Text_20_body"/>
      <text:p text:style-name="P167"><text:span text:style-name="T15">autoconfig</text:span> — генерирует файл autoconfig.asm на базе файла config.mk. Можно использовать для своих нужд.</text:p>
      <text:p text:style-name="P168"><text:tab/><text:span text:style-name="T363">Пример. Имеется файл </text:span><text:span text:style-name="T15">config.m</text:span><text:span text:style-name="T83">k</text:span><text:span text:style-name="T363">:</text:span></text:p>
      <text:p text:style-name="P168"/>
      <text:p text:style-name="P63"><text:soft-page-break/># Start adress of module/program</text:p>
      <text:p text:style-name="P63">START=0x6000</text:p>
      <text:p text:style-name="P63"/>
      <text:p text:style-name="P63"># Stack Size</text:p>
      <text:p text:style-name="P63">SSIZE=0x0400</text:p>
      <text:p text:style-name="P63"/>
      <text:p text:style-name="P63"># Interrupt on start: 0-disable, 1-enable</text:p>
      <text:p text:style-name="P63">DISTART=0</text:p>
      <text:p text:style-name="P63"/>
      <text:p text:style-name="P63"># Store caller stack (1) or self stack (0)</text:p>
      <text:p text:style-name="P63">CALLERSTACK=0</text:p>
      <text:p text:style-name="P167"/>
      <text:p text:style-name="P173"><text:tab/>Запускаем скрипт <text:s/><text:span text:style-name="T15">autoconfig</text:span>. Первый параметр — имя входного файла, второй — имя выходного:</text:p>
      <text:p text:style-name="P173"/>
      <text:p text:style-name="P63">#./autoconfig config.mk autoconfig.asm</text:p>
      <text:p text:style-name="P167"/>
      <text:p text:style-name="P173">Получаем файл <text:span text:style-name="T15">autoconfig.asm</text:span>:</text:p>
      <text:p text:style-name="P173"/>
      <text:p text:style-name="P64">;; This file generated automatically. Do not change it.</text:p>
      <text:p text:style-name="P64"/>
      <text:p text:style-name="P64">__START=0x6000</text:p>
      <text:p text:style-name="P64">__SSIZE=0x0400</text:p>
      <text:p text:style-name="P64">__DISTART=0</text:p>
      <text:p text:style-name="P64">__CALLERSTACK=0</text:p>
      <text:p text:style-name="P64"/>
      <text:p text:style-name="P64">;; end of autoconfig</text:p>
      <text:p text:style-name="P167"/>
      <text:p text:style-name="P174"><text:tab/>Догадались, что делает скрипт? Он удаляет все комментарии, начинающиеся с решетки (<text:span text:style-name="T15">#</text:span>) и добавляет ко всем именам переменных два символа подчеркивания. <text:span text:style-name="T364">Такой файл уже можно включать в исходный код на ассемблере директивой </text:span><text:span text:style-name="T84">.include /autoconfig.asm/</text:span><text:span text:style-name="T364">.</text:span></text:p>
      <text:p text:style-name="P167"/>
      <text:p text:style-name="P167"><text:span text:style-name="T15">sdrmini</text:span> —<text:span text:style-name="T365"> удаляет переносит секцию </text:span><text:span text:style-name="T85">_INITIALIZER</text:span><text:span text:style-name="T365"> на место секции </text:span><text:span text:style-name="T85">_INITIALIZED</text:span><text:span text:style-name="T365"> и удаляет секцию </text:span><text:span text:style-name="T85">_INITIALIZER</text:span><text:span text:style-name="T365">. Для работы скрипта нужны два файла: бинарный файл скомпилированной программы и </text:span><text:span text:style-name="T85">*.map</text:span><text:span text:style-name="T365">-файл, который создаёт линкер при линковке. Запуск скрипта:</text:span></text:p>
      <text:p text:style-name="P175"><text:tab/><text:span text:style-name="T15">#./</text:span><text:span text:style-name="T86">sdrmini <text:tab/></text:span><text:span text:style-name="T15">app.map <text:tab/>app.bin</text:span> </text:p>
      <text:p text:style-name="P169"/>
      <text:p text:style-name="P170"><text:span text:style-name="T15">bin2hob</text:span> —<text:span text:style-name="T366"> преобразование bin-файла в *.$C файл с правильным заголовком. Скрипт требует обязательного наличия </text:span><text:span text:style-name="T88">z80asm</text:span><text:span text:style-name="T366"> (Z80 Module Assembler (c) InterLogic). Запуск скрипта:</text:span></text:p>
      <text:p text:style-name="P176"/>
      <text:p text:style-name="P176"><text:tab/><text:span text:style-name="T15">#</text:span><text:span text:style-name="T87">./</text:span><text:span text:style-name="T86">bin2hob </text:span><text:span text:style-name="T87">name 0x6000 app.bin</text:span></text:p>
      <text:p text:style-name="P167"/>
      <text:p text:style-name="P180"><text:tab/>где</text:p>
      <text:p text:style-name="P180"><text:tab/><text:tab/><text:span text:style-name="T15">name</text:span> — имя (не более 8 символов);</text:p>
      <text:p text:style-name="P180"><text:tab/><text:tab/><text:span text:style-name="T15">0x6000</text:span> — стартовый адрес, указываемый в заголовке (<text:span text:style-name="T367">укажите свой</text:span>);</text:p>
      <text:p text:style-name="P180"><text:tab/><text:tab/><text:span text:style-name="T15">app.bin</text:span> — скомпилированный двоичный файл.</text:p>
      <text:p text:style-name="P180"/>
      <text:p text:style-name="P167"/>
      <text:p text:style-name="P167"/>
      <text:p text:style-name="P171"><text:soft-page-break/><text:span text:style-name="T15">plughdr_1page</text:span> —<text:span text:style-name="T368"> синтезирует заголовок одностраничного плагина WC на ассемблере. <text:s/>Запуск скрипта:</text:span></text:p>
      <text:p text:style-name="P177"/>
      <text:p text:style-name="P177"><text:tab/><text:span text:style-name="T15">#</text:span><text:span text:style-name="T89">./</text:span><text:span text:style-name="T86">plughdr_1page<text:tab/></text:span><text:span text:style-name="T89">plheader,asm <text:s/>name [ext1] [ext2] … [extN]</text:span></text:p>
      <text:p text:style-name="P167"/>
      <text:p text:style-name="P181"><text:tab/>где</text:p>
      <text:p text:style-name="P167"><text:tab/><text:tab/><text:span text:style-name="T89">plheader,asm</text:span><text:span text:style-name="T226"> — имя выходного файла на ассемблере;</text:span></text:p>
      <text:p text:style-name="P167"><text:span text:style-name="T226"><text:tab/><text:tab/></text:span><text:span text:style-name="T89">name</text:span><text:span text:style-name="T226"> — имя плагина ( не более 32 символов);</text:span></text:p>
      <text:p text:style-name="P167"><text:span text:style-name="T226"><text:tab/><text:tab/></text:span><text:span text:style-name="T89">ext1 .. extN</text:span><text:span text:style-name="T226"> - <text:s/>расширения файлов для запуска плагина. Могут не указываться.</text:span></text:p>
      <text:p text:style-name="P167"/>
      <text:p text:style-name="P172"><text:span text:style-name="T90">s</text:span><text:span text:style-name="T15">2hs</text:span> —<text:span text:style-name="T369"> преобразует определения констант на C в определение констант на ассемблере. Удаляет строки с комментариями в виде двух слэшей (</text:span><text:span text:style-name="T90">//</text:span><text:span text:style-name="T369">). Запуск скрипта:</text:span></text:p>
      <text:p text:style-name="P178"/>
      <text:p text:style-name="P179"><text:tab/><text:span text:style-name="T15">#./</text:span><text:span text:style-name="T90">s</text:span><text:span text:style-name="T86">2hs </text:span><text:span text:style-name="T91">infile.h</text:span></text:p>
      <text:p text:style-name="P167"/>
      <text:p text:style-name="P182"><text:tab/>Создаёт выходной файл, добавляя к расширению S-заглаыную. В нашем примере — <text:span text:style-name="T15">infile.hS</text:span>.</text:p>
      <text:p text:style-name="P182"/>
      <text:p text:style-name="P183">Пример. Имеем файл <text:span text:style-name="T15">infile.h</text:span>:</text:p>
      <text:p text:style-name="P65"/>
      <text:p text:style-name="P65"><text:tab/>#define SCR_TXT_W 0x20</text:p>
      <text:p text:style-name="P65"><text:tab/>#define SCR_TXT_H 0x18</text:p>
      <text:p text:style-name="P65"/>
      <text:p text:style-name="P65"><text:tab/>#define SYM_AT 0x16</text:p>
      <text:p text:style-name="P65"><text:tab/>#define SYM_TAB 0x09</text:p>
      <text:p text:style-name="P65"><text:tab/>#define SYM_NL 0x0A</text:p>
      <text:p text:style-name="P65"><text:tab/>#define SYM_CR 0x0D</text:p>
      <text:p text:style-name="P65"/>
      <text:p text:style-name="P65"><text:tab/>// Размер табуляции (2^K_TAB - размер)</text:p>
      <text:p text:style-name="P65"><text:tab/>#define K_TAB<text:tab/>0x02</text:p>
      <text:p text:style-name="P183"/>
      <text:p text:style-name="P183">После обработки утилитой s2hs получаем файл <text:span text:style-name="T15">infile.hS</text:span>:</text:p>
      <text:p text:style-name="P183"/>
      <text:p text:style-name="P65"><text:tab/>SCR_TXT_W=0x20</text:p>
      <text:p text:style-name="P65"><text:tab/>SCR_TXT_H=0x18</text:p>
      <text:p text:style-name="P65"/>
      <text:p text:style-name="P65"><text:tab/>SYM_AT=0x16</text:p>
      <text:p text:style-name="P65"><text:tab/>SYM_TAB=0x09</text:p>
      <text:p text:style-name="P65"><text:tab/>SYM_NL=0x0A</text:p>
      <text:p text:style-name="P65"><text:tab/>SYM_CR=0x0D</text:p>
      <text:p text:style-name="P65"/>
      <text:p text:style-name="P65"><text:tab/>K_TAB=0x02</text:p>
      <text:p text:style-name="P183"/>
      <text:p text:style-name="P183"><text:tab/><text:span text:style-name="T370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193">Каталог программ </text:span>bin<text:bookmark-end text:name="__RefHeading___Toc1842_3668116786"/></text:h>
      <text:p text:style-name="Text_20_body"><text:tab/><text:span text:style-name="T303">Сюда копируются все собранные программы.</text:span></text:p>
      <text:h text:style-name="Heading_20_2" text:outline-level="2"><text:bookmark-start text:name="__RefHeading___Toc1844_3668116786"/><text:span text:style-name="T193">Каталог библиотек </text:span>libs<text:bookmark-end text:name="__RefHeading___Toc1844_3668116786"/></text:h>
      <text:p text:style-name="P115"><text:tab/><text:span text:style-name="T303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16"><text:tab/>Конфигурация имеется глобальная (файлы находятся в каталоге <text:span text:style-name="T15">configs</text:span>)<text:tab/>и локальная (<text:span text:style-name="T15">*.mk</text:span> файлы в каталоге конкретной программы в <text:span text:style-name="T15">apps</text:span>).</text:p>
      <text:p text:style-name="P116"><text:tab/>В каталоге каждой программы имеется файл <text:span text:style-name="T15">config.mk</text:span>, в котором описаны <text:span text:style-name="T304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16"><text:tab/>На основе файла <text:span text:style-name="T15">config.mk</text:span> генерируется стартовый код для программы <text:span text:style-name="T57">crt*.rel</text:span>.</text:p>
      <text:p text:style-name="P116"><text:tab/>Глобальная конфигурация доступна всем программам и библиотекам и разбита на отдельные текстовые <text:span text:style-name="T15">*.mk</text:span>-файлы для удобства.</text:p>
      <text:p text:style-name="P116"><text:tab/>Любой <text:span text:style-name="T15">*.mk</text:span>-файл из каталога <text:span text:style-name="T15">configs</text:span> будет добавлен в описание глобальной конфигурации.</text:p>
      <text:p text:style-name="P116"><text:tab/>Любой <text:span text:style-name="T15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70"><text:tab/><text:span text:style-name="T372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71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72"><text:tab/>Создаём каталог программы. Он располагается в каталоге <text:span text:style-name="T15">apps</text:span>. Например <text:span text:style-name="T15">apps/myprogram</text:span>.</text:p>
      <text:p text:style-name="P271"/>
      <text:h text:style-name="Heading_20_3" text:outline-level="3" text:is-list-header="true"><text:bookmark-start text:name="__RefHeading___Toc4001_3747580768"/><text:span text:style-name="T15">Шаг </text:span><text:span text:style-name="T92">2</text:span><text:bookmark-end text:name="__RefHeading___Toc4001_3747580768"/></text:h>
      <text:p text:style-name="P272"><text:span text:style-name="T373"><text:tab/>Создаем файлы </text:span><text:span text:style-name="T92">Makefile</text:span><text:span text:style-name="T227">, </text:span><text:span text:style-name="T92">config.mk</text:span><text:span text:style-name="T227"> и </text:span><text:span text:style-name="T92">build.mk</text:span><text:span text:style-name="T373">. Я рекомендую просто скопировать эти файлы из любого другого каталога с программой.</text:span></text:p>
      <text:p text:style-name="P272"/>
      <text:h text:style-name="Heading_20_3" text:outline-level="3" text:is-list-header="true"><text:bookmark-start text:name="__RefHeading___Toc4003_3747580768"/><text:span text:style-name="T15">Шаг </text:span><text:span text:style-name="T93">3</text:span><text:bookmark-end text:name="__RefHeading___Toc4003_3747580768"/></text:h>
      <text:p text:style-name="P273"><text:tab/><text:span text:style-name="T374">Редактируем файлы </text:span><text:span text:style-name="T92">config.mk</text:span><text:span text:style-name="T227"> и </text:span><text:span text:style-name="T92">build.mk</text:span><text:span text:style-name="T373">: указываем там имя нашей программы и список </text:span><text:span text:style-name="T92">*.rel</text:span><text:span text:style-name="T373"> — файлов, которые мы должны получить из наших </text:span><text:span text:style-name="T92">*.c </text:span><text:span text:style-name="T373">и </text:span><text:span text:style-name="T92">*.s</text:span><text:span text:style-name="T373"> файлов.</text:span></text:p>
      <text:p text:style-name="P273"><text:tab/><text:span text:style-name="T375">Например, если у нас есть один файл на языке C </text:span><text:span text:style-name="T94">main.c</text:span><text:span text:style-name="T375"> и один файл на языке ассемблера </text:span><text:span text:style-name="T94">fast.s</text:span><text:span text:style-name="T375">, то нам надо указать в файле</text:span><text:span text:style-name="T227"> </text:span><text:span text:style-name="T92">build.mk</text:span><text:span text:style-name="T373">: </text:span></text:p>
      <text:p text:style-name="P276"/>
      <text:p text:style-name="P278"><text:tab/><text:tab/><text:span text:style-name="T107"># Имя программы</text:span></text:p>
      <text:p text:style-name="P248"><text:tab/><text:tab/>APP= <text:span text:style-name="T372">myprogram</text:span></text:p>
      <text:p text:style-name="P247"/>
      <text:p text:style-name="P276"><text:tab/><text:tab/><text:span text:style-name="T15"># </text:span><text:span text:style-name="T108">Объектные файлы</text:span></text:p>
      <text:p text:style-name="P276"><text:span text:style-name="T15"><text:tab/><text:tab/>OBJ=main.rel <text:tab/>fast.rel</text:span></text:p>
      <text:p text:style-name="P280"/>
      <text:p text:style-name="P281"><text:tab/>Сборочный скрипт сам определит как какой файл компилировать. <text:span text:style-name="T376">Относительно остальных параметров файлов <text:s/></text:span><text:span text:style-name="T92">config.mk</text:span><text:span text:style-name="T373"> и </text:span><text:span text:style-name="T92">build.mk</text:span><text:span text:style-name="T373"> уже было сказано в </text:span><text:span text:style-name="T373"><text:bookmark-ref text:reference-format="number-all-superior" text:ref-name="__RefNumPara__3714_3747580768">5.1</text:bookmark-ref></text:span><text:span text:style-name="T373">.</text:span></text:p>
      <text:p text:style-name="P281"/>
      <text:h text:style-name="Heading_20_3" text:outline-level="3" text:is-list-header="true"><text:bookmark-start text:name="__RefHeading___Toc4005_3747580768"/><text:soft-page-break/><text:span text:style-name="T15">Шаг </text:span><text:span text:style-name="T98">4</text:span><text:bookmark-end text:name="__RefHeading___Toc4005_3747580768"/></text:h>
      <text:p text:style-name="P283"><text:tab/><text:span text:style-name="T377">Добавляем нашу программу в список сборки программ. Список сборки программ — это файл </text:span><text:span text:style-name="T96">configs/apps.mk</text:span><text:span text:style-name="T377">. Для нашего примера в него надо добавить строчки:</text:span></text:p>
      <text:p text:style-name="P283"/>
      <text:p text:style-name="P291"><text:tab/><text:tab/><text:span text:style-name="T15"># Программа myprogram — первый опыт в SDCC-NOINIT</text:span></text:p>
      <text:p text:style-name="P244"><text:tab/><text:tab/>APPLICATIONS+= <text:span text:style-name="T372">myprogram</text:span></text:p>
      <text:p text:style-name="P283"/>
      <text:p text:style-name="P293"><text:tab/>Имя добавляемой программы должно совпадать с названием каталога с <text:span text:style-name="T378">этой</text:span> программой <text:span text:style-name="T378">в каталоге </text:span><text:span text:style-name="T97">apps</text:span><text:span text:style-name="T378">.</text:span></text:p>
      <text:p text:style-name="P293"/>
      <text:h text:style-name="Heading_20_3" text:outline-level="3" text:is-list-header="true"><text:bookmark-start text:name="__RefHeading___Toc4007_3747580768"/><text:span text:style-name="T15">Шаг </text:span><text:span text:style-name="T99">5</text:span><text:bookmark-end text:name="__RefHeading___Toc4007_3747580768"/></text:h>
      <text:p text:style-name="P284"><text:tab/><text:span text:style-name="T379">Пишем программу (те самые файлы, что были указаны в <text:s/></text:span><text:span text:style-name="T92">build.mk</text:span><text:span text:style-name="T379">) и собираем её. Для сборки из корня SDCC-NOINIT надо запустить команду </text:span><text:span text:style-name="T100">make</text:span><text:span text:style-name="T379">:</text:span></text:p>
      <text:p text:style-name="P284"/>
      <text:p text:style-name="P284"><text:tab/><text:tab/><text:span text:style-name="T379">#</text:span><text:span text:style-name="T100">make</text:span></text:p>
      <text:p text:style-name="P284"><text:span text:style-name="T100"/></text:p>
      <text:p text:style-name="P285"><text:tab/><text:span text:style-name="T379">И, если все в порядке, то после сборки всех библиотек и программ у вас появятся файлы: </text:span><text:span text:style-name="T15">myprogram</text:span><text:span text:style-name="T100">-basic.tap, </text:span><text:span text:style-name="T15">myprogram</text:span><text:span text:style-name="T100">-code.tap. <text:s/></text:span><text:span text:style-name="T15">myprogram</text:span><text:span text:style-name="T100">.bin, <text:s/></text:span><text:span text:style-name="T15">myprogram</text:span><text:span text:style-name="T100">.$C</text:span><text:span text:style-name="T379">.</text:span></text:p>
      <text:p text:style-name="P286"><text:tab/><text:span text:style-name="T379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285"><text:tab/><text:tab/><text:span text:style-name="T15">myprogram</text:span><text:span text:style-name="T100">-basic.tap </text:span><text:span text:style-name="T379">— программа с бейсик-загрузчиком (образ ленты);</text:span></text:p>
      <text:p text:style-name="P286"><text:span text:style-name="T15"><text:tab/><text:tab/>myprogram</text:span><text:span text:style-name="T100">-code.tap </text:span><text:span text:style-name="T379">— программа без бейсик-загрузчика (образ ленты);</text:span></text:p>
      <text:p text:style-name="P285"><text:span text:style-name="T100"><text:tab/><text:tab/></text:span><text:span text:style-name="T15">myprogram</text:span><text:span text:style-name="T100">.bin </text:span><text:span text:style-name="T379">— просто бинарный образ без загрузчика и без заголовка;</text:span></text:p>
      <text:p text:style-name="P285"><text:span text:style-name="T100"><text:tab/><text:tab/></text:span><text:span text:style-name="T15">myprogram</text:span><text:span text:style-name="T100">.$C </text:span><text:span text:style-name="T379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380">го</text:span> <text:span text:style-name="T380">плагина WC</text:span> в систему сборки<text:bookmark-end text:name="__RefHeading___Toc4009_3747580768"/></text:h>
      <text:p text:style-name="Text_20_body"><text:tab/><text:span text:style-name="T381">Добавление нового WC-плагина осуществляется так же как и новой программы, но имеет два отличия:</text:span></text:p>
      <text:p text:style-name="Text_20_body"/>
      <text:list xml:id="list373213303" text:style-name="L5">
        <text:list-item>
          <text:p text:style-name="P296">файлы <text:span text:style-name="T92">Makefile</text:span><text:span text:style-name="T227">, </text:span><text:span text:style-name="T92">config.mk</text:span><text:span text:style-name="T227"> и </text:span><text:span text:style-name="T92">build.mk</text:span><text:span text:style-name="T373">.</text:span>необходимо брать из каталога с примером WC-плагина, а не с примером программы;</text:p>
        </text:list-item>
        <text:list-item>
          <text:p text:style-name="P298">в результате сборки получается только один .wmf-файл с плагином.</text:p>
        </text:list-item>
      </text:list>
      <text:p text:style-name="P297"/>
      <text:p text:style-name="P299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305"><text:tab/><text:span text:style-name="T372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334" text:outline-level="3" text:is-list-header="true"><text:bookmark-start text:name="__RefHeading___Toc3999_37475807681"/>Шаг 1<text:bookmark-end text:name="__RefHeading___Toc3999_37475807681"/></text:h>
      <text:p text:style-name="P275"><text:tab/>Создаём каталог программы. Он располагается в каталоге <text:span text:style-name="T101">libsrc</text:span>. Например <text:span text:style-name="T101">libsrc</text:span><text:span text:style-name="T15">/</text:span><text:span text:style-name="T110">lib</text:span><text:span text:style-name="T15">my</text:span><text:span text:style-name="T101">lib.</text:span></text:p>
      <text:p text:style-name="P274"/>
      <text:h text:style-name="P334" text:outline-level="3" text:is-list-header="true"><text:bookmark-start text:name="__RefHeading___Toc4001_37475807681"/><text:soft-page-break/><text:span text:style-name="T15">Шаг </text:span><text:span text:style-name="T92">2</text:span><text:bookmark-end text:name="__RefHeading___Toc4001_37475807681"/></text:h>
      <text:p text:style-name="P274"><text:span text:style-name="T373"><text:tab/>Создаем файлы </text:span><text:span text:style-name="T92">Makefile</text:span><text:span text:style-name="T227">, </text:span><text:span text:style-name="T92">build.mk</text:span><text:span text:style-name="T373">. Я рекомендую просто скопировать эти файлы из любого другого каталога с библиотекой.</text:span></text:p>
      <text:h text:style-name="P334" text:outline-level="3" text:is-list-header="true"><text:bookmark-start text:name="__RefHeading___Toc4003_37475807681"/><text:span text:style-name="T15">Шаг </text:span><text:span text:style-name="T93">3</text:span><text:bookmark-end text:name="__RefHeading___Toc4003_37475807681"/></text:h>
      <text:p text:style-name="P274"><text:tab/><text:span text:style-name="T374">Редактируем файл</text:span><text:span text:style-name="T227"> </text:span><text:span text:style-name="T92">build.mk</text:span><text:span text:style-name="T373">: указываем там имя нашей библиотеки и список </text:span><text:span text:style-name="T92">*.rel</text:span><text:span text:style-name="T373"> — файлов, которые мы должны получить из наших </text:span><text:span text:style-name="T92">*.c </text:span><text:span text:style-name="T373">и </text:span><text:span text:style-name="T92">*.s</text:span><text:span text:style-name="T373"> файлов.</text:span></text:p>
      <text:p text:style-name="P274"><text:tab/><text:span text:style-name="T375">Например, если у нас есть один файл на языке C </text:span><text:span text:style-name="T94">interface.c</text:span><text:span text:style-name="T375"> и один файл на языке ассемблера </text:span><text:span text:style-name="T94">f</text:span><text:span text:style-name="T102">unct</text:span><text:span text:style-name="T94">.s</text:span><text:span text:style-name="T375">, то нам надо указать в файле</text:span><text:span text:style-name="T227"> </text:span><text:span text:style-name="T92">build.mk</text:span><text:span text:style-name="T373">: </text:span></text:p>
      <text:p text:style-name="P279"><text:span text:style-name="T228"/></text:p>
      <text:p text:style-name="P279"><text:span text:style-name="T228"><text:tab/><text:tab/></text:span><text:span text:style-name="T111"># Имя библиотеки</text:span></text:p>
      <text:p text:style-name="P295"><text:span text:style-name="T15"><text:tab/><text:tab/>LIBNAME=lib</text:span><text:span text:style-name="T112">mylib</text:span><text:span text:style-name="T15">.lib</text:span></text:p>
      <text:p text:style-name="P277"/>
      <text:p text:style-name="P277"><text:tab/><text:tab/><text:span text:style-name="T15"># </text:span><text:span text:style-name="T113">Объектные файлы</text:span></text:p>
      <text:p text:style-name="P277"><text:span text:style-name="T15"><text:tab/><text:tab/>OBJ</text:span><text:span text:style-name="T104">S</text:span><text:span text:style-name="T15">=interface.</text:span><text:span text:style-name="T103">rel <text:tab/> </text:span><text:span text:style-name="T15">f</text:span><text:span text:style-name="T102">unct</text:span><text:span text:style-name="T15">.</text:span><text:span text:style-name="T103">rel</text:span></text:p>
      <text:p text:style-name="P282"/>
      <text:p text:style-name="P282"><text:tab/>Сборочный скрипт сам определит как какой файл компилировать. <text:span text:style-name="T376">Относительно остальных параметров файла </text:span><text:span text:style-name="T92">build.mk</text:span><text:span text:style-name="T373"> уже было сказано в </text:span><text:span text:style-name="T373"><text:bookmark-ref text:reference-format="number-all-superior" text:ref-name="__RefNumPara__4354_3747580768">5.4</text:bookmark-ref></text:span><text:span text:style-name="T373">.</text:span></text:p>
      <text:h text:style-name="P334" text:outline-level="3" text:is-list-header="true"><text:bookmark-start text:name="__RefHeading___Toc4005_37475807681"/><text:span text:style-name="T15">Шаг </text:span><text:span text:style-name="T98">4</text:span><text:bookmark-end text:name="__RefHeading___Toc4005_37475807681"/></text:h>
      <text:p text:style-name="P288"><text:tab/><text:span text:style-name="T377">Добавляем нашу библиотеку в список сборки библиотек. Список сборки библиотек — это файл </text:span><text:span text:style-name="T96">configs/</text:span><text:span text:style-name="T105">library.mk</text:span><text:span text:style-name="T377">. Для нашего примера в него надо добавить строчки:</text:span></text:p>
      <text:p text:style-name="P288"><text:span text:style-name="T111"/></text:p>
      <text:p text:style-name="P292"><text:span text:style-name="T15"/></text:p>
      <text:p text:style-name="P292"><text:span text:style-name="T15"><text:tab/><text:tab/></text:span><text:span text:style-name="T111">#</text:span><text:span text:style-name="T15"> </text:span><text:span text:style-name="T106">Библиотека</text:span><text:span text:style-name="T15"> </text:span><text:span text:style-name="T95">my</text:span><text:span text:style-name="T101">lib</text:span><text:span text:style-name="T15"> — первый опыт в SDCC-NOINIT</text:span></text:p>
      <text:p text:style-name="P245"><text:tab/><text:tab/><text:span text:style-name="T384">LIBRARY+= libmylib</text:span></text:p>
      <text:p text:style-name="P287"/>
      <text:p text:style-name="P294"><text:tab/>Имя добавляемой <text:span text:style-name="T385">библиотеки</text:span> должно совпадать с названием каталога с <text:span text:style-name="T378">этой</text:span> программой <text:span text:style-name="T378">в каталоге </text:span><text:span text:style-name="T109">libsrc</text:span><text:span text:style-name="T378">.</text:span></text:p>
      <text:h text:style-name="P334" text:outline-level="3" text:is-list-header="true"><text:bookmark-start text:name="__RefHeading___Toc4007_37475807681"/><text:span text:style-name="T15">Шаг </text:span><text:span text:style-name="T99">5</text:span><text:bookmark-end text:name="__RefHeading___Toc4007_37475807681"/></text:h>
      <text:p text:style-name="P289"><text:span text:style-name="T379"><text:tab/>Для <text:s/>сборки библиотеки из корня SDCC-NOINIT надо запустить команду </text:span><text:span text:style-name="T100">make</text:span><text:span text:style-name="T379">:</text:span></text:p>
      <text:p text:style-name="P290"/>
      <text:p text:style-name="P290"><text:tab/><text:tab/><text:span text:style-name="T379">#</text:span><text:span text:style-name="T100">make</text:span></text:p>
      <text:p text:style-name="P290"><text:span text:style-name="T100"/></text:p>
      <text:p text:style-name="P290"><text:tab/><text:span text:style-name="T379">И, если все в порядке, то после сборки в каталоге </text:span><text:span text:style-name="T100">libs</text:span><text:span text:style-name="T379"> появится файл с нашей библиотекой </text:span><text:span text:style-name="T100">lib</text:span><text:span text:style-name="T112">mylib</text:span><text:span text:style-name="T100">.lib</text:span><text:span text:style-name="T379">.</text:span></text:p>
      <text:p text:style-name="P306"/>
      <text:p text:style-name="Text_20_body"/>
      <text:h text:style-name="P316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194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194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194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194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194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194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194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194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194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194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194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194">Библиотека работы с клавиатурой PS2 </text:span>libps2<text:bookmark-end text:name="__RefHeading___Toc1892_36681167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10T12:34:27.571618611</dc:date>
    <meta:editing-duration>P2DT8H30M10S</meta:editing-duration>
    <meta:editing-cycles>2411</meta:editing-cycles>
    <meta:generator>LibreOffice/5.3.4.2$Linux_X86_64 LibreOffice_project/30m0$Build-2</meta:generator>
    <meta:document-statistic meta:table-count="1" meta:image-count="1" meta:object-count="0" meta:page-count="29" meta:paragraph-count="687" meta:word-count="6983" meta:character-count="48870" meta:non-whitespace-character-count="42067"/>
  </office:meta>
</office:document-meta>
</file>